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Pictures/2000000A000000DD000000DD245BE18F0D847CFC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Pictures/2000000A000000DD000000DD245BE18F0D847CFC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/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yroAccel" table:style-name="ta1">
        <table:shapes>
          <draw:frame draw:z-index="0" draw:style-name="gr1" draw:text-style-name="P1" svg:width="703.98pt" svg:height="397.76pt" svg:x="0pt" svg:y="780.58pt">
            <loext:p draw:notify-on-update-of-ranges="GyroAccel.B2:GyroAccel.B2 GyroAccel.B3:GyroAccel.B54 GyroAccel.C1:GyroAccel.C2 GyroAccel.C3:GyroAccel.C54 GyroAccel.D1:GyroAccel.D2 GyroAccel.D3:GyroAccel.D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99.28pt" svg:height="353.85pt" svg:x="3.15pt" svg:y="1194.18pt">
            <loext:p draw:notify-on-update-of-ranges="GyroAccel.E2:GyroAccel.E2 GyroAccel.E3:GyroAccel.E54 GyroAccel.F1:GyroAccel.F2 GyroAccel.F3:GyroAccel.F54 GyroAccel.G1:GyroAccel.G2 GyroAccel.G3:GyroAccel.G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03.98pt" svg:height="397.76pt" svg:x="713.37pt" svg:y="783.81pt">
            <loext:p draw:notify-on-update-of-ranges="GyroAccel.H2:GyroAccel.H2 GyroAccel.H3:GyroAccel.H54 GyroAccel.I1:GyroAccel.I2 GyroAccel.I3:GyroAccel.I54 GyroAccel.J1:GyroAccel.J2 GyroAccel.J3:GyroAccel.J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703.98pt" svg:height="353.91pt" svg:x="714.95pt" svg:y="1194.15pt">
            <loext:p draw:notify-on-update-of-ranges="GyroAccel.K1:GyroAccel.K1 GyroAccel.K1:GyroAccel.K104857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Default" office:value-type="string" calcext:value-type="string">
            <text:p>Gyro Sens</text:p>
          </table:table-cell>
          <table:table-cell table:style-name="ce3" office:value-type="string" calcext:value-type="string" table:number-columns-spanned="3" table:number-rows-spanned="1">
            <text:p>Gyro (°/s)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Acc (g)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Comp (µT)</text:p>
          </table:table-cell>
          <table:covered-table-cell table:number-columns-repeated="2" table:style-name="Default"/>
          <table:table-cell table:style-name="Default" office:value-type="string" calcext:value-type="string">
            <text:p>Temp (°C)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250°/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table:number-columns-repeated="1014"/>
        </table:table-row>
        <table:table-row table:style-name="ro1">
          <table:table-cell/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3" calcext:value-type="float">
            <text:p>42.30</text:p>
          </table:table-cell>
          <table:table-cell office:value-type="float" office:value="-6" calcext:value-type="float">
            <text:p>-6.00</text:p>
          </table:table-cell>
          <table:table-cell office:value-type="float" office:value="32.7" calcext:value-type="float">
            <text:p>32.70</text:p>
          </table:table-cell>
          <table:table-cell office:value-type="float" office:value="24.75" calcext:value-type="float">
            <text:p>24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l Sens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6" calcext:value-type="float">
            <text:p>-6.00</text:p>
          </table:table-cell>
          <table:table-cell office:value-type="float" office:value="31.2" calcext:value-type="float">
            <text:p>31.20</text:p>
          </table:table-cell>
          <table:table-cell office:value-type="float" office:value="24.75" calcext:value-type="float">
            <text:p>24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5.3" calcext:value-type="float">
            <text:p>45.30</text:p>
          </table:table-cell>
          <table:table-cell office:value-type="float" office:value="-6" calcext:value-type="float">
            <text:p>-6.00</text:p>
          </table:table-cell>
          <table:table-cell office:value-type="float" office:value="32.7" calcext:value-type="float">
            <text:p>32.70</text:p>
          </table:table-cell>
          <table:table-cell office:value-type="float" office:value="24.79" calcext:value-type="float">
            <text:p>24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01" calcext:value-type="float">
            <text:p>-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" calcext:value-type="float">
            <text:p>42.00</text:p>
          </table:table-cell>
          <table:table-cell office:value-type="float" office:value="-7.2" calcext:value-type="float">
            <text:p>-7.20</text:p>
          </table:table-cell>
          <table:table-cell office:value-type="float" office:value="33.6" calcext:value-type="float">
            <text:p>33.60</text:p>
          </table:table-cell>
          <table:table-cell office:value-type="float" office:value="24.79" calcext:value-type="float">
            <text:p>24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-0.12" calcext:value-type="float">
            <text:p>-0.12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3" calcext:value-type="float">
            <text:p>42.30</text:p>
          </table:table-cell>
          <table:table-cell office:value-type="float" office:value="-5.4" calcext:value-type="float">
            <text:p>-5.40</text:p>
          </table:table-cell>
          <table:table-cell office:value-type="float" office:value="33.3" calcext:value-type="float">
            <text:p>33.30</text:p>
          </table:table-cell>
          <table:table-cell office:value-type="float" office:value="24.79" calcext:value-type="float">
            <text:p>24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6.9" calcext:value-type="float">
            <text:p>-6.90</text:p>
          </table:table-cell>
          <table:table-cell office:value-type="float" office:value="34.8" calcext:value-type="float">
            <text:p>34.80</text:p>
          </table:table-cell>
          <table:table-cell office:value-type="float" office:value="24.81" calcext:value-type="float">
            <text:p>24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06" calcext:value-type="float">
            <text:p>-0.0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39.6" calcext:value-type="float">
            <text:p>39.60</text:p>
          </table:table-cell>
          <table:table-cell office:value-type="float" office:value="-6.9" calcext:value-type="float">
            <text:p>-6.90</text:p>
          </table:table-cell>
          <table:table-cell office:value-type="float" office:value="32.7" calcext:value-type="float">
            <text:p>32.70</text:p>
          </table:table-cell>
          <table:table-cell office:value-type="float" office:value="24.8" calcext:value-type="float">
            <text:p>24.8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01" calcext:value-type="float">
            <text:p>-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" calcext:value-type="float">
            <text:p>42.00</text:p>
          </table:table-cell>
          <table:table-cell office:value-type="float" office:value="-5.1" calcext:value-type="float">
            <text:p>-5.10</text:p>
          </table:table-cell>
          <table:table-cell office:value-type="float" office:value="33" calcext:value-type="float">
            <text:p>33.00</text:p>
          </table:table-cell>
          <table:table-cell office:value-type="float" office:value="24.81" calcext:value-type="float">
            <text:p>24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float" office:value="-0.11" calcext:value-type="float">
            <text:p>-0.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3" calcext:value-type="float">
            <text:p>42.30</text:p>
          </table:table-cell>
          <table:table-cell office:value-type="float" office:value="-6.9" calcext:value-type="float">
            <text:p>-6.90</text:p>
          </table:table-cell>
          <table:table-cell office:value-type="float" office:value="33.3" calcext:value-type="float">
            <text:p>33.30</text:p>
          </table:table-cell>
          <table:table-cell office:value-type="float" office:value="24.82" calcext:value-type="float">
            <text:p>24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21" calcext:value-type="float">
            <text:p>-0.2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1" calcext:value-type="float">
            <text:p>41.10</text:p>
          </table:table-cell>
          <table:table-cell office:value-type="float" office:value="-6" calcext:value-type="float">
            <text:p>-6.00</text:p>
          </table:table-cell>
          <table:table-cell office:value-type="float" office:value="32.7" calcext:value-type="float">
            <text:p>32.70</text:p>
          </table:table-cell>
          <table:table-cell office:value-type="float" office:value="24.84" calcext:value-type="float">
            <text:p>24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" calcext:value-type="float">
            <text:p>42.00</text:p>
          </table:table-cell>
          <table:table-cell office:value-type="float" office:value="-7.2" calcext:value-type="float">
            <text:p>-7.20</text:p>
          </table:table-cell>
          <table:table-cell office:value-type="float" office:value="33.6" calcext:value-type="float">
            <text:p>33.60</text:p>
          </table:table-cell>
          <table:table-cell office:value-type="float" office:value="24.81" calcext:value-type="float">
            <text:p>24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01" calcext:value-type="float">
            <text:p>-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1" calcext:value-type="float">
            <text:p>41.10</text:p>
          </table:table-cell>
          <table:table-cell office:value-type="float" office:value="-6.9" calcext:value-type="float">
            <text:p>-6.90</text:p>
          </table:table-cell>
          <table:table-cell office:value-type="float" office:value="31.8" calcext:value-type="float">
            <text:p>31.80</text:p>
          </table:table-cell>
          <table:table-cell office:value-type="float" office:value="24.82" calcext:value-type="float">
            <text:p>24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32" calcext:value-type="float">
            <text:p>-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" calcext:value-type="float">
            <text:p>42.00</text:p>
          </table:table-cell>
          <table:table-cell office:value-type="float" office:value="-7.2" calcext:value-type="float">
            <text:p>-7.20</text:p>
          </table:table-cell>
          <table:table-cell office:value-type="float" office:value="31.5" calcext:value-type="float">
            <text:p>31.50</text:p>
          </table:table-cell>
          <table:table-cell office:value-type="float" office:value="24.8" calcext:value-type="float">
            <text:p>24.8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4" calcext:value-type="float">
            <text:p>0.40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6" calcext:value-type="float">
            <text:p>-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2.3" calcext:value-type="float">
            <text:p>42.30</text:p>
          </table:table-cell>
          <table:table-cell office:value-type="float" office:value="-6" calcext:value-type="float">
            <text:p>-6.00</text:p>
          </table:table-cell>
          <table:table-cell office:value-type="float" office:value="31.8" calcext:value-type="float">
            <text:p>31.80</text:p>
          </table:table-cell>
          <table:table-cell office:value-type="float" office:value="24.81" calcext:value-type="float">
            <text:p>24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46" calcext:value-type="float">
            <text:p>-0.46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6" calcext:value-type="float">
            <text:p>-6.00</text:p>
          </table:table-cell>
          <table:table-cell office:value-type="float" office:value="31.8" calcext:value-type="float">
            <text:p>31.80</text:p>
          </table:table-cell>
          <table:table-cell office:value-type="float" office:value="24.82" calcext:value-type="float">
            <text:p>24.8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05" calcext:value-type="float">
            <text:p>-0.0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7.5" calcext:value-type="float">
            <text:p>-7.50</text:p>
          </table:table-cell>
          <table:table-cell office:value-type="float" office:value="33.3" calcext:value-type="float">
            <text:p>33.30</text:p>
          </table:table-cell>
          <table:table-cell office:value-type="float" office:value="24.84" calcext:value-type="float">
            <text:p>24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32" calcext:value-type="float">
            <text:p>-0.32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3.2" calcext:value-type="float">
            <text:p>43.20</text:p>
          </table:table-cell>
          <table:table-cell office:value-type="float" office:value="-7.5" calcext:value-type="float">
            <text:p>-7.50</text:p>
          </table:table-cell>
          <table:table-cell office:value-type="float" office:value="30.3" calcext:value-type="float">
            <text:p>30.30</text:p>
          </table:table-cell>
          <table:table-cell office:value-type="float" office:value="24.86" calcext:value-type="float">
            <text:p>24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21" calcext:value-type="float">
            <text:p>-0.2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2.6" calcext:value-type="float">
            <text:p>42.60</text:p>
          </table:table-cell>
          <table:table-cell office:value-type="float" office:value="-7.2" calcext:value-type="float">
            <text:p>-7.20</text:p>
          </table:table-cell>
          <table:table-cell office:value-type="float" office:value="34.5" calcext:value-type="float">
            <text:p>34.50</text:p>
          </table:table-cell>
          <table:table-cell office:value-type="float" office:value="24.85" calcext:value-type="float">
            <text:p>24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11" calcext:value-type="float">
            <text:p>-0.1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3" calcext:value-type="float">
            <text:p>42.30</text:p>
          </table:table-cell>
          <table:table-cell office:value-type="float" office:value="-7.5" calcext:value-type="float">
            <text:p>-7.50</text:p>
          </table:table-cell>
          <table:table-cell office:value-type="float" office:value="34.8" calcext:value-type="float">
            <text:p>34.80</text:p>
          </table:table-cell>
          <table:table-cell office:value-type="float" office:value="24.85" calcext:value-type="float">
            <text:p>24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42.3" calcext:value-type="float">
            <text:p>42.30</text:p>
          </table:table-cell>
          <table:table-cell office:value-type="float" office:value="-6" calcext:value-type="float">
            <text:p>-6.00</text:p>
          </table:table-cell>
          <table:table-cell office:value-type="float" office:value="31.2" calcext:value-type="float">
            <text:p>31.20</text:p>
          </table:table-cell>
          <table:table-cell office:value-type="float" office:value="24.85" calcext:value-type="float">
            <text:p>24.8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-0.2" calcext:value-type="float">
            <text:p>-0.2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6.9" calcext:value-type="float">
            <text:p>-6.90</text:p>
          </table:table-cell>
          <table:table-cell office:value-type="float" office:value="33.3" calcext:value-type="float">
            <text:p>33.30</text:p>
          </table:table-cell>
          <table:table-cell office:value-type="float" office:value="24.87" calcext:value-type="float">
            <text:p>24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2" calcext:value-type="float">
            <text:p>-0.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3" calcext:value-type="float">
            <text:p>42.30</text:p>
          </table:table-cell>
          <table:table-cell office:value-type="float" office:value="-5.4" calcext:value-type="float">
            <text:p>-5.40</text:p>
          </table:table-cell>
          <table:table-cell office:value-type="float" office:value="34.2" calcext:value-type="float">
            <text:p>34.20</text:p>
          </table:table-cell>
          <table:table-cell office:value-type="float" office:value="24.86" calcext:value-type="float">
            <text:p>24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1" calcext:value-type="float">
            <text:p>-0.1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3" calcext:value-type="float">
            <text:p>42.30</text:p>
          </table:table-cell>
          <table:table-cell office:value-type="float" office:value="-6.9" calcext:value-type="float">
            <text:p>-6.90</text:p>
          </table:table-cell>
          <table:table-cell office:value-type="float" office:value="31.8" calcext:value-type="float">
            <text:p>31.80</text:p>
          </table:table-cell>
          <table:table-cell office:value-type="float" office:value="24.87" calcext:value-type="float">
            <text:p>24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1.4" calcext:value-type="float">
            <text:p>41.40</text:p>
          </table:table-cell>
          <table:table-cell office:value-type="float" office:value="-7.2" calcext:value-type="float">
            <text:p>-7.20</text:p>
          </table:table-cell>
          <table:table-cell office:value-type="float" office:value="33.6" calcext:value-type="float">
            <text:p>33.60</text:p>
          </table:table-cell>
          <table:table-cell office:value-type="float" office:value="24.89" calcext:value-type="float">
            <text:p>24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1" calcext:value-type="float">
            <text:p>-0.10</text:p>
          </table:table-cell>
          <table:table-cell office:value-type="float" office:value="0.15" calcext:value-type="float">
            <text:p>0.15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6" calcext:value-type="float">
            <text:p>42.60</text:p>
          </table:table-cell>
          <table:table-cell office:value-type="float" office:value="-5.7" calcext:value-type="float">
            <text:p>-5.70</text:p>
          </table:table-cell>
          <table:table-cell office:value-type="float" office:value="33.6" calcext:value-type="float">
            <text:p>33.60</text:p>
          </table:table-cell>
          <table:table-cell office:value-type="float" office:value="24.88" calcext:value-type="float">
            <text:p>24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29" calcext:value-type="float">
            <text:p>-0.29</text:p>
          </table:table-cell>
          <table:table-cell office:value-type="float" office:value="-0.34" calcext:value-type="float">
            <text:p>-0.3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0.5" calcext:value-type="float">
            <text:p>40.50</text:p>
          </table:table-cell>
          <table:table-cell office:value-type="float" office:value="-6.6" calcext:value-type="float">
            <text:p>-6.60</text:p>
          </table:table-cell>
          <table:table-cell office:value-type="float" office:value="33" calcext:value-type="float">
            <text:p>33.00</text:p>
          </table:table-cell>
          <table:table-cell office:value-type="float" office:value="24.89" calcext:value-type="float">
            <text:p>24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3.5" calcext:value-type="float">
            <text:p>43.50</text:p>
          </table:table-cell>
          <table:table-cell office:value-type="float" office:value="-5.7" calcext:value-type="float">
            <text:p>-5.70</text:p>
          </table:table-cell>
          <table:table-cell office:value-type="float" office:value="31.5" calcext:value-type="float">
            <text:p>31.5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53" calcext:value-type="float">
            <text:p>-0.53</text:p>
          </table:table-cell>
          <table:table-cell office:value-type="float" office:value="-0.17" calcext:value-type="float">
            <text:p>-0.1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1.1" calcext:value-type="float">
            <text:p>41.10</text:p>
          </table:table-cell>
          <table:table-cell office:value-type="float" office:value="-7.5" calcext:value-type="float">
            <text:p>-7.50</text:p>
          </table:table-cell>
          <table:table-cell office:value-type="float" office:value="34.2" calcext:value-type="float">
            <text:p>34.2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81" calcext:value-type="float">
            <text:p>1.81</text:p>
          </table:table-cell>
          <table:table-cell office:value-type="float" office:value="-0.4" calcext:value-type="float">
            <text:p>-0.40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0.2" calcext:value-type="float">
            <text:p>40.20</text:p>
          </table:table-cell>
          <table:table-cell office:value-type="float" office:value="-6.9" calcext:value-type="float">
            <text:p>-6.90</text:p>
          </table:table-cell>
          <table:table-cell office:value-type="float" office:value="32.7" calcext:value-type="float">
            <text:p>32.70</text:p>
          </table:table-cell>
          <table:table-cell office:value-type="float" office:value="24.9" calcext:value-type="float">
            <text:p>24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3.2" calcext:value-type="float">
            <text:p>43.20</text:p>
          </table:table-cell>
          <table:table-cell office:value-type="float" office:value="-5.4" calcext:value-type="float">
            <text:p>-5.40</text:p>
          </table:table-cell>
          <table:table-cell office:value-type="float" office:value="35.4" calcext:value-type="float">
            <text:p>35.40</text:p>
          </table:table-cell>
          <table:table-cell office:value-type="float" office:value="24.88" calcext:value-type="float">
            <text:p>24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6.9" calcext:value-type="float">
            <text:p>-6.90</text:p>
          </table:table-cell>
          <table:table-cell office:value-type="float" office:value="31.2" calcext:value-type="float">
            <text:p>31.20</text:p>
          </table:table-cell>
          <table:table-cell office:value-type="float" office:value="24.89" calcext:value-type="float">
            <text:p>24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59" calcext:value-type="float">
            <text:p>-0.59</text:p>
          </table:table-cell>
          <table:table-cell office:value-type="float" office:value="-0.26" calcext:value-type="float">
            <text:p>-0.2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0.5" calcext:value-type="float">
            <text:p>40.50</text:p>
          </table:table-cell>
          <table:table-cell office:value-type="float" office:value="-7.2" calcext:value-type="float">
            <text:p>-7.20</text:p>
          </table:table-cell>
          <table:table-cell office:value-type="float" office:value="33" calcext:value-type="float">
            <text:p>33.00</text:p>
          </table:table-cell>
          <table:table-cell office:value-type="float" office:value="24.92" calcext:value-type="float">
            <text:p>24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35" calcext:value-type="float">
            <text:p>-0.35</text:p>
          </table:table-cell>
          <table:table-cell office:value-type="float" office:value="-0.61" calcext:value-type="float">
            <text:p>-0.61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3" calcext:value-type="float">
            <text:p>42.30</text:p>
          </table:table-cell>
          <table:table-cell office:value-type="float" office:value="-6.9" calcext:value-type="float">
            <text:p>-6.90</text:p>
          </table:table-cell>
          <table:table-cell office:value-type="float" office:value="35.4" calcext:value-type="float">
            <text:p>35.4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3" calcext:value-type="float">
            <text:p>-0.30</text:p>
          </table:table-cell>
          <table:table-cell office:value-type="float" office:value="0.2" calcext:value-type="float">
            <text:p>0.2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-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4" calcext:value-type="float">
            <text:p>41.40</text:p>
          </table:table-cell>
          <table:table-cell office:value-type="float" office:value="-5.7" calcext:value-type="float">
            <text:p>-5.70</text:p>
          </table:table-cell>
          <table:table-cell office:value-type="float" office:value="33.6" calcext:value-type="float">
            <text:p>33.60</text:p>
          </table:table-cell>
          <table:table-cell office:value-type="float" office:value="24.9" calcext:value-type="float">
            <text:p>24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5" calcext:value-type="float">
            <text:p>45.00</text:p>
          </table:table-cell>
          <table:table-cell office:value-type="float" office:value="-6.6" calcext:value-type="float">
            <text:p>-6.60</text:p>
          </table:table-cell>
          <table:table-cell office:value-type="float" office:value="33.6" calcext:value-type="float">
            <text:p>33.6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5" calcext:value-type="float">
            <text:p>-0.5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4" calcext:value-type="float">
            <text:p>41.40</text:p>
          </table:table-cell>
          <table:table-cell office:value-type="float" office:value="-5.7" calcext:value-type="float">
            <text:p>-5.70</text:p>
          </table:table-cell>
          <table:table-cell office:value-type="float" office:value="32.1" calcext:value-type="float">
            <text:p>32.10</text:p>
          </table:table-cell>
          <table:table-cell office:value-type="float" office:value="24.89" calcext:value-type="float">
            <text:p>24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41" calcext:value-type="float">
            <text:p>-0.41</text:p>
          </table:table-cell>
          <table:table-cell office:value-type="float" office:value="-0.13" calcext:value-type="float">
            <text:p>-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7.5" calcext:value-type="float">
            <text:p>-7.50</text:p>
          </table:table-cell>
          <table:table-cell office:value-type="float" office:value="34.8" calcext:value-type="float">
            <text:p>34.80</text:p>
          </table:table-cell>
          <table:table-cell office:value-type="float" office:value="24.92" calcext:value-type="float">
            <text:p>24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3.2" calcext:value-type="float">
            <text:p>43.20</text:p>
          </table:table-cell>
          <table:table-cell office:value-type="float" office:value="-5.4" calcext:value-type="float">
            <text:p>-5.40</text:p>
          </table:table-cell>
          <table:table-cell office:value-type="float" office:value="32.7" calcext:value-type="float">
            <text:p>32.7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3.2" calcext:value-type="float">
            <text:p>43.20</text:p>
          </table:table-cell>
          <table:table-cell office:value-type="float" office:value="-6" calcext:value-type="float">
            <text:p>-6.00</text:p>
          </table:table-cell>
          <table:table-cell office:value-type="float" office:value="34.8" calcext:value-type="float">
            <text:p>34.80</text:p>
          </table:table-cell>
          <table:table-cell office:value-type="float" office:value="24.94" calcext:value-type="float">
            <text:p>24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3.2" calcext:value-type="float">
            <text:p>43.20</text:p>
          </table:table-cell>
          <table:table-cell office:value-type="float" office:value="-5.4" calcext:value-type="float">
            <text:p>-5.40</text:p>
          </table:table-cell>
          <table:table-cell office:value-type="float" office:value="31.2" calcext:value-type="float">
            <text:p>31.2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0.14" calcext:value-type="float">
            <text:p>0.14</text:p>
          </table:table-cell>
          <table:table-cell office:value-type="float" office:value="-0.19" calcext:value-type="float">
            <text:p>-0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4" calcext:value-type="float">
            <text:p>41.40</text:p>
          </table:table-cell>
          <table:table-cell office:value-type="float" office:value="-7.2" calcext:value-type="float">
            <text:p>-7.20</text:p>
          </table:table-cell>
          <table:table-cell office:value-type="float" office:value="33.6" calcext:value-type="float">
            <text:p>33.60</text:p>
          </table:table-cell>
          <table:table-cell office:value-type="float" office:value="24.92" calcext:value-type="float">
            <text:p>24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4" calcext:value-type="float">
            <text:p>41.40</text:p>
          </table:table-cell>
          <table:table-cell office:value-type="float" office:value="-6.6" calcext:value-type="float">
            <text:p>-6.60</text:p>
          </table:table-cell>
          <table:table-cell office:value-type="float" office:value="33.6" calcext:value-type="float">
            <text:p>33.6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office:value-type="float" office:value="-0.7" calcext:value-type="float">
            <text:p>-0.70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.6" calcext:value-type="float">
            <text:p>42.60</text:p>
          </table:table-cell>
          <table:table-cell office:value-type="float" office:value="-6.6" calcext:value-type="float">
            <text:p>-6.60</text:p>
          </table:table-cell>
          <table:table-cell office:value-type="float" office:value="31.5" calcext:value-type="float">
            <text:p>31.50</text:p>
          </table:table-cell>
          <table:table-cell office:value-type="float" office:value="24.9" calcext:value-type="float">
            <text:p>24.9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18" calcext:value-type="float">
            <text:p>-0.1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2.6" calcext:value-type="float">
            <text:p>42.60</text:p>
          </table:table-cell>
          <table:table-cell office:value-type="float" office:value="-7.2" calcext:value-type="float">
            <text:p>-7.20</text:p>
          </table:table-cell>
          <table:table-cell office:value-type="float" office:value="33.6" calcext:value-type="float">
            <text:p>33.60</text:p>
          </table:table-cell>
          <table:table-cell office:value-type="float" office:value="24.91" calcext:value-type="float">
            <text:p>24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8" calcext:value-type="float">
            <text:p>-0.80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42.6" calcext:value-type="float">
            <text:p>42.60</text:p>
          </table:table-cell>
          <table:table-cell office:value-type="float" office:value="-7.2" calcext:value-type="float">
            <text:p>-7.20</text:p>
          </table:table-cell>
          <table:table-cell office:value-type="float" office:value="30.9" calcext:value-type="float">
            <text:p>30.90</text:p>
          </table:table-cell>
          <table:table-cell office:value-type="float" office:value="24.94" calcext:value-type="float">
            <text:p>24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-2.03" calcext:value-type="float">
            <text:p>-2.03</text:p>
          </table:table-cell>
          <table:table-cell office:value-type="float" office:value="-0.53" calcext:value-type="float">
            <text:p>-0.5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.01" calcext:value-type="float">
            <text:p>1.01</text:p>
          </table:table-cell>
          <table:table-cell office:value-type="float" office:value="41.7" calcext:value-type="float">
            <text:p>41.70</text:p>
          </table:table-cell>
          <table:table-cell office:value-type="float" office:value="-6.9" calcext:value-type="float">
            <text:p>-6.90</text:p>
          </table:table-cell>
          <table:table-cell office:value-type="float" office:value="33.3" calcext:value-type="float">
            <text:p>33.30</text:p>
          </table:table-cell>
          <table:table-cell office:value-type="float" office:value="24.92" calcext:value-type="float">
            <text:p>24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1.89" calcext:value-type="float">
            <text:p>-1.89</text:p>
          </table:table-cell>
          <table:table-cell office:value-type="float" office:value="2.01" calcext:value-type="float">
            <text:p>2.01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42.3" calcext:value-type="float">
            <text:p>42.30</text:p>
          </table:table-cell>
          <table:table-cell office:value-type="float" office:value="-8.4" calcext:value-type="float">
            <text:p>-8.40</text:p>
          </table:table-cell>
          <table:table-cell office:value-type="float" office:value="32.7" calcext:value-type="float">
            <text:p>32.70</text:p>
          </table:table-cell>
          <table:table-cell office:value-type="float" office:value="24.94" calcext:value-type="float">
            <text:p>24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1" calcext:value-type="float">
            <text:p>-0.5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1.7" calcext:value-type="float">
            <text:p>41.70</text:p>
          </table:table-cell>
          <table:table-cell office:value-type="float" office:value="-5.4" calcext:value-type="float">
            <text:p>-5.40</text:p>
          </table:table-cell>
          <table:table-cell office:value-type="float" office:value="33.3" calcext:value-type="float">
            <text:p>33.30</text:p>
          </table:table-cell>
          <table:table-cell office:value-type="float" office:value="24.93" calcext:value-type="float">
            <text:p>24.9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87" calcext:value-type="float">
            <text:p>-0.87</text:p>
          </table:table-cell>
          <table:table-cell office:value-type="float" office:value="1.76" calcext:value-type="float">
            <text:p>1.7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3.8" calcext:value-type="float">
            <text:p>43.80</text:p>
          </table:table-cell>
          <table:table-cell office:value-type="float" office:value="-6" calcext:value-type="float">
            <text:p>-6.00</text:p>
          </table:table-cell>
          <table:table-cell office:value-type="float" office:value="31.8" calcext:value-type="float">
            <text:p>31.80</text:p>
          </table:table-cell>
          <table:table-cell office:value-type="float" office:value="24.94" calcext:value-type="float">
            <text:p>24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office:value-type="float" office:value="-0.91" calcext:value-type="float">
            <text:p>-0.91</text:p>
          </table:table-cell>
          <table:table-cell office:value-type="float" office:value="-0.76" calcext:value-type="float">
            <text:p>-0.76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42.3" calcext:value-type="float">
            <text:p>42.30</text:p>
          </table:table-cell>
          <table:table-cell office:value-type="float" office:value="-7.5" calcext:value-type="float">
            <text:p>-7.50</text:p>
          </table:table-cell>
          <table:table-cell office:value-type="float" office:value="34.2" calcext:value-type="float">
            <text:p>34.20</text:p>
          </table:table-cell>
          <table:table-cell office:value-type="float" office:value="24.94" calcext:value-type="float">
            <text:p>24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-0.68" calcext:value-type="float">
            <text:p>-0.6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3.5" calcext:value-type="float">
            <text:p>43.50</text:p>
          </table:table-cell>
          <table:table-cell office:value-type="float" office:value="-7.2" calcext:value-type="float">
            <text:p>-7.20</text:p>
          </table:table-cell>
          <table:table-cell office:value-type="float" office:value="34.5" calcext:value-type="float">
            <text:p>34.50</text:p>
          </table:table-cell>
          <table:table-cell office:value-type="float" office:value="24.94" calcext:value-type="float">
            <text:p>24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2" calcext:value-type="float">
            <text:p>42.00</text:p>
          </table:table-cell>
          <table:table-cell office:value-type="float" office:value="-5.7" calcext:value-type="float">
            <text:p>-5.70</text:p>
          </table:table-cell>
          <table:table-cell office:value-type="float" office:value="33.6" calcext:value-type="float">
            <text:p>33.60</text:p>
          </table:table-cell>
          <table:table-cell office:value-type="float" office:value="24.97" calcext:value-type="float">
            <text:p>24.9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Gyro (°/s)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Acc (g)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Comp (µT)</text:p>
          </table:table-cell>
          <table:covered-table-cell table:number-columns-repeated="2" table:style-name="Default"/>
          <table:table-cell table:style-name="Default" table:formula="of:=[.K1]" office:value-type="string" office:string-value="Temp (°C)" calcext:value-type="string">
            <text:p>Temp (°C)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Default" table:formula="of:=[.B2]" office:value-type="string" office:string-value="x" calcext:value-type="string">
            <text:p>x</text:p>
          </table:table-cell>
          <table:table-cell table:style-name="Default" table:formula="of:=[.C2]" office:value-type="string" office:string-value="y" calcext:value-type="string">
            <text:p>y</text:p>
          </table:table-cell>
          <table:table-cell table:style-name="Default" table:formula="of:=[.D2]" office:value-type="string" office:string-value="z" calcext:value-type="string">
            <text:p>z</text:p>
          </table:table-cell>
          <table:table-cell table:style-name="Default" table:formula="of:=[.E2]" office:value-type="string" office:string-value="x" calcext:value-type="string">
            <text:p>x</text:p>
          </table:table-cell>
          <table:table-cell table:style-name="Default" table:formula="of:=[.F2]" office:value-type="string" office:string-value="y" calcext:value-type="string">
            <text:p>y</text:p>
          </table:table-cell>
          <table:table-cell table:style-name="Default" table:formula="of:=[.G2]" office:value-type="string" office:string-value="z" calcext:value-type="string">
            <text:p>z</text:p>
          </table:table-cell>
          <table:table-cell table:style-name="Default" table:formula="of:=[.H2]" office:value-type="string" office:string-value="x" calcext:value-type="string">
            <text:p>x</text:p>
          </table:table-cell>
          <table:table-cell table:style-name="Default" table:formula="of:=[.I2]" office:value-type="string" office:string-value="y" calcext:value-type="string">
            <text:p>y</text:p>
          </table:table-cell>
          <table:table-cell table:style-name="Default" table:formula="of:=[.J2]" office:value-type="string" office:string-value="z" calcext:value-type="string">
            <text:p>z</text:p>
          </table:table-cell>
          <table:table-cell table:style-name="Default" table:formula="of:=[.K2]" office:value-type="float" office:value="0" calcext:value-type="float">
            <text:p>0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3:.B54])" office:value-type="float" office:value="0.0175" calcext:value-type="float">
            <text:p>0.018</text:p>
          </table:table-cell>
          <table:table-cell table:style-name="ce4" table:formula="of:=AVERAGE([.C3:.C54])" office:value-type="float" office:value="-0.0523076923076923" calcext:value-type="float">
            <text:p>-0.052</text:p>
          </table:table-cell>
          <table:table-cell table:style-name="ce4" table:formula="of:=AVERAGE([.D3:.D54])" office:value-type="float" office:value="-0.0621153846153846" calcext:value-type="float">
            <text:p>-0.062</text:p>
          </table:table-cell>
          <table:table-cell table:style-name="ce4" table:formula="of:=AVERAGE([.E3:.E54])" office:value-type="float" office:value="0.00269230769230769" calcext:value-type="float">
            <text:p>0.003</text:p>
          </table:table-cell>
          <table:table-cell table:style-name="ce4" table:formula="of:=AVERAGE([.F3:.F54])" office:value-type="float" office:value="0.000192307692307692" calcext:value-type="float">
            <text:p>0.000</text:p>
          </table:table-cell>
          <table:table-cell table:style-name="ce4" table:formula="of:=AVERAGE([.G3:.G54])" office:value-type="float" office:value="1.00134615384615" calcext:value-type="float">
            <text:p>1.001</text:p>
          </table:table-cell>
          <table:table-cell table:style-name="ce4" table:formula="of:=AVERAGE([.H3:.H54])" office:value-type="float" office:value="42.15" calcext:value-type="float">
            <text:p>42.150</text:p>
          </table:table-cell>
          <table:table-cell table:style-name="ce4" table:formula="of:=AVERAGE([.I3:.I54])" office:value-type="float" office:value="-6.55384615384615" calcext:value-type="float">
            <text:p>-6.554</text:p>
          </table:table-cell>
          <table:table-cell table:style-name="ce4" table:formula="of:=AVERAGE([.J3:.J54])" office:value-type="float" office:value="33.0173076923077" calcext:value-type="float">
            <text:p>33.017</text:p>
          </table:table-cell>
          <table:table-cell table:style-name="ce4" table:formula="of:=AVERAGE([.K3:.K54])" office:value-type="float" office:value="24.8726923076923" calcext:value-type="float">
            <text:p>24.873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4" table:formula="of:=STDEV([.B3:.B54])" office:value-type="float" office:value="0.640434518548946" calcext:value-type="float">
            <text:p>0.640</text:p>
          </table:table-cell>
          <table:table-cell table:style-name="ce4" table:formula="of:=STDEV([.C3:.C54])" office:value-type="float" office:value="0.579626706730594" calcext:value-type="float">
            <text:p>0.580</text:p>
          </table:table-cell>
          <table:table-cell table:style-name="ce4" table:formula="of:=STDEV([.D3:.D54])" office:value-type="float" office:value="0.196561984819852" calcext:value-type="float">
            <text:p>0.197</text:p>
          </table:table-cell>
          <table:table-cell table:style-name="ce4" table:formula="of:=STDEV([.E3:.E54])" office:value-type="float" office:value="0.00447887617880174" calcext:value-type="float">
            <text:p>0.004</text:p>
          </table:table-cell>
          <table:table-cell table:style-name="ce4" table:formula="of:=STDEV([.F3:.F54])" office:value-type="float" office:value="0.00138675049056307" calcext:value-type="float">
            <text:p>0.001</text:p>
          </table:table-cell>
          <table:table-cell table:style-name="ce4" table:formula="of:=STDEV([.G3:.G54])" office:value-type="float" office:value="0.00525015262293418" calcext:value-type="float">
            <text:p>0.005</text:p>
          </table:table-cell>
          <table:table-cell table:style-name="ce4" table:formula="of:=STDEV([.H3:.H54])" office:value-type="float" office:value="1.03838109291225" calcext:value-type="float">
            <text:p>1.038</text:p>
          </table:table-cell>
          <table:table-cell table:style-name="ce4" table:formula="of:=STDEV([.I3:.I54])" office:value-type="float" office:value="0.775472414766217" calcext:value-type="float">
            <text:p>0.775</text:p>
          </table:table-cell>
          <table:table-cell table:style-name="ce4" table:formula="of:=STDEV([.J3:.J54])" office:value-type="float" office:value="1.23252031822669" calcext:value-type="float">
            <text:p>1.233</text:p>
          </table:table-cell>
          <table:table-cell table:style-name="ce4" table:formula="of:=STDEV([.K3:.K54])" office:value-type="float" office:value="0.0547405783679746" calcext:value-type="float">
            <text:p>0.055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4" table:formula="of:=MIN([.B3:.B54])" office:value-type="float" office:value="-1.89" calcext:value-type="float">
            <text:p>-1.890</text:p>
          </table:table-cell>
          <table:table-cell table:style-name="ce4" table:formula="of:=MIN([.C3:.C54])" office:value-type="float" office:value="-2.03" calcext:value-type="float">
            <text:p>-2.030</text:p>
          </table:table-cell>
          <table:table-cell table:style-name="ce4" table:formula="of:=MIN([.D3:.D54])" office:value-type="float" office:value="-0.76" calcext:value-type="float">
            <text:p>-0.760</text:p>
          </table:table-cell>
          <table:table-cell table:style-name="ce4" table:formula="of:=MIN([.E3:.E54])" office:value-type="float" office:value="0" calcext:value-type="float">
            <text:p>0.000</text:p>
          </table:table-cell>
          <table:table-cell table:style-name="ce4" table:formula="of:=MIN([.F3:.F54])" office:value-type="float" office:value="-0" calcext:value-type="float">
            <text:p>0.000</text:p>
          </table:table-cell>
          <table:table-cell table:style-name="ce4" table:formula="of:=MIN([.G3:.G54])" office:value-type="float" office:value="0.99" calcext:value-type="float">
            <text:p>0.990</text:p>
          </table:table-cell>
          <table:table-cell table:style-name="ce4" table:formula="of:=MIN([.H3:.H54])" office:value-type="float" office:value="39.6" calcext:value-type="float">
            <text:p>39.600</text:p>
          </table:table-cell>
          <table:table-cell table:style-name="ce4" table:formula="of:=MIN([.I3:.I54])" office:value-type="float" office:value="-8.4" calcext:value-type="float">
            <text:p>-8.400</text:p>
          </table:table-cell>
          <table:table-cell table:style-name="ce4" table:formula="of:=MIN([.J3:.J54])" office:value-type="float" office:value="30.3" calcext:value-type="float">
            <text:p>30.300</text:p>
          </table:table-cell>
          <table:table-cell table:style-name="ce4" table:formula="of:=MIN([.K3:.K54])" office:value-type="float" office:value="24.75" calcext:value-type="float">
            <text:p>24.750</text:p>
          </table:table-cell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4" table:formula="of:=MAX([.B3:.B54])" office:value-type="float" office:value="1.81" calcext:value-type="float">
            <text:p>1.810</text:p>
          </table:table-cell>
          <table:table-cell table:style-name="ce4" table:formula="of:=MAX([.C3:.C54])" office:value-type="float" office:value="2.01" calcext:value-type="float">
            <text:p>2.010</text:p>
          </table:table-cell>
          <table:table-cell table:style-name="ce4" table:formula="of:=MAX([.D3:.D54])" office:value-type="float" office:value="0.57" calcext:value-type="float">
            <text:p>0.570</text:p>
          </table:table-cell>
          <table:table-cell table:style-name="ce4" table:formula="of:=MAX([.E3:.E54])" office:value-type="float" office:value="0.01" calcext:value-type="float">
            <text:p>0.010</text:p>
          </table:table-cell>
          <table:table-cell table:style-name="ce4" table:formula="of:=MAX([.F3:.F54])" office:value-type="float" office:value="0.01" calcext:value-type="float">
            <text:p>0.010</text:p>
          </table:table-cell>
          <table:table-cell table:style-name="ce4" table:formula="of:=MAX([.G3:.G54])" office:value-type="float" office:value="1.01" calcext:value-type="float">
            <text:p>1.010</text:p>
          </table:table-cell>
          <table:table-cell table:style-name="ce4" table:formula="of:=MAX([.H3:.H54])" office:value-type="float" office:value="45.3" calcext:value-type="float">
            <text:p>45.300</text:p>
          </table:table-cell>
          <table:table-cell table:style-name="ce4" table:formula="of:=MAX([.I3:.I54])" office:value-type="float" office:value="-5.1" calcext:value-type="float">
            <text:p>-5.100</text:p>
          </table:table-cell>
          <table:table-cell table:style-name="ce4" table:formula="of:=MAX([.J3:.J54])" office:value-type="float" office:value="35.4" calcext:value-type="float">
            <text:p>35.400</text:p>
          </table:table-cell>
          <table:table-cell table:style-name="ce4" table:formula="of:=MAX([.K3:.K54])" office:value-type="float" office:value="24.97" calcext:value-type="float">
            <text:p>24.970</text:p>
          </table:table-cell>
          <table:table-cell table:style-name="Default" table:number-columns-repeated="1013"/>
        </table:table-row>
      </table:table>
      <table:table table:name="Quat" table:style-name="ta1">
        <table:shapes>
          <draw:frame draw:z-index="0" draw:style-name="gr1" draw:text-style-name="P1" svg:width="710.67pt" svg:height="444.42pt" svg:x="0pt" svg:y="1297.9pt">
            <loext:p draw:notify-on-update-of-ranges="Quat.A1:Quat.A2 Quat.A3:Quat.A92 Quat.B2:Quat.B2 Quat.B3:Quat.B9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13.16pt" svg:height="465.51pt" svg:x="721.56pt" svg:y="1294.13pt">
            <loext:p draw:notify-on-update-of-ranges="Quat.A2:Quat.A2 Quat.A3:Quat.A92 Quat.C2:Quat.C2 Quat.C3:Quat.C92 Quat.D2:Quat.D2 Quat.D3:Quat.D92 Quat.E2:Quat.E2 Quat.E3:Quat.E9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702.45pt" svg:height="465.51pt" svg:x="1.56pt" svg:y="1777.72pt">
            <loext:p draw:notify-on-update-of-ranges="Quat.A3:Quat.A92 Quat.F2:Quat.F2 Quat.F3:Quat.F92 Quat.G2:Quat.G2 Quat.G3:Quat.G92 Quat.H2:Quat.H2 Quat.H3:Quat.H9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7" table:default-cell-style-name="ce6"/>
        <table:table-row table:style-name="ro1">
          <table:table-cell office:value-type="string" calcext:value-type="string">
            <text:p>Timestamp (ms)</text:p>
          </table:table-cell>
          <table:table-cell table:style-name="ce3" office:value-type="string" calcext:value-type="string" table:number-columns-spanned="4" table:number-rows-spanned="1">
            <text:p>Quaternion</text:p>
          </table:table-cell>
          <table:covered-table-cell table:number-columns-repeated="3" table:style-name="Default"/>
          <table:table-cell table:style-name="ce3" office:value-type="string" calcext:value-type="string" table:number-columns-spanned="3" table:number-rows-spanned="1">
            <text:p>Position ()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5" office:value-type="string" calcext:value-type="string">
            <text:p>w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006511" calcext:value-type="float">
            <text:p>0.006511</text:p>
          </table:table-cell>
          <table:table-cell office:value-type="float" office:value="0.00084" calcext:value-type="float">
            <text:p>0.000840</text:p>
          </table:table-cell>
          <table:table-cell office:value-type="float" office:value="-0" calcext:value-type="float">
            <text:p>0.000000</text:p>
          </table:table-cell>
          <table:table-cell office:value-type="float" office:value="0.041181" calcext:value-type="float">
            <text:p>0.041181</text:p>
          </table:table-cell>
          <table:table-cell office:value-type="float" office:value="-0.06701" calcext:value-type="float">
            <text:p>-0.067010</text:p>
          </table:table-cell>
          <table:table-cell office:value-type="float" office:value="0.003157" calcext:value-type="float">
            <text:p>0.003157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0.00585" calcext:value-type="float">
            <text:p>0.005850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-0.00003" calcext:value-type="float">
            <text:p>-0.000030</text:p>
          </table:table-cell>
          <table:table-cell office:value-type="float" office:value="0.16849" calcext:value-type="float">
            <text:p>0.168490</text:p>
          </table:table-cell>
          <table:table-cell office:value-type="float" office:value="-0.271553" calcext:value-type="float">
            <text:p>-0.271553</text:p>
          </table:table-cell>
          <table:table-cell office:value-type="float" office:value="0.016176" calcext:value-type="float">
            <text:p>0.016176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-0.000026" calcext:value-type="float">
            <text:p>-0.000026</text:p>
          </table:table-cell>
          <table:table-cell office:value-type="float" office:value="0.375621" calcext:value-type="float">
            <text:p>0.375621</text:p>
          </table:table-cell>
          <table:table-cell office:value-type="float" office:value="-0.596886" calcext:value-type="float">
            <text:p>-0.596886</text:p>
          </table:table-cell>
          <table:table-cell office:value-type="float" office:value="0.044349" calcext:value-type="float">
            <text:p>0.044349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00479" calcext:value-type="float">
            <text:p>0.004790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659643" calcext:value-type="float">
            <text:p>0.659643</text:p>
          </table:table-cell>
          <table:table-cell office:value-type="float" office:value="-1.037001" calcext:value-type="float">
            <text:p>-1.037001</text:p>
          </table:table-cell>
          <table:table-cell office:value-type="float" office:value="0.090925" calcext:value-type="float">
            <text:p>0.09092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004311" calcext:value-type="float">
            <text:p>0.004311</text:p>
          </table:table-cell>
          <table:table-cell office:value-type="float" office:value="-0.000221" calcext:value-type="float">
            <text:p>-0.000221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1.010203" calcext:value-type="float">
            <text:p>1.010203</text:p>
          </table:table-cell>
          <table:table-cell office:value-type="float" office:value="-1.575498" calcext:value-type="float">
            <text:p>-1.575498</text:p>
          </table:table-cell>
          <table:table-cell office:value-type="float" office:value="0.14947" calcext:value-type="float">
            <text:p>0.149470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-0.000352" calcext:value-type="float">
            <text:p>-0.000352</text:p>
          </table:table-cell>
          <table:table-cell office:value-type="float" office:value="-0.000056" calcext:value-type="float">
            <text:p>-0.000056</text:p>
          </table:table-cell>
          <table:table-cell office:value-type="float" office:value="1.431577" calcext:value-type="float">
            <text:p>1.431577</text:p>
          </table:table-cell>
          <table:table-cell office:value-type="float" office:value="-2.209991" calcext:value-type="float">
            <text:p>-2.209991</text:p>
          </table:table-cell>
          <table:table-cell office:value-type="float" office:value="0.223388" calcext:value-type="float">
            <text:p>0.223388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-0.000504" calcext:value-type="float">
            <text:p>-0.000504</text:p>
          </table:table-cell>
          <table:table-cell office:value-type="float" office:value="-0.000159" calcext:value-type="float">
            <text:p>-0.000159</text:p>
          </table:table-cell>
          <table:table-cell office:value-type="float" office:value="1.910247" calcext:value-type="float">
            <text:p>1.910247</text:p>
          </table:table-cell>
          <table:table-cell office:value-type="float" office:value="-2.925383" calcext:value-type="float">
            <text:p>-2.925383</text:p>
          </table:table-cell>
          <table:table-cell office:value-type="float" office:value="0.315978" calcext:value-type="float">
            <text:p>0.315978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-0.000784" calcext:value-type="float">
            <text:p>-0.000784</text:p>
          </table:table-cell>
          <table:table-cell office:value-type="float" office:value="-0.00023" calcext:value-type="float">
            <text:p>-0.000230</text:p>
          </table:table-cell>
          <table:table-cell office:value-type="float" office:value="2.448655" calcext:value-type="float">
            <text:p>2.448655</text:p>
          </table:table-cell>
          <table:table-cell office:value-type="float" office:value="-3.710465" calcext:value-type="float">
            <text:p>-3.710465</text:p>
          </table:table-cell>
          <table:table-cell office:value-type="float" office:value="0.426849" calcext:value-type="float">
            <text:p>0.426849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-0.000961" calcext:value-type="float">
            <text:p>-0.000961</text:p>
          </table:table-cell>
          <table:table-cell office:value-type="float" office:value="-0.000296" calcext:value-type="float">
            <text:p>-0.000296</text:p>
          </table:table-cell>
          <table:table-cell office:value-type="float" office:value="3.043861" calcext:value-type="float">
            <text:p>3.043861</text:p>
          </table:table-cell>
          <table:table-cell office:value-type="float" office:value="-4.553591" calcext:value-type="float">
            <text:p>-4.553591</text:p>
          </table:table-cell>
          <table:table-cell office:value-type="float" office:value="0.558534" calcext:value-type="float">
            <text:p>0.558534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-0.001045" calcext:value-type="float">
            <text:p>-0.001045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3.690768" calcext:value-type="float">
            <text:p>3.690768</text:p>
          </table:table-cell>
          <table:table-cell office:value-type="float" office:value="-5.450147" calcext:value-type="float">
            <text:p>-5.450147</text:p>
          </table:table-cell>
          <table:table-cell office:value-type="float" office:value="0.710404" calcext:value-type="float">
            <text:p>0.710404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-0.001002" calcext:value-type="float">
            <text:p>-0.001002</text:p>
          </table:table-cell>
          <table:table-cell office:value-type="float" office:value="-0.00018" calcext:value-type="float">
            <text:p>-0.000180</text:p>
          </table:table-cell>
          <table:table-cell office:value-type="float" office:value="4.390273" calcext:value-type="float">
            <text:p>4.390273</text:p>
          </table:table-cell>
          <table:table-cell office:value-type="float" office:value="-6.393192" calcext:value-type="float">
            <text:p>-6.393192</text:p>
          </table:table-cell>
          <table:table-cell office:value-type="float" office:value="0.882013" calcext:value-type="float">
            <text:p>0.882013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178" calcext:value-type="float">
            <text:p>0.001780</text:p>
          </table:table-cell>
          <table:table-cell office:value-type="float" office:value="-0.001007" calcext:value-type="float">
            <text:p>-0.001007</text:p>
          </table:table-cell>
          <table:table-cell office:value-type="float" office:value="-0.000168" calcext:value-type="float">
            <text:p>-0.000168</text:p>
          </table:table-cell>
          <table:table-cell office:value-type="float" office:value="5.151595" calcext:value-type="float">
            <text:p>5.151595</text:p>
          </table:table-cell>
          <table:table-cell office:value-type="float" office:value="-7.376038" calcext:value-type="float">
            <text:p>-7.376038</text:p>
          </table:table-cell>
          <table:table-cell office:value-type="float" office:value="1.065285" calcext:value-type="float">
            <text:p>1.065285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-0.001196" calcext:value-type="float">
            <text:p>-0.001196</text:p>
          </table:table-cell>
          <table:table-cell office:value-type="float" office:value="-0.000279" calcext:value-type="float">
            <text:p>-0.000279</text:p>
          </table:table-cell>
          <table:table-cell office:value-type="float" office:value="5.970586" calcext:value-type="float">
            <text:p>5.970586</text:p>
          </table:table-cell>
          <table:table-cell office:value-type="float" office:value="-8.39761" calcext:value-type="float">
            <text:p>-8.397610</text:p>
          </table:table-cell>
          <table:table-cell office:value-type="float" office:value="1.261822" calcext:value-type="float">
            <text:p>1.261822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116" calcext:value-type="float">
            <text:p>0.001160</text:p>
          </table:table-cell>
          <table:table-cell office:value-type="float" office:value="-0.001422" calcext:value-type="float">
            <text:p>-0.001422</text:p>
          </table:table-cell>
          <table:table-cell office:value-type="float" office:value="-0.000309" calcext:value-type="float">
            <text:p>-0.000309</text:p>
          </table:table-cell>
          <table:table-cell office:value-type="float" office:value="6.83159" calcext:value-type="float">
            <text:p>6.831590</text:p>
          </table:table-cell>
          <table:table-cell office:value-type="float" office:value="-9.440136" calcext:value-type="float">
            <text:p>-9.440136</text:p>
          </table:table-cell>
          <table:table-cell office:value-type="float" office:value="1.467268" calcext:value-type="float">
            <text:p>1.467268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105" calcext:value-type="float">
            <text:p>0.001050</text:p>
          </table:table-cell>
          <table:table-cell office:value-type="float" office:value="-0.0016" calcext:value-type="float">
            <text:p>-0.001600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7.748934" calcext:value-type="float">
            <text:p>7.748934</text:p>
          </table:table-cell>
          <table:table-cell office:value-type="float" office:value="-10.526484" calcext:value-type="float">
            <text:p>-10.526484</text:p>
          </table:table-cell>
          <table:table-cell office:value-type="float" office:value="1.681929" calcext:value-type="float">
            <text:p>1.681929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-0.001675" calcext:value-type="float">
            <text:p>-0.001675</text:p>
          </table:table-cell>
          <table:table-cell office:value-type="float" office:value="-0.000236" calcext:value-type="float">
            <text:p>-0.000236</text:p>
          </table:table-cell>
          <table:table-cell office:value-type="float" office:value="8.706984" calcext:value-type="float">
            <text:p>8.706984</text:p>
          </table:table-cell>
          <table:table-cell office:value-type="float" office:value="-11.640462" calcext:value-type="float">
            <text:p>-11.640462</text:p>
          </table:table-cell>
          <table:table-cell office:value-type="float" office:value="1.900898" calcext:value-type="float">
            <text:p>1.900898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-0.001872" calcext:value-type="float">
            <text:p>-0.001872</text:p>
          </table:table-cell>
          <table:table-cell office:value-type="float" office:value="-0.000137" calcext:value-type="float">
            <text:p>-0.000137</text:p>
          </table:table-cell>
          <table:table-cell office:value-type="float" office:value="9.703668" calcext:value-type="float">
            <text:p>9.703668</text:p>
          </table:table-cell>
          <table:table-cell office:value-type="float" office:value="-12.775029" calcext:value-type="float">
            <text:p>-12.775029</text:p>
          </table:table-cell>
          <table:table-cell office:value-type="float" office:value="2.133471" calcext:value-type="float">
            <text:p>2.133471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-0.001919" calcext:value-type="float">
            <text:p>-0.001919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10.73704" calcext:value-type="float">
            <text:p>10.737040</text:p>
          </table:table-cell>
          <table:table-cell office:value-type="float" office:value="-13.930779" calcext:value-type="float">
            <text:p>-13.930779</text:p>
          </table:table-cell>
          <table:table-cell office:value-type="float" office:value="2.379285" calcext:value-type="float">
            <text:p>2.379285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-0.001851" calcext:value-type="float">
            <text:p>-0.001851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11.796185" calcext:value-type="float">
            <text:p>11.796185</text:p>
          </table:table-cell>
          <table:table-cell office:value-type="float" office:value="-15.108728" calcext:value-type="float">
            <text:p>-15.108728</text:p>
          </table:table-cell>
          <table:table-cell office:value-type="float" office:value="2.640429" calcext:value-type="float">
            <text:p>2.640429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-0.001981" calcext:value-type="float">
            <text:p>-0.001981</text:p>
          </table:table-cell>
          <table:table-cell office:value-type="float" office:value="0.00009" calcext:value-type="float">
            <text:p>0.000090</text:p>
          </table:table-cell>
          <table:table-cell office:value-type="float" office:value="12.890673" calcext:value-type="float">
            <text:p>12.890673</text:p>
          </table:table-cell>
          <table:table-cell office:value-type="float" office:value="-16.30621" calcext:value-type="float">
            <text:p>-16.306210</text:p>
          </table:table-cell>
          <table:table-cell office:value-type="float" office:value="2.907597" calcext:value-type="float">
            <text:p>2.907597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-0.002085" calcext:value-type="float">
            <text:p>-0.00208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4.01621" calcext:value-type="float">
            <text:p>14.016210</text:p>
          </table:table-cell>
          <table:table-cell office:value-type="float" office:value="-17.517113" calcext:value-type="float">
            <text:p>-17.517113</text:p>
          </table:table-cell>
          <table:table-cell office:value-type="float" office:value="3.183703" calcext:value-type="float">
            <text:p>3.183703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-0.002261" calcext:value-type="float">
            <text:p>-0.002261</text:p>
          </table:table-cell>
          <table:table-cell office:value-type="float" office:value="-0.000033" calcext:value-type="float">
            <text:p>-0.000033</text:p>
          </table:table-cell>
          <table:table-cell office:value-type="float" office:value="15.17296" calcext:value-type="float">
            <text:p>15.172960</text:p>
          </table:table-cell>
          <table:table-cell office:value-type="float" office:value="-18.744446" calcext:value-type="float">
            <text:p>-18.744446</text:p>
          </table:table-cell>
          <table:table-cell office:value-type="float" office:value="3.480398" calcext:value-type="float">
            <text:p>3.480398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-0.002363" calcext:value-type="float">
            <text:p>-0.002363</text:p>
          </table:table-cell>
          <table:table-cell office:value-type="float" office:value="-0.00003" calcext:value-type="float">
            <text:p>-0.000030</text:p>
          </table:table-cell>
          <table:table-cell office:value-type="float" office:value="16.355654" calcext:value-type="float">
            <text:p>16.355654</text:p>
          </table:table-cell>
          <table:table-cell office:value-type="float" office:value="-19.984331" calcext:value-type="float">
            <text:p>-19.984331</text:p>
          </table:table-cell>
          <table:table-cell office:value-type="float" office:value="3.784461" calcext:value-type="float">
            <text:p>3.784461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-0.002371" calcext:value-type="float">
            <text:p>-0.002371</text:p>
          </table:table-cell>
          <table:table-cell office:value-type="float" office:value="-0.000198" calcext:value-type="float">
            <text:p>-0.000198</text:p>
          </table:table-cell>
          <table:table-cell office:value-type="float" office:value="17.565926" calcext:value-type="float">
            <text:p>17.565926</text:p>
          </table:table-cell>
          <table:table-cell office:value-type="float" office:value="-21.228622" calcext:value-type="float">
            <text:p>-21.228622</text:p>
          </table:table-cell>
          <table:table-cell office:value-type="float" office:value="4.102706" calcext:value-type="float">
            <text:p>4.102706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-0.002314" calcext:value-type="float">
            <text:p>-0.002314</text:p>
          </table:table-cell>
          <table:table-cell office:value-type="float" office:value="-0.000241" calcext:value-type="float">
            <text:p>-0.000241</text:p>
          </table:table-cell>
          <table:table-cell office:value-type="float" office:value="18.80554" calcext:value-type="float">
            <text:p>18.805540</text:p>
          </table:table-cell>
          <table:table-cell office:value-type="float" office:value="-22.47509" calcext:value-type="float">
            <text:p>-22.475090</text:p>
          </table:table-cell>
          <table:table-cell office:value-type="float" office:value="4.430191" calcext:value-type="float">
            <text:p>4.430191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082" calcext:value-type="float">
            <text:p>-0.000082</text:p>
          </table:table-cell>
          <table:table-cell office:value-type="float" office:value="-0.002395" calcext:value-type="float">
            <text:p>-0.002395</text:p>
          </table:table-cell>
          <table:table-cell office:value-type="float" office:value="-0.000188" calcext:value-type="float">
            <text:p>-0.000188</text:p>
          </table:table-cell>
          <table:table-cell office:value-type="float" office:value="20.068628" calcext:value-type="float">
            <text:p>20.068628</text:p>
          </table:table-cell>
          <table:table-cell office:value-type="float" office:value="-23.727577" calcext:value-type="float">
            <text:p>-23.727577</text:p>
          </table:table-cell>
          <table:table-cell office:value-type="float" office:value="4.771471" calcext:value-type="float">
            <text:p>4.771471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114" calcext:value-type="float">
            <text:p>-0.000114</text:p>
          </table:table-cell>
          <table:table-cell office:value-type="float" office:value="-0.002383" calcext:value-type="float">
            <text:p>-0.002383</text:p>
          </table:table-cell>
          <table:table-cell office:value-type="float" office:value="-0.000159" calcext:value-type="float">
            <text:p>-0.000159</text:p>
          </table:table-cell>
          <table:table-cell office:value-type="float" office:value="21.354074" calcext:value-type="float">
            <text:p>21.354074</text:p>
          </table:table-cell>
          <table:table-cell office:value-type="float" office:value="-24.984118" calcext:value-type="float">
            <text:p>-24.984118</text:p>
          </table:table-cell>
          <table:table-cell office:value-type="float" office:value="5.124936" calcext:value-type="float">
            <text:p>5.124936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119" calcext:value-type="float">
            <text:p>-0.000119</text:p>
          </table:table-cell>
          <table:table-cell office:value-type="float" office:value="-0.002397" calcext:value-type="float">
            <text:p>-0.002397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22.657309" calcext:value-type="float">
            <text:p>22.657309</text:p>
          </table:table-cell>
          <table:table-cell office:value-type="float" office:value="-26.245085" calcext:value-type="float">
            <text:p>-26.245085</text:p>
          </table:table-cell>
          <table:table-cell office:value-type="float" office:value="5.494655" calcext:value-type="float">
            <text:p>5.494655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-0.002387" calcext:value-type="float">
            <text:p>-0.002387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23.985992" calcext:value-type="float">
            <text:p>23.985992</text:p>
          </table:table-cell>
          <table:table-cell office:value-type="float" office:value="-27.505943" calcext:value-type="float">
            <text:p>-27.505943</text:p>
          </table:table-cell>
          <table:table-cell office:value-type="float" office:value="5.877463" calcext:value-type="float">
            <text:p>5.877463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301" calcext:value-type="float">
            <text:p>-0.000301</text:p>
          </table:table-cell>
          <table:table-cell office:value-type="float" office:value="-0.002349" calcext:value-type="float">
            <text:p>-0.002349</text:p>
          </table:table-cell>
          <table:table-cell office:value-type="float" office:value="0.00004" calcext:value-type="float">
            <text:p>0.000040</text:p>
          </table:table-cell>
          <table:table-cell office:value-type="float" office:value="25.345457" calcext:value-type="float">
            <text:p>25.345457</text:p>
          </table:table-cell>
          <table:table-cell office:value-type="float" office:value="-28.759861" calcext:value-type="float">
            <text:p>-28.759861</text:p>
          </table:table-cell>
          <table:table-cell office:value-type="float" office:value="6.269076" calcext:value-type="float">
            <text:p>6.269076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-0.002577" calcext:value-type="float">
            <text:p>-0.002577</text:p>
          </table:table-cell>
          <table:table-cell office:value-type="float" office:value="0.00007" calcext:value-type="float">
            <text:p>0.000070</text:p>
          </table:table-cell>
          <table:table-cell office:value-type="float" office:value="26.732878" calcext:value-type="float">
            <text:p>26.732878</text:p>
          </table:table-cell>
          <table:table-cell office:value-type="float" office:value="-30.011377" calcext:value-type="float">
            <text:p>-30.011377</text:p>
          </table:table-cell>
          <table:table-cell office:value-type="float" office:value="6.678468" calcext:value-type="float">
            <text:p>6.678468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-0.000504" calcext:value-type="float">
            <text:p>-0.000504</text:p>
          </table:table-cell>
          <table:table-cell office:value-type="float" office:value="-0.002626" calcext:value-type="float">
            <text:p>-0.002626</text:p>
          </table:table-cell>
          <table:table-cell office:value-type="float" office:value="-0.000078" calcext:value-type="float">
            <text:p>-0.000078</text:p>
          </table:table-cell>
          <table:table-cell office:value-type="float" office:value="28.131065" calcext:value-type="float">
            <text:p>28.131065</text:p>
          </table:table-cell>
          <table:table-cell office:value-type="float" office:value="-31.248474" calcext:value-type="float">
            <text:p>-31.248474</text:p>
          </table:table-cell>
          <table:table-cell office:value-type="float" office:value="7.098504" calcext:value-type="float">
            <text:p>7.098504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-0.000611" calcext:value-type="float">
            <text:p>-0.000611</text:p>
          </table:table-cell>
          <table:table-cell office:value-type="float" office:value="-0.002733" calcext:value-type="float">
            <text:p>-0.002733</text:p>
          </table:table-cell>
          <table:table-cell office:value-type="float" office:value="-0.000081" calcext:value-type="float">
            <text:p>-0.000081</text:p>
          </table:table-cell>
          <table:table-cell office:value-type="float" office:value="29.561584" calcext:value-type="float">
            <text:p>29.561584</text:p>
          </table:table-cell>
          <table:table-cell office:value-type="float" office:value="-32.495026" calcext:value-type="float">
            <text:p>-32.495026</text:p>
          </table:table-cell>
          <table:table-cell office:value-type="float" office:value="7.544813" calcext:value-type="float">
            <text:p>7.544813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-0.000624" calcext:value-type="float">
            <text:p>-0.000624</text:p>
          </table:table-cell>
          <table:table-cell office:value-type="float" office:value="-0.00264" calcext:value-type="float">
            <text:p>-0.002640</text:p>
          </table:table-cell>
          <table:table-cell office:value-type="float" office:value="-0.000182" calcext:value-type="float">
            <text:p>-0.000182</text:p>
          </table:table-cell>
          <table:table-cell office:value-type="float" office:value="31.010756" calcext:value-type="float">
            <text:p>31.010756</text:p>
          </table:table-cell>
          <table:table-cell office:value-type="float" office:value="-33.73719" calcext:value-type="float">
            <text:p>-33.737190</text:p>
          </table:table-cell>
          <table:table-cell office:value-type="float" office:value="8.00369" calcext:value-type="float">
            <text:p>8.003690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-0.000769" calcext:value-type="float">
            <text:p>-0.000769</text:p>
          </table:table-cell>
          <table:table-cell office:value-type="float" office:value="-0.002593" calcext:value-type="float">
            <text:p>-0.002593</text:p>
          </table:table-cell>
          <table:table-cell office:value-type="float" office:value="-0.000116" calcext:value-type="float">
            <text:p>-0.000116</text:p>
          </table:table-cell>
          <table:table-cell office:value-type="float" office:value="32.471542" calcext:value-type="float">
            <text:p>32.471542</text:p>
          </table:table-cell>
          <table:table-cell office:value-type="float" office:value="-34.966759" calcext:value-type="float">
            <text:p>-34.966759</text:p>
          </table:table-cell>
          <table:table-cell office:value-type="float" office:value="8.473589" calcext:value-type="float">
            <text:p>8.473589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92" calcext:value-type="float">
            <text:p>-0.000792</text:p>
          </table:table-cell>
          <table:table-cell office:value-type="float" office:value="-0.002517" calcext:value-type="float">
            <text:p>-0.002517</text:p>
          </table:table-cell>
          <table:table-cell office:value-type="float" office:value="-0.000085" calcext:value-type="float">
            <text:p>-0.000085</text:p>
          </table:table-cell>
          <table:table-cell office:value-type="float" office:value="33.94437" calcext:value-type="float">
            <text:p>33.944370</text:p>
          </table:table-cell>
          <table:table-cell office:value-type="float" office:value="-36.188129" calcext:value-type="float">
            <text:p>-36.188129</text:p>
          </table:table-cell>
          <table:table-cell office:value-type="float" office:value="8.965376" calcext:value-type="float">
            <text:p>8.965376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77" calcext:value-type="float">
            <text:p>-0.000877</text:p>
          </table:table-cell>
          <table:table-cell office:value-type="float" office:value="-0.002461" calcext:value-type="float">
            <text:p>-0.002461</text:p>
          </table:table-cell>
          <table:table-cell office:value-type="float" office:value="-0.000205" calcext:value-type="float">
            <text:p>-0.000205</text:p>
          </table:table-cell>
          <table:table-cell office:value-type="float" office:value="35.443378" calcext:value-type="float">
            <text:p>35.443378</text:p>
          </table:table-cell>
          <table:table-cell office:value-type="float" office:value="-37.396912" calcext:value-type="float">
            <text:p>-37.396912</text:p>
          </table:table-cell>
          <table:table-cell office:value-type="float" office:value="9.468761" calcext:value-type="float">
            <text:p>9.468761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6" calcext:value-type="float">
            <text:p>-0.000860</text:p>
          </table:table-cell>
          <table:table-cell office:value-type="float" office:value="-0.002443" calcext:value-type="float">
            <text:p>-0.002443</text:p>
          </table:table-cell>
          <table:table-cell office:value-type="float" office:value="-0.000168" calcext:value-type="float">
            <text:p>-0.000168</text:p>
          </table:table-cell>
          <table:table-cell office:value-type="float" office:value="36.965576" calcext:value-type="float">
            <text:p>36.965576</text:p>
          </table:table-cell>
          <table:table-cell office:value-type="float" office:value="-38.594021" calcext:value-type="float">
            <text:p>-38.594021</text:p>
          </table:table-cell>
          <table:table-cell office:value-type="float" office:value="9.981967" calcext:value-type="float">
            <text:p>9.981967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54" calcext:value-type="float">
            <text:p>-0.000854</text:p>
          </table:table-cell>
          <table:table-cell office:value-type="float" office:value="-0.002314" calcext:value-type="float">
            <text:p>-0.002314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38.517521" calcext:value-type="float">
            <text:p>38.517521</text:p>
          </table:table-cell>
          <table:table-cell office:value-type="float" office:value="-39.779995" calcext:value-type="float">
            <text:p>-39.779995</text:p>
          </table:table-cell>
          <table:table-cell office:value-type="float" office:value="10.502572" calcext:value-type="float">
            <text:p>10.502572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6" calcext:value-type="float">
            <text:p>-0.000860</text:p>
          </table:table-cell>
          <table:table-cell office:value-type="float" office:value="-0.002239" calcext:value-type="float">
            <text:p>-0.002239</text:p>
          </table:table-cell>
          <table:table-cell office:value-type="float" office:value="-0.000385" calcext:value-type="float">
            <text:p>-0.000385</text:p>
          </table:table-cell>
          <table:table-cell office:value-type="float" office:value="40.098736" calcext:value-type="float">
            <text:p>40.098736</text:p>
          </table:table-cell>
          <table:table-cell office:value-type="float" office:value="-40.952702" calcext:value-type="float">
            <text:p>-40.952702</text:p>
          </table:table-cell>
          <table:table-cell office:value-type="float" office:value="11.039657" calcext:value-type="float">
            <text:p>11.039657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908" calcext:value-type="float">
            <text:p>-0.000908</text:p>
          </table:table-cell>
          <table:table-cell office:value-type="float" office:value="-0.002165" calcext:value-type="float">
            <text:p>-0.002165</text:p>
          </table:table-cell>
          <table:table-cell office:value-type="float" office:value="-0.000447" calcext:value-type="float">
            <text:p>-0.000447</text:p>
          </table:table-cell>
          <table:table-cell office:value-type="float" office:value="41.704407" calcext:value-type="float">
            <text:p>41.704407</text:p>
          </table:table-cell>
          <table:table-cell office:value-type="float" office:value="-42.110897" calcext:value-type="float">
            <text:p>-42.110897</text:p>
          </table:table-cell>
          <table:table-cell office:value-type="float" office:value="11.585685" calcext:value-type="float">
            <text:p>11.585685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101" calcext:value-type="float">
            <text:p>-0.001010</text:p>
          </table:table-cell>
          <table:table-cell office:value-type="float" office:value="-0.002135" calcext:value-type="float">
            <text:p>-0.002135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43.34201" calcext:value-type="float">
            <text:p>43.342010</text:p>
          </table:table-cell>
          <table:table-cell office:value-type="float" office:value="-43.25634" calcext:value-type="float">
            <text:p>-43.256340</text:p>
          </table:table-cell>
          <table:table-cell office:value-type="float" office:value="12.141741" calcext:value-type="float">
            <text:p>12.141741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1019" calcext:value-type="float">
            <text:p>-0.001019</text:p>
          </table:table-cell>
          <table:table-cell office:value-type="float" office:value="-0.002098" calcext:value-type="float">
            <text:p>-0.002098</text:p>
          </table:table-cell>
          <table:table-cell office:value-type="float" office:value="-0.000448" calcext:value-type="float">
            <text:p>-0.000448</text:p>
          </table:table-cell>
          <table:table-cell office:value-type="float" office:value="45.006035" calcext:value-type="float">
            <text:p>45.006035</text:p>
          </table:table-cell>
          <table:table-cell office:value-type="float" office:value="-44.389324" calcext:value-type="float">
            <text:p>-44.389324</text:p>
          </table:table-cell>
          <table:table-cell office:value-type="float" office:value="12.715103" calcext:value-type="float">
            <text:p>12.715103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94" calcext:value-type="float">
            <text:p>-0.000940</text:p>
          </table:table-cell>
          <table:table-cell office:value-type="float" office:value="-0.002096" calcext:value-type="float">
            <text:p>-0.002096</text:p>
          </table:table-cell>
          <table:table-cell office:value-type="float" office:value="-0.000366" calcext:value-type="float">
            <text:p>-0.000366</text:p>
          </table:table-cell>
          <table:table-cell office:value-type="float" office:value="46.698837" calcext:value-type="float">
            <text:p>46.698837</text:p>
          </table:table-cell>
          <table:table-cell office:value-type="float" office:value="-45.512005" calcext:value-type="float">
            <text:p>-45.512005</text:p>
          </table:table-cell>
          <table:table-cell office:value-type="float" office:value="13.309422" calcext:value-type="float">
            <text:p>13.309422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905" calcext:value-type="float">
            <text:p>-0.000905</text:p>
          </table:table-cell>
          <table:table-cell office:value-type="float" office:value="-0.002238" calcext:value-type="float">
            <text:p>-0.002238</text:p>
          </table:table-cell>
          <table:table-cell office:value-type="float" office:value="-0.000497" calcext:value-type="float">
            <text:p>-0.000497</text:p>
          </table:table-cell>
          <table:table-cell office:value-type="float" office:value="48.421185" calcext:value-type="float">
            <text:p>48.421185</text:p>
          </table:table-cell>
          <table:table-cell office:value-type="float" office:value="-46.6227" calcext:value-type="float">
            <text:p>-46.622700</text:p>
          </table:table-cell>
          <table:table-cell office:value-type="float" office:value="13.915524" calcext:value-type="float">
            <text:p>13.915524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86" calcext:value-type="float">
            <text:p>-0.000786</text:p>
          </table:table-cell>
          <table:table-cell office:value-type="float" office:value="-0.002293" calcext:value-type="float">
            <text:p>-0.002293</text:p>
          </table:table-cell>
          <table:table-cell office:value-type="float" office:value="-0.000603" calcext:value-type="float">
            <text:p>-0.000603</text:p>
          </table:table-cell>
          <table:table-cell office:value-type="float" office:value="50.170918" calcext:value-type="float">
            <text:p>50.170918</text:p>
          </table:table-cell>
          <table:table-cell office:value-type="float" office:value="-47.721382" calcext:value-type="float">
            <text:p>-47.721382</text:p>
          </table:table-cell>
          <table:table-cell office:value-type="float" office:value="14.533989" calcext:value-type="float">
            <text:p>14.533989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76" calcext:value-type="float">
            <text:p>-0.000776</text:p>
          </table:table-cell>
          <table:table-cell office:value-type="float" office:value="-0.002108" calcext:value-type="float">
            <text:p>-0.002108</text:p>
          </table:table-cell>
          <table:table-cell office:value-type="float" office:value="-0.000689" calcext:value-type="float">
            <text:p>-0.000689</text:p>
          </table:table-cell>
          <table:table-cell office:value-type="float" office:value="51.942329" calcext:value-type="float">
            <text:p>51.942329</text:p>
          </table:table-cell>
          <table:table-cell office:value-type="float" office:value="-48.810009" calcext:value-type="float">
            <text:p>-48.810009</text:p>
          </table:table-cell>
          <table:table-cell office:value-type="float" office:value="15.168442" calcext:value-type="float">
            <text:p>15.168442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93" calcext:value-type="float">
            <text:p>-0.000793</text:p>
          </table:table-cell>
          <table:table-cell office:value-type="float" office:value="-0.002131" calcext:value-type="float">
            <text:p>-0.002131</text:p>
          </table:table-cell>
          <table:table-cell office:value-type="float" office:value="-0.000703" calcext:value-type="float">
            <text:p>-0.000703</text:p>
          </table:table-cell>
          <table:table-cell office:value-type="float" office:value="53.738316" calcext:value-type="float">
            <text:p>53.738316</text:p>
          </table:table-cell>
          <table:table-cell office:value-type="float" office:value="-49.894115" calcext:value-type="float">
            <text:p>-49.894115</text:p>
          </table:table-cell>
          <table:table-cell office:value-type="float" office:value="15.814763" calcext:value-type="float">
            <text:p>15.814763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33" calcext:value-type="float">
            <text:p>-0.000733</text:p>
          </table:table-cell>
          <table:table-cell office:value-type="float" office:value="-0.002138" calcext:value-type="float">
            <text:p>-0.002138</text:p>
          </table:table-cell>
          <table:table-cell office:value-type="float" office:value="-0.000756" calcext:value-type="float">
            <text:p>-0.000756</text:p>
          </table:table-cell>
          <table:table-cell office:value-type="float" office:value="55.537613" calcext:value-type="float">
            <text:p>55.537613</text:p>
          </table:table-cell>
          <table:table-cell office:value-type="float" office:value="-50.957497" calcext:value-type="float">
            <text:p>-50.957497</text:p>
          </table:table-cell>
          <table:table-cell office:value-type="float" office:value="16.459633" calcext:value-type="float">
            <text:p>16.459633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663" calcext:value-type="float">
            <text:p>-0.000663</text:p>
          </table:table-cell>
          <table:table-cell office:value-type="float" office:value="-0.002038" calcext:value-type="float">
            <text:p>-0.002038</text:p>
          </table:table-cell>
          <table:table-cell office:value-type="float" office:value="-0.00077" calcext:value-type="float">
            <text:p>-0.000770</text:p>
          </table:table-cell>
          <table:table-cell office:value-type="float" office:value="57.377972" calcext:value-type="float">
            <text:p>57.377972</text:p>
          </table:table-cell>
          <table:table-cell office:value-type="float" office:value="-52.022369" calcext:value-type="float">
            <text:p>-52.022369</text:p>
          </table:table-cell>
          <table:table-cell office:value-type="float" office:value="17.120991" calcext:value-type="float">
            <text:p>17.120991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637" calcext:value-type="float">
            <text:p>-0.000637</text:p>
          </table:table-cell>
          <table:table-cell office:value-type="float" office:value="-0.002017" calcext:value-type="float">
            <text:p>-0.002017</text:p>
          </table:table-cell>
          <table:table-cell office:value-type="float" office:value="-0.000727" calcext:value-type="float">
            <text:p>-0.000727</text:p>
          </table:table-cell>
          <table:table-cell office:value-type="float" office:value="59.239532" calcext:value-type="float">
            <text:p>59.239532</text:p>
          </table:table-cell>
          <table:table-cell office:value-type="float" office:value="-53.082039" calcext:value-type="float">
            <text:p>-53.082039</text:p>
          </table:table-cell>
          <table:table-cell office:value-type="float" office:value="17.791079" calcext:value-type="float">
            <text:p>17.791079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98" calcext:value-type="float">
            <text:p>-0.000898</text:p>
          </table:table-cell>
          <table:table-cell office:value-type="float" office:value="-0.002051" calcext:value-type="float">
            <text:p>-0.002051</text:p>
          </table:table-cell>
          <table:table-cell office:value-type="float" office:value="-0.000747" calcext:value-type="float">
            <text:p>-0.000747</text:p>
          </table:table-cell>
          <table:table-cell office:value-type="float" office:value="61.13171" calcext:value-type="float">
            <text:p>61.131710</text:p>
          </table:table-cell>
          <table:table-cell office:value-type="float" office:value="-54.129253" calcext:value-type="float">
            <text:p>-54.129253</text:p>
          </table:table-cell>
          <table:table-cell office:value-type="float" office:value="18.476925" calcext:value-type="float">
            <text:p>18.476925</text:p>
          </table:table-cell>
        </table:table-row>
        <table:table-row table:style-name="ro1">
          <table:table-cell office:value-type="float" office:value="8343" calcext:value-type="float">
            <text:p>83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85" calcext:value-type="float">
            <text:p>-0.000785</text:p>
          </table:table-cell>
          <table:table-cell office:value-type="float" office:value="-0.002102" calcext:value-type="float">
            <text:p>-0.002102</text:p>
          </table:table-cell>
          <table:table-cell office:value-type="float" office:value="-0.000723" calcext:value-type="float">
            <text:p>-0.000723</text:p>
          </table:table-cell>
          <table:table-cell office:value-type="float" office:value="63.060211" calcext:value-type="float">
            <text:p>63.060211</text:p>
          </table:table-cell>
          <table:table-cell office:value-type="float" office:value="-55.160789" calcext:value-type="float">
            <text:p>-55.160789</text:p>
          </table:table-cell>
          <table:table-cell office:value-type="float" office:value="19.165983" calcext:value-type="float">
            <text:p>19.165983</text:p>
          </table:table-cell>
        </table:table-row>
        <table:table-row table:style-name="ro1">
          <table:table-cell office:value-type="float" office:value="8443" calcext:value-type="float">
            <text:p>84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9" calcext:value-type="float">
            <text:p>-0.000790</text:p>
          </table:table-cell>
          <table:table-cell office:value-type="float" office:value="-0.002031" calcext:value-type="float">
            <text:p>-0.002031</text:p>
          </table:table-cell>
          <table:table-cell office:value-type="float" office:value="-0.000713" calcext:value-type="float">
            <text:p>-0.000713</text:p>
          </table:table-cell>
          <table:table-cell office:value-type="float" office:value="65.013428" calcext:value-type="float">
            <text:p>65.013428</text:p>
          </table:table-cell>
          <table:table-cell office:value-type="float" office:value="-56.175987" calcext:value-type="float">
            <text:p>-56.175987</text:p>
          </table:table-cell>
          <table:table-cell office:value-type="float" office:value="19.861946" calcext:value-type="float">
            <text:p>19.861946</text:p>
          </table:table-cell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78" calcext:value-type="float">
            <text:p>-0.000778</text:p>
          </table:table-cell>
          <table:table-cell office:value-type="float" office:value="-0.002059" calcext:value-type="float">
            <text:p>-0.002059</text:p>
          </table:table-cell>
          <table:table-cell office:value-type="float" office:value="-0.000676" calcext:value-type="float">
            <text:p>-0.000676</text:p>
          </table:table-cell>
          <table:table-cell office:value-type="float" office:value="66.994286" calcext:value-type="float">
            <text:p>66.994286</text:p>
          </table:table-cell>
          <table:table-cell office:value-type="float" office:value="-57.180317" calcext:value-type="float">
            <text:p>-57.180317</text:p>
          </table:table-cell>
          <table:table-cell office:value-type="float" office:value="20.554546" calcext:value-type="float">
            <text:p>20.554546</text:p>
          </table:table-cell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59" calcext:value-type="float">
            <text:p>-0.000859</text:p>
          </table:table-cell>
          <table:table-cell office:value-type="float" office:value="-0.002014" calcext:value-type="float">
            <text:p>-0.002014</text:p>
          </table:table-cell>
          <table:table-cell office:value-type="float" office:value="-0.000698" calcext:value-type="float">
            <text:p>-0.000698</text:p>
          </table:table-cell>
          <table:table-cell office:value-type="float" office:value="69.001396" calcext:value-type="float">
            <text:p>69.001396</text:p>
          </table:table-cell>
          <table:table-cell office:value-type="float" office:value="-58.17588" calcext:value-type="float">
            <text:p>-58.175880</text:p>
          </table:table-cell>
          <table:table-cell office:value-type="float" office:value="21.251524" calcext:value-type="float">
            <text:p>21.251524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31" calcext:value-type="float">
            <text:p>-0.000831</text:p>
          </table:table-cell>
          <table:table-cell office:value-type="float" office:value="-0.00209" calcext:value-type="float">
            <text:p>-0.002090</text:p>
          </table:table-cell>
          <table:table-cell office:value-type="float" office:value="-0.000669" calcext:value-type="float">
            <text:p>-0.000669</text:p>
          </table:table-cell>
          <table:table-cell office:value-type="float" office:value="71.033852" calcext:value-type="float">
            <text:p>71.033852</text:p>
          </table:table-cell>
          <table:table-cell office:value-type="float" office:value="-59.159706" calcext:value-type="float">
            <text:p>-59.159706</text:p>
          </table:table-cell>
          <table:table-cell office:value-type="float" office:value="21.954285" calcext:value-type="float">
            <text:p>21.954285</text:p>
          </table:table-cell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44" calcext:value-type="float">
            <text:p>-0.000844</text:p>
          </table:table-cell>
          <table:table-cell office:value-type="float" office:value="-0.002131" calcext:value-type="float">
            <text:p>-0.002131</text:p>
          </table:table-cell>
          <table:table-cell office:value-type="float" office:value="-0.000616" calcext:value-type="float">
            <text:p>-0.000616</text:p>
          </table:table-cell>
          <table:table-cell office:value-type="float" office:value="73.090012" calcext:value-type="float">
            <text:p>73.090012</text:p>
          </table:table-cell>
          <table:table-cell office:value-type="float" office:value="-60.130333" calcext:value-type="float">
            <text:p>-60.130333</text:p>
          </table:table-cell>
          <table:table-cell office:value-type="float" office:value="22.675283" calcext:value-type="float">
            <text:p>22.675283</text:p>
          </table:table-cell>
        </table:table-row>
        <table:table-row table:style-name="ro1">
          <table:table-cell office:value-type="float" office:value="8943" calcext:value-type="float">
            <text:p>89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48" calcext:value-type="float">
            <text:p>-0.000748</text:p>
          </table:table-cell>
          <table:table-cell office:value-type="float" office:value="-0.002086" calcext:value-type="float">
            <text:p>-0.002086</text:p>
          </table:table-cell>
          <table:table-cell office:value-type="float" office:value="-0.000632" calcext:value-type="float">
            <text:p>-0.000632</text:p>
          </table:table-cell>
          <table:table-cell office:value-type="float" office:value="75.171814" calcext:value-type="float">
            <text:p>75.171814</text:p>
          </table:table-cell>
          <table:table-cell office:value-type="float" office:value="-61.086761" calcext:value-type="float">
            <text:p>-61.086761</text:p>
          </table:table-cell>
          <table:table-cell office:value-type="float" office:value="23.40756" calcext:value-type="float">
            <text:p>23.407560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888" calcext:value-type="float">
            <text:p>-0.000888</text:p>
          </table:table-cell>
          <table:table-cell office:value-type="float" office:value="-0.002133" calcext:value-type="float">
            <text:p>-0.002133</text:p>
          </table:table-cell>
          <table:table-cell office:value-type="float" office:value="-0.000681" calcext:value-type="float">
            <text:p>-0.000681</text:p>
          </table:table-cell>
          <table:table-cell office:value-type="float" office:value="77.283356" calcext:value-type="float">
            <text:p>77.283356</text:p>
          </table:table-cell>
          <table:table-cell office:value-type="float" office:value="-62.037922" calcext:value-type="float">
            <text:p>-62.037922</text:p>
          </table:table-cell>
          <table:table-cell office:value-type="float" office:value="24.151358" calcext:value-type="float">
            <text:p>24.151358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685" calcext:value-type="float">
            <text:p>-0.000685</text:p>
          </table:table-cell>
          <table:table-cell office:value-type="float" office:value="-0.002159" calcext:value-type="float">
            <text:p>-0.002159</text:p>
          </table:table-cell>
          <table:table-cell office:value-type="float" office:value="-0.00071" calcext:value-type="float">
            <text:p>-0.000710</text:p>
          </table:table-cell>
          <table:table-cell office:value-type="float" office:value="79.426865" calcext:value-type="float">
            <text:p>79.426865</text:p>
          </table:table-cell>
          <table:table-cell office:value-type="float" office:value="-62.982029" calcext:value-type="float">
            <text:p>-62.982029</text:p>
          </table:table-cell>
          <table:table-cell office:value-type="float" office:value="24.906984" calcext:value-type="float">
            <text:p>24.906984</text:p>
          </table:table-cell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81" calcext:value-type="float">
            <text:p>-0.000781</text:p>
          </table:table-cell>
          <table:table-cell office:value-type="float" office:value="-0.002127" calcext:value-type="float">
            <text:p>-0.002127</text:p>
          </table:table-cell>
          <table:table-cell office:value-type="float" office:value="-0.000849" calcext:value-type="float">
            <text:p>-0.000849</text:p>
          </table:table-cell>
          <table:table-cell office:value-type="float" office:value="81.598557" calcext:value-type="float">
            <text:p>81.598557</text:p>
          </table:table-cell>
          <table:table-cell office:value-type="float" office:value="-63.915981" calcext:value-type="float">
            <text:p>-63.915981</text:p>
          </table:table-cell>
          <table:table-cell office:value-type="float" office:value="25.671864" calcext:value-type="float">
            <text:p>25.67186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14" calcext:value-type="float">
            <text:p>-0.000714</text:p>
          </table:table-cell>
          <table:table-cell office:value-type="float" office:value="-0.002173" calcext:value-type="float">
            <text:p>-0.002173</text:p>
          </table:table-cell>
          <table:table-cell office:value-type="float" office:value="-0.000817" calcext:value-type="float">
            <text:p>-0.000817</text:p>
          </table:table-cell>
          <table:table-cell office:value-type="float" office:value="83.797112" calcext:value-type="float">
            <text:p>83.797112</text:p>
          </table:table-cell>
          <table:table-cell office:value-type="float" office:value="-64.83284" calcext:value-type="float">
            <text:p>-64.832840</text:p>
          </table:table-cell>
          <table:table-cell office:value-type="float" office:value="26.445461" calcext:value-type="float">
            <text:p>26.445461</text:p>
          </table:table-cell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773" calcext:value-type="float">
            <text:p>-0.000773</text:p>
          </table:table-cell>
          <table:table-cell office:value-type="float" office:value="-0.002221" calcext:value-type="float">
            <text:p>-0.002221</text:p>
          </table:table-cell>
          <table:table-cell office:value-type="float" office:value="-0.000842" calcext:value-type="float">
            <text:p>-0.000842</text:p>
          </table:table-cell>
          <table:table-cell office:value-type="float" office:value="86.019302" calcext:value-type="float">
            <text:p>86.019302</text:p>
          </table:table-cell>
          <table:table-cell office:value-type="float" office:value="-65.739571" calcext:value-type="float">
            <text:p>-65.739571</text:p>
          </table:table-cell>
          <table:table-cell office:value-type="float" office:value="27.229214" calcext:value-type="float">
            <text:p>27.229214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697" calcext:value-type="float">
            <text:p>-0.000697</text:p>
          </table:table-cell>
          <table:table-cell office:value-type="float" office:value="-0.002291" calcext:value-type="float">
            <text:p>-0.002291</text:p>
          </table:table-cell>
          <table:table-cell office:value-type="float" office:value="-0.000855" calcext:value-type="float">
            <text:p>-0.000855</text:p>
          </table:table-cell>
          <table:table-cell office:value-type="float" office:value="88.269203" calcext:value-type="float">
            <text:p>88.269203</text:p>
          </table:table-cell>
          <table:table-cell office:value-type="float" office:value="-66.636513" calcext:value-type="float">
            <text:p>-66.636513</text:p>
          </table:table-cell>
          <table:table-cell office:value-type="float" office:value="28.022367" calcext:value-type="float">
            <text:p>28.022367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635" calcext:value-type="float">
            <text:p>-0.000635</text:p>
          </table:table-cell>
          <table:table-cell office:value-type="float" office:value="-0.002239" calcext:value-type="float">
            <text:p>-0.002239</text:p>
          </table:table-cell>
          <table:table-cell office:value-type="float" office:value="-0.000893" calcext:value-type="float">
            <text:p>-0.000893</text:p>
          </table:table-cell>
          <table:table-cell office:value-type="float" office:value="90.545197" calcext:value-type="float">
            <text:p>90.545197</text:p>
          </table:table-cell>
          <table:table-cell office:value-type="float" office:value="-67.525467" calcext:value-type="float">
            <text:p>-67.525467</text:p>
          </table:table-cell>
          <table:table-cell office:value-type="float" office:value="28.812855" calcext:value-type="float">
            <text:p>28.812855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567" calcext:value-type="float">
            <text:p>-0.000567</text:p>
          </table:table-cell>
          <table:table-cell office:value-type="float" office:value="-0.00225" calcext:value-type="float">
            <text:p>-0.002250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2.823669" calcext:value-type="float">
            <text:p>92.823669</text:p>
          </table:table-cell>
          <table:table-cell office:value-type="float" office:value="-68.394318" calcext:value-type="float">
            <text:p>-68.394318</text:p>
          </table:table-cell>
          <table:table-cell office:value-type="float" office:value="29.603334" calcext:value-type="float">
            <text:p>29.60333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555" calcext:value-type="float">
            <text:p>-0.000555</text:p>
          </table:table-cell>
          <table:table-cell office:value-type="float" office:value="-0.002213" calcext:value-type="float">
            <text:p>-0.002213</text:p>
          </table:table-cell>
          <table:table-cell office:value-type="float" office:value="-0.000872" calcext:value-type="float">
            <text:p>-0.000872</text:p>
          </table:table-cell>
          <table:table-cell office:value-type="float" office:value="95.152588" calcext:value-type="float">
            <text:p>95.152588</text:p>
          </table:table-cell>
          <table:table-cell office:value-type="float" office:value="-69.265282" calcext:value-type="float">
            <text:p>-69.265282</text:p>
          </table:table-cell>
          <table:table-cell office:value-type="float" office:value="30.405449" calcext:value-type="float">
            <text:p>30.405449</text:p>
          </table:table-cell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603" calcext:value-type="float">
            <text:p>-0.000603</text:p>
          </table:table-cell>
          <table:table-cell office:value-type="float" office:value="-0.002144" calcext:value-type="float">
            <text:p>-0.002144</text:p>
          </table:table-cell>
          <table:table-cell office:value-type="float" office:value="-0.000869" calcext:value-type="float">
            <text:p>-0.000869</text:p>
          </table:table-cell>
          <table:table-cell office:value-type="float" office:value="97.507881" calcext:value-type="float">
            <text:p>97.507881</text:p>
          </table:table-cell>
          <table:table-cell office:value-type="float" office:value="-70.133865" calcext:value-type="float">
            <text:p>-70.133865</text:p>
          </table:table-cell>
          <table:table-cell office:value-type="float" office:value="31.209999" calcext:value-type="float">
            <text:p>31.209999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617" calcext:value-type="float">
            <text:p>-0.000617</text:p>
          </table:table-cell>
          <table:table-cell office:value-type="float" office:value="-0.002122" calcext:value-type="float">
            <text:p>-0.002122</text:p>
          </table:table-cell>
          <table:table-cell office:value-type="float" office:value="-0.000894" calcext:value-type="float">
            <text:p>-0.000894</text:p>
          </table:table-cell>
          <table:table-cell office:value-type="float" office:value="99.896194" calcext:value-type="float">
            <text:p>99.896194</text:p>
          </table:table-cell>
          <table:table-cell office:value-type="float" office:value="-70.984177" calcext:value-type="float">
            <text:p>-70.984177</text:p>
          </table:table-cell>
          <table:table-cell office:value-type="float" office:value="32.022648" calcext:value-type="float">
            <text:p>32.022648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582" calcext:value-type="float">
            <text:p>-0.000582</text:p>
          </table:table-cell>
          <table:table-cell office:value-type="float" office:value="-0.002138" calcext:value-type="float">
            <text:p>-0.002138</text:p>
          </table:table-cell>
          <table:table-cell office:value-type="float" office:value="-0.000841" calcext:value-type="float">
            <text:p>-0.000841</text:p>
          </table:table-cell>
          <table:table-cell office:value-type="float" office:value="102.315781" calcext:value-type="float">
            <text:p>102.315781</text:p>
          </table:table-cell>
          <table:table-cell office:value-type="float" office:value="-71.818794" calcext:value-type="float">
            <text:p>-71.818794</text:p>
          </table:table-cell>
          <table:table-cell office:value-type="float" office:value="32.83667" calcext:value-type="float">
            <text:p>32.836670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2085" calcext:value-type="float">
            <text:p>-0.002085</text:p>
          </table:table-cell>
          <table:table-cell office:value-type="float" office:value="-0.000791" calcext:value-type="float">
            <text:p>-0.000791</text:p>
          </table:table-cell>
          <table:table-cell office:value-type="float" office:value="104.760323" calcext:value-type="float">
            <text:p>104.760323</text:p>
          </table:table-cell>
          <table:table-cell office:value-type="float" office:value="-72.64579" calcext:value-type="float">
            <text:p>-72.645790</text:p>
          </table:table-cell>
          <table:table-cell office:value-type="float" office:value="33.662369" calcext:value-type="float">
            <text:p>33.662369</text:p>
          </table:table-cell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526" calcext:value-type="float">
            <text:p>-0.000526</text:p>
          </table:table-cell>
          <table:table-cell office:value-type="float" office:value="-0.00211" calcext:value-type="float">
            <text:p>-0.002110</text:p>
          </table:table-cell>
          <table:table-cell office:value-type="float" office:value="-0.000817" calcext:value-type="float">
            <text:p>-0.000817</text:p>
          </table:table-cell>
          <table:table-cell office:value-type="float" office:value="107.2248" calcext:value-type="float">
            <text:p>107.224800</text:p>
          </table:table-cell>
          <table:table-cell office:value-type="float" office:value="-73.459274" calcext:value-type="float">
            <text:p>-73.459274</text:p>
          </table:table-cell>
          <table:table-cell office:value-type="float" office:value="34.495888" calcext:value-type="float">
            <text:p>34.495888</text:p>
          </table:table-cell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521" calcext:value-type="float">
            <text:p>-0.000521</text:p>
          </table:table-cell>
          <table:table-cell office:value-type="float" office:value="-0.002137" calcext:value-type="float">
            <text:p>-0.002137</text:p>
          </table:table-cell>
          <table:table-cell office:value-type="float" office:value="-0.000826" calcext:value-type="float">
            <text:p>-0.000826</text:p>
          </table:table-cell>
          <table:table-cell office:value-type="float" office:value="109.709999" calcext:value-type="float">
            <text:p>109.709999</text:p>
          </table:table-cell>
          <table:table-cell office:value-type="float" office:value="-74.269691" calcext:value-type="float">
            <text:p>-74.269691</text:p>
          </table:table-cell>
          <table:table-cell office:value-type="float" office:value="35.339817" calcext:value-type="float">
            <text:p>35.339817</text:p>
          </table:table-cell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478" calcext:value-type="float">
            <text:p>-0.000478</text:p>
          </table:table-cell>
          <table:table-cell office:value-type="float" office:value="-0.002249" calcext:value-type="float">
            <text:p>-0.002249</text:p>
          </table:table-cell>
          <table:table-cell office:value-type="float" office:value="-0.000831" calcext:value-type="float">
            <text:p>-0.000831</text:p>
          </table:table-cell>
          <table:table-cell office:value-type="float" office:value="112.223587" calcext:value-type="float">
            <text:p>112.223587</text:p>
          </table:table-cell>
          <table:table-cell office:value-type="float" office:value="-75.081779" calcext:value-type="float">
            <text:p>-75.081779</text:p>
          </table:table-cell>
          <table:table-cell office:value-type="float" office:value="36.189445" calcext:value-type="float">
            <text:p>36.189445</text:p>
          </table:table-cell>
        </table:table-row>
        <table:table-row table:style-name="ro1">
          <table:table-cell office:value-type="float" office:value="10642" calcext:value-type="float">
            <text:p>106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42" calcext:value-type="float">
            <text:p>-0.000420</text:p>
          </table:table-cell>
          <table:table-cell office:value-type="float" office:value="-0.00226" calcext:value-type="float">
            <text:p>-0.002260</text:p>
          </table:table-cell>
          <table:table-cell office:value-type="float" office:value="-0.00073" calcext:value-type="float">
            <text:p>-0.000730</text:p>
          </table:table-cell>
          <table:table-cell office:value-type="float" office:value="114.758339" calcext:value-type="float">
            <text:p>114.758339</text:p>
          </table:table-cell>
          <table:table-cell office:value-type="float" office:value="-75.892189" calcext:value-type="float">
            <text:p>-75.892189</text:p>
          </table:table-cell>
          <table:table-cell office:value-type="float" office:value="37.040405" calcext:value-type="float">
            <text:p>37.040405</text:p>
          </table:table-cell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58" calcext:value-type="float">
            <text:p>-0.000258</text:p>
          </table:table-cell>
          <table:table-cell office:value-type="float" office:value="-0.002267" calcext:value-type="float">
            <text:p>-0.002267</text:p>
          </table:table-cell>
          <table:table-cell office:value-type="float" office:value="-0.000761" calcext:value-type="float">
            <text:p>-0.000761</text:p>
          </table:table-cell>
          <table:table-cell office:value-type="float" office:value="117.319572" calcext:value-type="float">
            <text:p>117.319572</text:p>
          </table:table-cell>
          <table:table-cell office:value-type="float" office:value="-76.697502" calcext:value-type="float">
            <text:p>-76.697502</text:p>
          </table:table-cell>
          <table:table-cell office:value-type="float" office:value="37.899822" calcext:value-type="float">
            <text:p>37.899822</text:p>
          </table:table-cell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23" calcext:value-type="float">
            <text:p>-0.000223</text:p>
          </table:table-cell>
          <table:table-cell office:value-type="float" office:value="-0.00225" calcext:value-type="float">
            <text:p>-0.002250</text:p>
          </table:table-cell>
          <table:table-cell office:value-type="float" office:value="-0.000554" calcext:value-type="float">
            <text:p>-0.000554</text:p>
          </table:table-cell>
          <table:table-cell office:value-type="float" office:value="119.90329" calcext:value-type="float">
            <text:p>119.903290</text:p>
          </table:table-cell>
          <table:table-cell office:value-type="float" office:value="-77.498421" calcext:value-type="float">
            <text:p>-77.498421</text:p>
          </table:table-cell>
          <table:table-cell office:value-type="float" office:value="38.768387" calcext:value-type="float">
            <text:p>38.768387</text:p>
          </table:table-cell>
        </table:table-row>
        <table:table-row table:style-name="ro1">
          <table:table-cell office:value-type="float" office:value="10942" calcext:value-type="float">
            <text:p>10942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135" calcext:value-type="float">
            <text:p>-0.002135</text:p>
          </table:table-cell>
          <table:table-cell office:value-type="float" office:value="-0.000527" calcext:value-type="float">
            <text:p>-0.000527</text:p>
          </table:table-cell>
          <table:table-cell office:value-type="float" office:value="122.508369" calcext:value-type="float">
            <text:p>122.508369</text:p>
          </table:table-cell>
          <table:table-cell office:value-type="float" office:value="-78.300972" calcext:value-type="float">
            <text:p>-78.300972</text:p>
          </table:table-cell>
          <table:table-cell office:value-type="float" office:value="39.654011" calcext:value-type="float">
            <text:p>39.654011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46" calcext:value-type="float">
            <text:p>-0.000246</text:p>
          </table:table-cell>
          <table:table-cell office:value-type="float" office:value="-0.002151" calcext:value-type="float">
            <text:p>-0.002151</text:p>
          </table:table-cell>
          <table:table-cell office:value-type="float" office:value="-0.000692" calcext:value-type="float">
            <text:p>-0.000692</text:p>
          </table:table-cell>
          <table:table-cell office:value-type="float" office:value="125.139259" calcext:value-type="float">
            <text:p>125.139259</text:p>
          </table:table-cell>
          <table:table-cell office:value-type="float" office:value="-79.103943" calcext:value-type="float">
            <text:p>-79.103943</text:p>
          </table:table-cell>
          <table:table-cell office:value-type="float" office:value="40.556591" calcext:value-type="float">
            <text:p>40.556591</text:p>
          </table:table-cell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87" calcext:value-type="float">
            <text:p>-0.000287</text:p>
          </table:table-cell>
          <table:table-cell office:value-type="float" office:value="-0.002219" calcext:value-type="float">
            <text:p>-0.002219</text:p>
          </table:table-cell>
          <table:table-cell office:value-type="float" office:value="-0.000538" calcext:value-type="float">
            <text:p>-0.000538</text:p>
          </table:table-cell>
          <table:table-cell office:value-type="float" office:value="127.797081" calcext:value-type="float">
            <text:p>127.797081</text:p>
          </table:table-cell>
          <table:table-cell office:value-type="float" office:value="-79.911873" calcext:value-type="float">
            <text:p>-79.911873</text:p>
          </table:table-cell>
          <table:table-cell office:value-type="float" office:value="41.466816" calcext:value-type="float">
            <text:p>41.466816</text:p>
          </table:table-cell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477" calcext:value-type="float">
            <text:p>-0.000477</text:p>
          </table:table-cell>
          <table:table-cell office:value-type="float" office:value="-0.002196" calcext:value-type="float">
            <text:p>-0.002196</text:p>
          </table:table-cell>
          <table:table-cell office:value-type="float" office:value="-0.000477" calcext:value-type="float">
            <text:p>-0.000477</text:p>
          </table:table-cell>
          <table:table-cell office:value-type="float" office:value="130.476898" calcext:value-type="float">
            <text:p>130.476898</text:p>
          </table:table-cell>
          <table:table-cell office:value-type="float" office:value="-80.718079" calcext:value-type="float">
            <text:p>-80.718079</text:p>
          </table:table-cell>
          <table:table-cell office:value-type="float" office:value="42.387272" calcext:value-type="float">
            <text:p>42.387272</text:p>
          </table:table-cell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328" calcext:value-type="float">
            <text:p>-0.000328</text:p>
          </table:table-cell>
          <table:table-cell office:value-type="float" office:value="-0.002215" calcext:value-type="float">
            <text:p>-0.002215</text:p>
          </table:table-cell>
          <table:table-cell office:value-type="float" office:value="-0.000384" calcext:value-type="float">
            <text:p>-0.000384</text:p>
          </table:table-cell>
          <table:table-cell office:value-type="float" office:value="133.178848" calcext:value-type="float">
            <text:p>133.178848</text:p>
          </table:table-cell>
          <table:table-cell office:value-type="float" office:value="-81.522835" calcext:value-type="float">
            <text:p>-81.522835</text:p>
          </table:table-cell>
          <table:table-cell office:value-type="float" office:value="43.318382" calcext:value-type="float">
            <text:p>43.318382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-0.002352" calcext:value-type="float">
            <text:p>-0.002352</text:p>
          </table:table-cell>
          <table:table-cell office:value-type="float" office:value="-0.000427" calcext:value-type="float">
            <text:p>-0.000427</text:p>
          </table:table-cell>
          <table:table-cell office:value-type="float" office:value="135.903275" calcext:value-type="float">
            <text:p>135.903275</text:p>
          </table:table-cell>
          <table:table-cell office:value-type="float" office:value="-82.320663" calcext:value-type="float">
            <text:p>-82.320663</text:p>
          </table:table-cell>
          <table:table-cell office:value-type="float" office:value="44.255039" calcext:value-type="float">
            <text:p>44.255039</text:p>
          </table:table-cell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-0.002376" calcext:value-type="float">
            <text:p>-0.002376</text:p>
          </table:table-cell>
          <table:table-cell office:value-type="float" office:value="-0.000435" calcext:value-type="float">
            <text:p>-0.000435</text:p>
          </table:table-cell>
          <table:table-cell office:value-type="float" office:value="138.615005" calcext:value-type="float">
            <text:p>138.615005</text:p>
          </table:table-cell>
          <table:table-cell office:value-type="float" office:value="-83.107292" calcext:value-type="float">
            <text:p>-83.107292</text:p>
          </table:table-cell>
          <table:table-cell office:value-type="float" office:value="45.187519" calcext:value-type="float">
            <text:p>45.187519</text:p>
          </table:table-cell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69" calcext:value-type="float">
            <text:p>-0.000269</text:p>
          </table:table-cell>
          <table:table-cell office:value-type="float" office:value="-0.002436" calcext:value-type="float">
            <text:p>-0.002436</text:p>
          </table:table-cell>
          <table:table-cell office:value-type="float" office:value="-0.000392" calcext:value-type="float">
            <text:p>-0.000392</text:p>
          </table:table-cell>
          <table:table-cell office:value-type="float" office:value="141.378052" calcext:value-type="float">
            <text:p>141.378052</text:p>
          </table:table-cell>
          <table:table-cell office:value-type="float" office:value="-83.898392" calcext:value-type="float">
            <text:p>-83.898392</text:p>
          </table:table-cell>
          <table:table-cell office:value-type="float" office:value="46.147369" calcext:value-type="float">
            <text:p>46.147369</text:p>
          </table:table-cell>
        </table:table-row>
        <table:table-row table:style-name="ro1">
          <table:table-cell office:value-type="float" office:value="11741" calcext:value-type="float">
            <text:p>1174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58" calcext:value-type="float">
            <text:p>-0.000258</text:p>
          </table:table-cell>
          <table:table-cell office:value-type="float" office:value="-0.002387" calcext:value-type="float">
            <text:p>-0.002387</text:p>
          </table:table-cell>
          <table:table-cell office:value-type="float" office:value="-0.000411" calcext:value-type="float">
            <text:p>-0.000411</text:p>
          </table:table-cell>
          <table:table-cell office:value-type="float" office:value="144.159592" calcext:value-type="float">
            <text:p>144.159592</text:p>
          </table:table-cell>
          <table:table-cell office:value-type="float" office:value="-84.685455" calcext:value-type="float">
            <text:p>-84.685455</text:p>
          </table:table-cell>
          <table:table-cell office:value-type="float" office:value="47.115215" calcext:value-type="float">
            <text:p>47.115215</text:p>
          </table:table-cell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-0.002367" calcext:value-type="float">
            <text:p>-0.002367</text:p>
          </table:table-cell>
          <table:table-cell office:value-type="float" office:value="-0.000395" calcext:value-type="float">
            <text:p>-0.000395</text:p>
          </table:table-cell>
          <table:table-cell office:value-type="float" office:value="146.960342" calcext:value-type="float">
            <text:p>146.960342</text:p>
          </table:table-cell>
          <table:table-cell office:value-type="float" office:value="-85.468819" calcext:value-type="float">
            <text:p>-85.468819</text:p>
          </table:table-cell>
          <table:table-cell office:value-type="float" office:value="48.078262" calcext:value-type="float">
            <text:p>48.078262</text:p>
          </table:table-cell>
        </table:table-row>
        <table:table-row table:style-name="ro1">
          <table:table-cell office:value-type="float" office:value="11941" calcext:value-type="float">
            <text:p>1194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102" calcext:value-type="float">
            <text:p>-0.000102</text:p>
          </table:table-cell>
          <table:table-cell office:value-type="float" office:value="-0.002349" calcext:value-type="float">
            <text:p>-0.002349</text:p>
          </table:table-cell>
          <table:table-cell office:value-type="float" office:value="-0.000382" calcext:value-type="float">
            <text:p>-0.000382</text:p>
          </table:table-cell>
          <table:table-cell office:value-type="float" office:value="149.784744" calcext:value-type="float">
            <text:p>149.784744</text:p>
          </table:table-cell>
          <table:table-cell office:value-type="float" office:value="-86.250946" calcext:value-type="float">
            <text:p>-86.250946</text:p>
          </table:table-cell>
          <table:table-cell office:value-type="float" office:value="49.045525" calcext:value-type="float">
            <text:p>49.045525</text:p>
          </table:table-cell>
        </table:table-row>
        <table:table-row table:style-name="ro1">
          <table:table-cell office:value-type="float" office:value="12041" calcext:value-type="float">
            <text:p>1204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-0.000006" calcext:value-type="float">
            <text:p>-0.000006</text:p>
          </table:table-cell>
          <table:table-cell office:value-type="float" office:value="-0.002447" calcext:value-type="float">
            <text:p>-0.002447</text:p>
          </table:table-cell>
          <table:table-cell office:value-type="float" office:value="-0.000275" calcext:value-type="float">
            <text:p>-0.000275</text:p>
          </table:table-cell>
          <table:table-cell office:value-type="float" office:value="152.635635" calcext:value-type="float">
            <text:p>152.635635</text:p>
          </table:table-cell>
          <table:table-cell office:value-type="float" office:value="-87.034637" calcext:value-type="float">
            <text:p>-87.034637</text:p>
          </table:table-cell>
          <table:table-cell office:value-type="float" office:value="50.011181" calcext:value-type="float">
            <text:p>50.011181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formula="of:=[.A1]" office:value-type="string" office:string-value="Timestamp (ms)" calcext:value-type="string">
            <text:p>Timestamp (ms)</text:p>
          </table:table-cell>
          <table:table-cell table:style-name="ce3" office:value-type="string" calcext:value-type="string" table:number-columns-spanned="4" table:number-rows-spanned="1">
            <text:p>Quaternion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formula="of:=[.B2]" office:value-type="string" office:string-value="w" calcext:value-type="string">
            <text:p>w</text:p>
          </table:table-cell>
          <table:table-cell table:style-name="Default" table:formula="of:=[.C2]" office:value-type="string" office:string-value="x" calcext:value-type="string">
            <text:p>x</text:p>
          </table:table-cell>
          <table:table-cell table:style-name="Default" table:formula="of:=[.D2]" office:value-type="string" office:string-value="y" calcext:value-type="string">
            <text:p>y</text:p>
          </table:table-cell>
          <table:table-cell table:style-name="Default" table:formula="of:=[.E2]" office:value-type="string" office:string-value="z" calcext:value-type="string">
            <text:p>z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formula="of:=AVERAGE([.B3:.B92])" office:value-type="float" office:value="0.999996322222221" calcext:value-type="float">
            <text:p>0.999996</text:p>
          </table:table-cell>
          <table:table-cell table:formula="of:=AVERAGE([.C3:.C92])" office:value-type="float" office:value="0.000194233333333333" calcext:value-type="float">
            <text:p>0.000194</text:p>
          </table:table-cell>
          <table:table-cell table:formula="of:=AVERAGE([.D3:.D92])" office:value-type="float" office:value="-0.00194881111111111" calcext:value-type="float">
            <text:p>-0.001949</text:p>
          </table:table-cell>
          <table:table-cell table:formula="of:=AVERAGE([.E3:.E92])" office:value-type="float" office:value="-0.000414777777777778" calcext:value-type="float">
            <text:p>-0.0004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formula="of:=STDEV([.B3:.B92])" office:value-type="float" office:value="0.00000296355305193231" calcext:value-type="float">
            <text:p>0.000003</text:p>
          </table:table-cell>
          <table:table-cell table:formula="of:=STDEV([.C3:.C92])" office:value-type="float" office:value="0.00162441950253767" calcext:value-type="float">
            <text:p>0.001624</text:p>
          </table:table-cell>
          <table:table-cell table:formula="of:=STDEV([.D3:.D92])" office:value-type="float" office:value="0.000708245083817431" calcext:value-type="float">
            <text:p>0.000708</text:p>
          </table:table-cell>
          <table:table-cell table:formula="of:=STDEV([.E3:.E92])" office:value-type="float" office:value="0.000309858386566095" calcext:value-type="float">
            <text:p>0.0003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formula="of:=MIN([.B41:.B92])" office:value-type="float" office:value="0.999997" calcext:value-type="float">
            <text:p>0.999997</text:p>
          </table:table-cell>
          <table:table-cell table:formula="of:=MIN([.C41:.C92])" office:value-type="float" office:value="-0.001019" calcext:value-type="float">
            <text:p>-0.001019</text:p>
          </table:table-cell>
          <table:table-cell table:formula="of:=MIN([.D41:.D92])" office:value-type="float" office:value="-0.002447" calcext:value-type="float">
            <text:p>-0.002447</text:p>
          </table:table-cell>
          <table:table-cell table:formula="of:=MIN([.E41:.E92])" office:value-type="float" office:value="-0.000933" calcext:value-type="float">
            <text:p>-0.0009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formula="of:=MAX([.B3:.B92])" office:value-type="float" office:value="0.999998" calcext:value-type="float">
            <text:p>0.999998</text:p>
          </table:table-cell>
          <table:table-cell table:formula="of:=MAX([.C3:.C92])" office:value-type="float" office:value="0.006511" calcext:value-type="float">
            <text:p>0.006511</text:p>
          </table:table-cell>
          <table:table-cell table:formula="of:=MAX([.D3:.D92])" office:value-type="float" office:value="0.00084" calcext:value-type="float">
            <text:p>0.000840</text:p>
          </table:table-cell>
          <table:table-cell table:formula="of:=MAX([.E3:.E92])" office:value-type="float" office:value="0.000098" calcext:value-type="float">
            <text:p>0.00009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Quat.A1:Quat.H9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9:54:09.633742376</meta:creation-date>
    <dc:date>2016-02-01T10:55:11.320856859</dc:date>
    <meta:editing-duration>PT14M10S</meta:editing-duration>
    <meta:editing-cycles>8</meta:editing-cycles>
    <meta:generator>LibreOffice/5.0.2.2$Linux_X86_64 LibreOffice_project/00m0$Build-2</meta:generator>
    <meta:document-statistic meta:table-count="2" meta:cell-count="135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36cm" svg:height="14.033cm" xlink:href=".." xlink:type="simple" chart:class="chart:line" chart:style-name="ch1">
        <chart:title svg:x="11.25cm" svg:y="0.416cm" chart:style-name="ch2">
          <text:p>Gyroscope</text:p>
        </chart:title>
        <chart:legend chart:legend-position="end" svg:x="23.201cm" svg:y="6.219cm" style:legend-expansion="high" chart:style-name="ch3"/>
        <chart:plot-area chart:style-name="ch4" table:cell-range-address="GyroAccel.B2:GyroAccel.B54 GyroAccel.C1:GyroAccel.D54" chart:data-source-has-labels="row" svg:x="1.507cm" svg:y="1.501cm" svg:width="21.198cm" svg:height="11.271cm">
          <chartooo:coordinate-region svg:x="2.525cm" svg:y="1.7cm" svg:width="19.993cm" svg:height="10.873cm"/>
          <chart:axis chart:dimension="x" chart:name="primary-x" chart:style-name="ch5">
            <chart:title svg:x="11.268cm" svg:y="13.052cm" chart:style-name="ch6">
              <text:p>Timestamp</text:p>
            </chart:title>
            <chart:grid chart:style-name="ch7" chart:class="major"/>
          </chart:axis>
          <chart:axis chart:dimension="y" chart:name="primary-y" chart:style-name="ch8">
            <chart:title svg:x="0.451cm" svg:y="8.688cm" chart:style-name="ch9">
              <text:p>Angular Velocity (°/s)</text:p>
            </chart:title>
            <chart:grid chart:style-name="ch7" chart:class="major"/>
          </chart:axis>
          <chart:series chart:style-name="ch10" chart:values-cell-range-address="GyroAccel.B3:GyroAccel.B54" chart:label-cell-address="GyroAccel.B2:GyroAccel.B2" chart:class="chart:line">
            <chart:data-point chart:repeated="52"/>
          </chart:series>
          <chart:series chart:style-name="ch11" chart:values-cell-range-address="GyroAccel.C3:GyroAccel.C54" chart:label-cell-address="GyroAccel.C1:GyroAccel.C2" chart:class="chart:line">
            <chart:data-point chart:repeated="52"/>
          </chart:series>
          <chart:series chart:style-name="ch12" chart:values-cell-range-address="GyroAccel.D3:GyroAccel.D54" chart:label-cell-address="GyroAccel.D1:GyroAccel.D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GyroAccel.B2:GyroAccel.B2</svg:desc>
                </draw:g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GyroAccel.C1:GyroAccel.C2</svg:desc>
                </draw:g>
              </table:table-cell>
              <table:table-cell office:value-type="string">
                <text:p>z</text:p>
                <text:list>
                  <text:list-item>
                    <text:p/>
                  </text:list-item>
                  <text:list-item>
                    <text:p>z</text:p>
                  </text:list-item>
                </text:list>
                <draw:g>
                  <svg:desc>GyroAccel.D1:GyroAccel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">
                <text:p>-0.09</text:p>
                <draw:g>
                  <svg:desc>GyroAccel.B3:GyroAccel.B54</svg:desc>
                </draw:g>
              </table:table-cell>
              <table:table-cell office:value-type="float" office:value="-0.01">
                <text:p>-0.01</text:p>
                <draw:g>
                  <svg:desc>GyroAccel.C3:GyroAccel.C54</svg:desc>
                </draw:g>
              </table:table-cell>
              <table:table-cell office:value-type="float" office:value="-0.06">
                <text:p>-0.06</text:p>
                <draw:g>
                  <svg:desc>GyroAccel.D3:GyroAccel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">
                <text:p>-0.03</text:p>
              </table:table-cell>
              <table:table-cell office:value-type="float" office:value="-0.1">
                <text:p>-0.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9">
                <text:p>-0.09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">
                <text:p>-0.01</text:p>
              </table:table-cell>
              <table:table-cell office:value-type="float" office:value="-0.13">
                <text:p>-0.13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2">
                <text:p>-0.42</text:p>
              </table:table-cell>
              <table:table-cell office:value-type="float" office:value="-0.12">
                <text:p>-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6">
                <text:p>-0.06</text:p>
              </table:table-cell>
              <table:table-cell office:value-type="float" office:value="-0.11">
                <text:p>-0.1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">
                <text:p>-0.01</text:p>
              </table:table-cell>
              <table:table-cell office:value-type="float" office:value="-0.06">
                <text:p>-0.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">
                <text:p>-0.21</text:p>
              </table:table-cell>
              <table:table-cell office:value-type="float" office:value="-0.05">
                <text:p>-0.0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">
                <text:p>-0.01</text:p>
              </table:table-cell>
              <table:table-cell office:value-type="float" office:value="-0.14">
                <text:p>-0.1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2">
                <text:p>-0.32</text:p>
              </table:table-cell>
              <table:table-cell office:value-type="float" office:value="0.31">
                <text:p>0.3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-0.24">
                <text:p>-0.2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6">
                <text:p>-0.46</text:p>
              </table:table-cell>
              <table:table-cell office:value-type="float" office:value="0.25">
                <text:p>0.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-0.21">
                <text:p>-0.2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2">
                <text:p>-0.32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">
                <text:p>-0.21</text:p>
              </table:table-cell>
              <table:table-cell office:value-type="float" office:value="-0.08">
                <text:p>-0.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1">
                <text:p>-0.11</text:p>
              </table:table-cell>
              <table:table-cell office:value-type="float" office:value="-0.12">
                <text:p>-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2">
                <text:p>-0.42</text:p>
              </table:table-cell>
              <table:table-cell office:value-type="float" office:value="-0.2">
                <text:p>-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-0.23">
                <text:p>-0.2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">
                <text:p>-0.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">
                <text:p>0.08</text:p>
              </table:table-cell>
              <table:table-cell office:value-type="float" office:value="-0.12">
                <text:p>-0.1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">
                <text:p>-0.1</text:p>
              </table:table-cell>
              <table:table-cell office:value-type="float" office:value="0.15">
                <text:p>0.1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9">
                <text:p>-0.29</text:p>
              </table:table-cell>
              <table:table-cell office:value-type="float" office:value="-0.34">
                <text:p>-0.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3">
                <text:p>-0.53</text:p>
              </table:table-cell>
              <table:table-cell office:value-type="float" office:value="-0.17">
                <text:p>-0.1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1">
                <text:p>1.81</text:p>
              </table:table-cell>
              <table:table-cell office:value-type="float" office:value="-0.4">
                <text:p>-0.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">
                <text:p>0.66</text:p>
              </table:table-cell>
              <table:table-cell office:value-type="float" office:value="-0.26">
                <text:p>-0.2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-0.06">
                <text:p>-0.0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">
                <text:p>-0.59</text:p>
              </table:table-cell>
              <table:table-cell office:value-type="float" office:value="-0.26">
                <text:p>-0.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">
                <text:p>-0.35</text:p>
              </table:table-cell>
              <table:table-cell office:value-type="float" office:value="-0.61">
                <text:p>-0.61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">
                <text:p>-0.3</text:p>
              </table:table-cell>
              <table:table-cell office:value-type="float" office:value="0.2">
                <text:p>0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-0.23">
                <text:p>-0.2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">
                <text:p>-0.5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1">
                <text:p>-0.41</text:p>
              </table:table-cell>
              <table:table-cell office:value-type="float" office:value="-0.13">
                <text:p>-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">
                <text:p>0.11</text:p>
              </table:table-cell>
              <table:table-cell office:value-type="float" office:value="-0.06">
                <text:p>-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2">
                <text:p>-0.42</text:p>
              </table:table-cell>
              <table:table-cell office:value-type="float" office:value="0.19">
                <text:p>0.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">
                <text:p>-0.02</text:p>
              </table:table-cell>
              <table:table-cell office:value-type="float" office:value="0.08">
                <text:p>0.08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8">
                <text:p>-0.18</text:p>
              </table:table-cell>
              <table:table-cell office:value-type="float" office:value="0.14">
                <text:p>0.1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2">
                <text:p>1.22</text:p>
              </table:table-cell>
              <table:table-cell office:value-type="float" office:value="-0.7">
                <text:p>-0.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8">
                <text:p>-0.18</text:p>
              </table:table-cell>
              <table:table-cell office:value-type="float" office:value="-0.73">
                <text:p>-0.7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">
                <text:p>-0.8</text:p>
              </table:table-cell>
              <table:table-cell office:value-type="float" office:value="1.14">
                <text:p>1.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">
                <text:p>0.63</text:p>
              </table:table-cell>
              <table:table-cell office:value-type="float" office:value="-2.03">
                <text:p>-2.03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89">
                <text:p>-1.89</text:p>
              </table:table-cell>
              <table:table-cell office:value-type="float" office:value="2.01">
                <text:p>2.0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9">
                <text:p>1.49</text:p>
              </table:table-cell>
              <table:table-cell office:value-type="float" office:value="-1.02">
                <text:p>-1.0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7">
                <text:p>-0.87</text:p>
              </table:table-cell>
              <table:table-cell office:value-type="float" office:value="1.76">
                <text:p>1.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9">
                <text:p>1.49</text:p>
              </table:table-cell>
              <table:table-cell office:value-type="float" office:value="-0.91">
                <text:p>-0.91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8">
                <text:p>-0.6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">
                <text:p>0.73</text:p>
              </table:table-cell>
              <table:table-cell office:value-type="float" office:value="0.53">
                <text:p>0.53</text:p>
              </table:table-cell>
              <table:table-cell office:value-type="float" office:value="-0.06">
                <text:p>-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7cm" svg:height="12.484cm" xlink:href=".." xlink:type="simple" chart:class="chart:line" chart:style-name="ch1">
        <chart:title svg:x="10.81cm" svg:y="0.385cm" chart:style-name="ch2">
          <text:p>Accelerometer</text:p>
        </chart:title>
        <chart:legend chart:legend-position="end" svg:x="23.035cm" svg:y="5.445cm" style:legend-expansion="high" chart:style-name="ch3"/>
        <chart:plot-area chart:style-name="ch4" table:cell-range-address="GyroAccel.E2:GyroAccel.E54 GyroAccel.F1:GyroAccel.G54" chart:data-source-has-labels="row" svg:x="1.504cm" svg:y="1.439cm" svg:width="21.038cm" svg:height="9.815cm">
          <chartooo:coordinate-region svg:x="2.416cm" svg:y="1.639cm" svg:width="19.939cm" svg:height="8.968cm"/>
          <chart:axis chart:dimension="x" chart:name="primary-x" chart:style-name="ch5">
            <chart:title svg:x="11.185cm" svg:y="11.503cm" chart:style-name="ch6">
              <text:p>Timestamp</text:p>
            </chart:title>
            <chart:grid chart:style-name="ch7" chart:class="major"/>
          </chart:axis>
          <chart:axis chart:dimension="y" chart:name="primary-y" chart:style-name="ch8">
            <chart:title svg:x="0.451cm" svg:y="7.541cm" chart:style-name="ch9">
              <text:p>Acceleration (g)</text:p>
            </chart:title>
            <chart:grid chart:style-name="ch7" chart:class="major"/>
          </chart:axis>
          <chart:series chart:style-name="ch10" chart:values-cell-range-address="GyroAccel.E3:GyroAccel.E54" chart:label-cell-address="GyroAccel.E2:GyroAccel.E2" chart:class="chart:line">
            <chart:data-point chart:repeated="52"/>
          </chart:series>
          <chart:series chart:style-name="ch11" chart:values-cell-range-address="GyroAccel.F3:GyroAccel.F54" chart:label-cell-address="GyroAccel.F1:GyroAccel.F2" chart:class="chart:line">
            <chart:data-point chart:repeated="52"/>
          </chart:series>
          <chart:series chart:style-name="ch12" chart:values-cell-range-address="GyroAccel.G3:GyroAccel.G54" chart:label-cell-address="GyroAccel.G1:GyroAccel.G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GyroAccel.E2:GyroAccel.E2</svg:desc>
                </draw:g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GyroAccel.F1:GyroAccel.F2</svg:desc>
                </draw:g>
              </table:table-cell>
              <table:table-cell office:value-type="string">
                <text:p>z</text:p>
                <text:list>
                  <text:list-item>
                    <text:p/>
                  </text:list-item>
                  <text:list-item>
                    <text:p>z</text:p>
                  </text:list-item>
                </text:list>
                <draw:g>
                  <svg:desc>GyroAccel.G1:GyroAccel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GyroAccel.E3:GyroAccel.E54</svg:desc>
                </draw:g>
              </table:table-cell>
              <table:table-cell office:value-type="float" office:value="-0">
                <text:p>-0</text:p>
                <draw:g>
                  <svg:desc>GyroAccel.F3:GyroAccel.F54</svg:desc>
                </draw:g>
              </table:table-cell>
              <table:table-cell office:value-type="float" office:value="1">
                <text:p>1</text:p>
                <draw:g>
                  <svg:desc>GyroAccel.G3:GyroAccel.G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36cm" svg:height="12.486cm" xlink:href=".." xlink:type="simple" chart:class="chart:line" chart:style-name="ch1">
        <chart:title svg:x="11.104cm" svg:y="0.385cm" chart:style-name="ch2">
          <text:p>Temperature</text:p>
        </chart:title>
        <chart:legend chart:legend-position="end" svg:x="21.984cm" svg:y="5.944cm" style:legend-expansion="high" chart:style-name="ch3"/>
        <chart:plot-area chart:style-name="ch4" table:cell-range-address="GyroAccel.K1:GyroAccel.K1 GyroAccel.K4:GyroAccel.K54" chart:data-source-has-labels="row" svg:x="1.507cm" svg:y="1.439cm" svg:width="19.981cm" svg:height="9.817cm">
          <chartooo:coordinate-region svg:x="2.605cm" svg:y="1.638cm" svg:width="18.696cm" svg:height="8.573cm"/>
          <chart:axis chart:dimension="x" chart:name="primary-x" chart:style-name="ch5">
            <chart:title svg:x="10.659cm" svg:y="11.505cm" chart:style-name="ch6">
              <text:p>Timestamp</text:p>
            </chart:title>
            <chart:grid chart:style-name="ch7" chart:class="major"/>
          </chart:axis>
          <chart:axis chart:dimension="y" chart:name="primary-y" chart:style-name="ch5">
            <chart:title svg:x="0.451cm" svg:y="7.635cm" chart:style-name="ch8">
              <text:p>Temperature (°C)</text:p>
            </chart:title>
            <chart:grid chart:style-name="ch7" chart:class="major"/>
          </chart:axis>
          <chart:series chart:style-name="ch9" chart:values-cell-range-address="GyroAccel.K1:GyroAccel.K1 GyroAccel.K4:GyroAccel.K54" chart:label-cell-address="GyroAccel.K1:GyroAccel.K1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 (°C)</text:p>
                <draw:g>
                  <svg:desc>GyroAccel.K1:GyroAcce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yroAccel.K1:GyroAccel.K1 GyroAccel.K4:GyroAccel.K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7">
                <text:p>24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36cm" svg:height="14.033cm" xlink:href=".." xlink:type="simple" chart:class="chart:line" chart:style-name="ch1">
        <chart:title svg:x="10.919cm" svg:y="0.416cm" chart:style-name="ch2">
          <text:p>Magnetometer</text:p>
        </chart:title>
        <chart:legend chart:legend-position="end" svg:x="23.201cm" svg:y="6.219cm" style:legend-expansion="high" chart:style-name="ch3"/>
        <chart:plot-area chart:style-name="ch4" table:cell-range-address="GyroAccel.H2:GyroAccel.H54 GyroAccel.I1:GyroAccel.J54" chart:data-source-has-labels="row" svg:x="1.507cm" svg:y="1.501cm" svg:width="21.198cm" svg:height="11.271cm">
          <chartooo:coordinate-region svg:x="2.711cm" svg:y="1.701cm" svg:width="19.807cm" svg:height="10.872cm"/>
          <chart:axis chart:dimension="x" chart:name="primary-x" chart:style-name="ch5">
            <chart:title svg:x="11.268cm" svg:y="13.052cm" chart:style-name="ch6">
              <text:p>Timestamp</text:p>
            </chart:title>
            <chart:grid chart:style-name="ch7" chart:class="major"/>
          </chart:axis>
          <chart:axis chart:dimension="y" chart:name="primary-y" chart:style-name="ch8">
            <chart:title svg:x="0.451cm" svg:y="9.231cm" chart:style-name="ch9">
              <text:p>Magnetic Field Strength (µT)</text:p>
            </chart:title>
            <chart:grid chart:style-name="ch7" chart:class="major"/>
          </chart:axis>
          <chart:series chart:style-name="ch10" chart:values-cell-range-address="GyroAccel.H3:GyroAccel.H54" chart:label-cell-address="GyroAccel.H2:GyroAccel.H2" chart:class="chart:line">
            <chart:data-point chart:repeated="52"/>
          </chart:series>
          <chart:series chart:style-name="ch11" chart:values-cell-range-address="GyroAccel.I3:GyroAccel.I54" chart:label-cell-address="GyroAccel.I1:GyroAccel.I2" chart:class="chart:line">
            <chart:data-point chart:repeated="52"/>
          </chart:series>
          <chart:series chart:style-name="ch12" chart:values-cell-range-address="GyroAccel.J3:GyroAccel.J54" chart:label-cell-address="GyroAccel.J1:GyroAccel.J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GyroAccel.H2:GyroAccel.H2</svg:desc>
                </draw:g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GyroAccel.I1:GyroAccel.I2</svg:desc>
                </draw:g>
              </table:table-cell>
              <table:table-cell office:value-type="string">
                <text:p>z</text:p>
                <text:list>
                  <text:list-item>
                    <text:p/>
                  </text:list-item>
                  <text:list-item>
                    <text:p>z</text:p>
                  </text:list-item>
                </text:list>
                <draw:g>
                  <svg:desc>GyroAccel.J1:GyroAccel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3">
                <text:p>42.3</text:p>
                <draw:g>
                  <svg:desc>GyroAccel.H3:GyroAccel.H54</svg:desc>
                </draw:g>
              </table:table-cell>
              <table:table-cell office:value-type="float" office:value="-6">
                <text:p>-6</text:p>
                <draw:g>
                  <svg:desc>GyroAccel.I3:GyroAccel.I54</svg:desc>
                </draw:g>
              </table:table-cell>
              <table:table-cell office:value-type="float" office:value="32.7">
                <text:p>32.7</text:p>
                <draw:g>
                  <svg:desc>GyroAccel.J3:GyroAccel.J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7">
                <text:p>41.7</text:p>
              </table:table-cell>
              <table:table-cell office:value-type="float" office:value="-6">
                <text:p>-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3">
                <text:p>45.3</text:p>
              </table:table-cell>
              <table:table-cell office:value-type="float" office:value="-6">
                <text:p>-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-7.2">
                <text:p>-7.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">
                <text:p>42.3</text:p>
              </table:table-cell>
              <table:table-cell office:value-type="float" office:value="-5.4">
                <text:p>-5.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7">
                <text:p>41.7</text:p>
              </table:table-cell>
              <table:table-cell office:value-type="float" office:value="-6.9">
                <text:p>-6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6">
                <text:p>39.6</text:p>
              </table:table-cell>
              <table:table-cell office:value-type="float" office:value="-6.9">
                <text:p>-6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-5.1">
                <text:p>-5.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3">
                <text:p>42.3</text:p>
              </table:table-cell>
              <table:table-cell office:value-type="float" office:value="-6.9">
                <text:p>-6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1">
                <text:p>41.1</text:p>
              </table:table-cell>
              <table:table-cell office:value-type="float" office:value="-6">
                <text:p>-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-7.2">
                <text:p>-7.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1">
                <text:p>41.1</text:p>
              </table:table-cell>
              <table:table-cell office:value-type="float" office:value="-6.9">
                <text:p>-6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-7.2">
                <text:p>-7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3">
                <text:p>42.3</text:p>
              </table:table-cell>
              <table:table-cell office:value-type="float" office:value="-6">
                <text:p>-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7">
                <text:p>41.7</text:p>
              </table:table-cell>
              <table:table-cell office:value-type="float" office:value="-6">
                <text:p>-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7">
                <text:p>41.7</text:p>
              </table:table-cell>
              <table:table-cell office:value-type="float" office:value="-7.5">
                <text:p>-7.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2">
                <text:p>43.2</text:p>
              </table:table-cell>
              <table:table-cell office:value-type="float" office:value="-7.5">
                <text:p>-7.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6">
                <text:p>42.6</text:p>
              </table:table-cell>
              <table:table-cell office:value-type="float" office:value="-7.2">
                <text:p>-7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3">
                <text:p>42.3</text:p>
              </table:table-cell>
              <table:table-cell office:value-type="float" office:value="-7.5">
                <text:p>-7.5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3">
                <text:p>42.3</text:p>
              </table:table-cell>
              <table:table-cell office:value-type="float" office:value="-6">
                <text:p>-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7">
                <text:p>41.7</text:p>
              </table:table-cell>
              <table:table-cell office:value-type="float" office:value="-6.9">
                <text:p>-6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3">
                <text:p>42.3</text:p>
              </table:table-cell>
              <table:table-cell office:value-type="float" office:value="-5.4">
                <text:p>-5.4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3">
                <text:p>42.3</text:p>
              </table:table-cell>
              <table:table-cell office:value-type="float" office:value="-6.9">
                <text:p>-6.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.4">
                <text:p>41.4</text:p>
              </table:table-cell>
              <table:table-cell office:value-type="float" office:value="-7.2">
                <text:p>-7.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6">
                <text:p>42.6</text:p>
              </table:table-cell>
              <table:table-cell office:value-type="float" office:value="-5.7">
                <text:p>-5.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5">
                <text:p>40.5</text:p>
              </table:table-cell>
              <table:table-cell office:value-type="float" office:value="-6.6">
                <text:p>-6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5">
                <text:p>43.5</text:p>
              </table:table-cell>
              <table:table-cell office:value-type="float" office:value="-5.7">
                <text:p>-5.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1">
                <text:p>41.1</text:p>
              </table:table-cell>
              <table:table-cell office:value-type="float" office:value="-7.5">
                <text:p>-7.5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2">
                <text:p>40.2</text:p>
              </table:table-cell>
              <table:table-cell office:value-type="float" office:value="-6.9">
                <text:p>-6.9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2">
                <text:p>43.2</text:p>
              </table:table-cell>
              <table:table-cell office:value-type="float" office:value="-5.4">
                <text:p>-5.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.7">
                <text:p>41.7</text:p>
              </table:table-cell>
              <table:table-cell office:value-type="float" office:value="-6.9">
                <text:p>-6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">
                <text:p>40.5</text:p>
              </table:table-cell>
              <table:table-cell office:value-type="float" office:value="-7.2">
                <text:p>-7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3">
                <text:p>42.3</text:p>
              </table:table-cell>
              <table:table-cell office:value-type="float" office:value="-6.9">
                <text:p>-6.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4">
                <text:p>41.4</text:p>
              </table:table-cell>
              <table:table-cell office:value-type="float" office:value="-5.7">
                <text:p>-5.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-6.6">
                <text:p>-6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4">
                <text:p>41.4</text:p>
              </table:table-cell>
              <table:table-cell office:value-type="float" office:value="-5.7">
                <text:p>-5.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7">
                <text:p>41.7</text:p>
              </table:table-cell>
              <table:table-cell office:value-type="float" office:value="-7.5">
                <text:p>-7.5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2">
                <text:p>43.2</text:p>
              </table:table-cell>
              <table:table-cell office:value-type="float" office:value="-5.4">
                <text:p>-5.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2">
                <text:p>43.2</text:p>
              </table:table-cell>
              <table:table-cell office:value-type="float" office:value="-6">
                <text:p>-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2">
                <text:p>43.2</text:p>
              </table:table-cell>
              <table:table-cell office:value-type="float" office:value="-5.4">
                <text:p>-5.4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4">
                <text:p>41.4</text:p>
              </table:table-cell>
              <table:table-cell office:value-type="float" office:value="-7.2">
                <text:p>-7.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4">
                <text:p>41.4</text:p>
              </table:table-cell>
              <table:table-cell office:value-type="float" office:value="-6.6">
                <text:p>-6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6">
                <text:p>42.6</text:p>
              </table:table-cell>
              <table:table-cell office:value-type="float" office:value="-6.6">
                <text:p>-6.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6">
                <text:p>42.6</text:p>
              </table:table-cell>
              <table:table-cell office:value-type="float" office:value="-7.2">
                <text:p>-7.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6">
                <text:p>42.6</text:p>
              </table:table-cell>
              <table:table-cell office:value-type="float" office:value="-7.2">
                <text:p>-7.2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.7">
                <text:p>41.7</text:p>
              </table:table-cell>
              <table:table-cell office:value-type="float" office:value="-6.9">
                <text:p>-6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3">
                <text:p>42.3</text:p>
              </table:table-cell>
              <table:table-cell office:value-type="float" office:value="-8.4">
                <text:p>-8.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.7">
                <text:p>41.7</text:p>
              </table:table-cell>
              <table:table-cell office:value-type="float" office:value="-5.4">
                <text:p>-5.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8">
                <text:p>43.8</text:p>
              </table:table-cell>
              <table:table-cell office:value-type="float" office:value="-6">
                <text:p>-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3">
                <text:p>42.3</text:p>
              </table:table-cell>
              <table:table-cell office:value-type="float" office:value="-7.5">
                <text:p>-7.5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5">
                <text:p>43.5</text:p>
              </table:table-cell>
              <table:table-cell office:value-type="float" office:value="-7.2">
                <text:p>-7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-5.7">
                <text:p>-5.7</text:p>
              </table:table-cell>
              <table:table-cell office:value-type="float" office:value="33.6">
                <text:p>33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amed-symbol" chart:symbol-name="square" chart:symbol-width="0.05cm" chart:symbol-height="0.0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72cm" svg:height="15.679cm" xlink:href=".." xlink:type="simple" chart:class="chart:line" chart:style-name="ch1">
        <chart:title svg:x="10.984cm" svg:y="0.449cm" chart:style-name="ch2">
          <text:p>Quaternion (w)</text:p>
        </chart:title>
        <chart:legend chart:legend-position="end" svg:x="23.49cm" svg:y="7.54cm" style:legend-expansion="high" chart:style-name="ch3"/>
        <chart:plot-area chart:style-name="ch4" table:cell-range-address="Quat.A1:Quat.A92 Quat.B2:Quat.B92" chart:data-source-has-labels="both" svg:x="1.512cm" svg:y="1.567cm" svg:width="21.477cm" svg:height="12.818cm">
          <chartooo:coordinate-region svg:x="3.165cm" svg:y="1.567cm" svg:width="19.824cm" svg:height="11.434cm"/>
          <chart:axis chart:dimension="x" chart:name="primary-x" chart:style-name="ch5" chartooo:axis-type="auto">
            <chartooo:date-scale/>
            <chart:title svg:x="11.492cm" svg:y="14.698cm" chart:style-name="ch6">
              <text:p>Time (ms)</text:p>
            </chart:title>
            <chart:categories table:cell-range-address="Quat.A3:Quat.A92"/>
          </chart:axis>
          <chart:axis chart:dimension="y" chart:name="primary-y" chart:style-name="ch7">
            <chart:title svg:x="0.451cm" svg:y="8.443cm" chart:style-name="ch8">
              <text:p>Value</text:p>
            </chart:title>
            <chart:grid chart:style-name="ch9" chart:class="major"/>
          </chart:axis>
          <chart:series chart:style-name="ch10" chart:values-cell-range-address="Quat.B3:Quat.B92" chart:label-cell-address="Quat.B2:Quat.B2" chart:class="chart:line"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</text:p>
                <draw:g>
                  <svg:desc>Quat.B2:Quat.B2</svg:desc>
                </draw:g>
              </table:table-cell>
            </table:table-row>
          </table:table-header-rows>
          <table:table-rows>
            <table:table-row>
              <table:table-cell office:value-type="float" office:value="3146">
                <text:p>3150</text:p>
                <draw:g>
                  <svg:desc>Quat.A3:Quat.A92</svg:desc>
                </draw:g>
              </table:table-cell>
              <table:table-cell office:value-type="float" office:value="0.999978">
                <text:p>0.999978</text:p>
                <draw:g>
                  <svg:desc>Quat.B3:Quat.B92</svg:desc>
                </draw:g>
              </table:table-cell>
            </table:table-row>
            <table:table-row>
              <table:table-cell office:value-type="float" office:value="3246">
                <text:p>3250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float" office:value="3346">
                <text:p>3350</text:p>
              </table:table-cell>
              <table:table-cell office:value-type="float" office:value="0.999986">
                <text:p>0.999986</text:p>
              </table:table-cell>
            </table:table-row>
            <table:table-row>
              <table:table-cell office:value-type="float" office:value="3446">
                <text:p>3450</text:p>
              </table:table-cell>
              <table:table-cell office:value-type="float" office:value="0.999989">
                <text:p>0.999989</text:p>
              </table:table-cell>
            </table:table-row>
            <table:table-row>
              <table:table-cell office:value-type="float" office:value="3546">
                <text:p>3550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float" office:value="3646">
                <text:p>3650</text:p>
              </table:table-cell>
              <table:table-cell office:value-type="float" office:value="0.999993">
                <text:p>0.999993</text:p>
              </table:table-cell>
            </table:table-row>
            <table:table-row>
              <table:table-cell office:value-type="float" office:value="3746">
                <text:p>3750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float" office:value="3846">
                <text:p>3850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float" office:value="3946">
                <text:p>3950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float" office:value="4046">
                <text:p>40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4146">
                <text:p>41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4246">
                <text:p>42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4346">
                <text:p>43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4445">
                <text:p>44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4545">
                <text:p>45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4645">
                <text:p>46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4745">
                <text:p>47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4845">
                <text:p>48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4945">
                <text:p>49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5045">
                <text:p>50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5145">
                <text:p>515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5245">
                <text:p>52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5345">
                <text:p>53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5445">
                <text:p>54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5545">
                <text:p>55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5645">
                <text:p>56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5745">
                <text:p>57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5845">
                <text:p>58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5945">
                <text:p>59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6045">
                <text:p>60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6145">
                <text:p>615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6244">
                <text:p>6240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float" office:value="6344">
                <text:p>6340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float" office:value="6444">
                <text:p>6440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float" office:value="6544">
                <text:p>6540</text:p>
              </table:table-cell>
              <table:table-cell office:value-type="float" office:value="0.999996">
                <text:p>0.999996</text:p>
              </table:table-cell>
            </table:table-row>
            <table:table-row>
              <table:table-cell office:value-type="float" office:value="6644">
                <text:p>66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6744">
                <text:p>67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6844">
                <text:p>68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6944">
                <text:p>69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044">
                <text:p>70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144">
                <text:p>71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244">
                <text:p>72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344">
                <text:p>73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444">
                <text:p>74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544">
                <text:p>75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644">
                <text:p>76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744">
                <text:p>77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844">
                <text:p>78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7943">
                <text:p>79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043">
                <text:p>80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143">
                <text:p>81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243">
                <text:p>82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343">
                <text:p>83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443">
                <text:p>84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543">
                <text:p>85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643">
                <text:p>86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743">
                <text:p>87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843">
                <text:p>88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8943">
                <text:p>89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043">
                <text:p>90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143">
                <text:p>91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243">
                <text:p>92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343">
                <text:p>93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443">
                <text:p>94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543">
                <text:p>95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643">
                <text:p>96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742">
                <text:p>97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842">
                <text:p>98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9942">
                <text:p>99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042">
                <text:p>100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142">
                <text:p>101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242">
                <text:p>102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342">
                <text:p>103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442">
                <text:p>104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542">
                <text:p>105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642">
                <text:p>106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742">
                <text:p>107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842">
                <text:p>108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0942">
                <text:p>10940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float" office:value="11042">
                <text:p>110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142">
                <text:p>111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242">
                <text:p>112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342">
                <text:p>113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442">
                <text:p>114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541">
                <text:p>115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641">
                <text:p>116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741">
                <text:p>117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841">
                <text:p>118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1941">
                <text:p>11940</text:p>
              </table:table-cell>
              <table:table-cell office:value-type="float" office:value="0.999997">
                <text:p>0.999997</text:p>
              </table:table-cell>
            </table:table-row>
            <table:table-row>
              <table:table-cell office:value-type="float" office:value="12041">
                <text:p>12040</text:p>
              </table:table-cell>
              <table:table-cell office:value-type="float" office:value="0.999997">
                <text:p>0.9999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32cm" svg:height="16.423cm" xlink:href=".." xlink:type="simple" chart:class="chart:line" chart:style-name="ch1">
        <chart:title svg:x="8.828cm" svg:y="0.464cm" chart:style-name="ch2">
          <text:p>Quaternion (x, y, z)</text:p>
        </chart:title>
        <chart:legend chart:legend-position="end" svg:x="20.103cm" svg:y="7.414cm" style:legend-expansion="high" chart:style-name="ch3"/>
        <chart:plot-area chart:style-name="ch4" table:cell-range-address="Quat.A2:Quat.A92 Quat.C2:Quat.E92" chart:data-source-has-labels="both" svg:x="1.443cm" svg:y="1.597cm" svg:width="18.228cm" svg:height="13.517cm">
          <chartooo:coordinate-region svg:x="3.202cm" svg:y="1.797cm" svg:width="16.469cm" svg:height="13.118cm"/>
          <chart:axis chart:dimension="x" chart:name="primary-x" chart:style-name="ch5" chartooo:axis-type="auto">
            <chartooo:date-scale/>
            <chart:title svg:x="9.799cm" svg:y="15.442cm" chart:style-name="ch6">
              <text:p>Time (ms)</text:p>
            </chart:title>
            <chart:categories table:cell-range-address="Quat.A3:Quat.A92"/>
          </chart:axis>
          <chart:axis chart:dimension="y" chart:name="primary-y" chart:style-name="ch7">
            <chart:title svg:x="0.451cm" svg:y="8.822cm" chart:style-name="ch8">
              <text:p>Value</text:p>
            </chart:title>
            <chart:grid chart:style-name="ch9" chart:class="major"/>
          </chart:axis>
          <chart:series chart:style-name="ch10" chart:values-cell-range-address="Quat.C3:Quat.C92" chart:label-cell-address="Quat.C2:Quat.C2" chart:class="chart:line">
            <chart:data-point chart:repeated="90"/>
          </chart:series>
          <chart:series chart:style-name="ch11" chart:values-cell-range-address="Quat.D3:Quat.D92" chart:label-cell-address="Quat.D2:Quat.D2" chart:class="chart:line">
            <chart:data-point chart:repeated="90"/>
          </chart:series>
          <chart:series chart:style-name="ch12" chart:values-cell-range-address="Quat.E3:Quat.E92" chart:label-cell-address="Quat.E2:Quat.E2" chart:class="chart:line">
            <chart:data-point chart:repeated="9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Quat.C2:Quat.C2</svg:desc>
                </draw:g>
              </table:table-cell>
              <table:table-cell office:value-type="string">
                <text:p>y</text:p>
                <draw:g>
                  <svg:desc>Quat.D2:Quat.D2</svg:desc>
                </draw:g>
              </table:table-cell>
              <table:table-cell office:value-type="string">
                <text:p>z</text:p>
                <draw:g>
                  <svg:desc>Quat.E2:Quat.E2</svg:desc>
                </draw:g>
              </table:table-cell>
            </table:table-row>
          </table:table-header-rows>
          <table:table-rows>
            <table:table-row>
              <table:table-cell office:value-type="float" office:value="3146">
                <text:p>3150</text:p>
                <draw:g>
                  <svg:desc>Quat.A3:Quat.A92</svg:desc>
                </draw:g>
              </table:table-cell>
              <table:table-cell office:value-type="float" office:value="0.006511">
                <text:p>0.006511</text:p>
                <draw:g>
                  <svg:desc>Quat.C3:Quat.C92</svg:desc>
                </draw:g>
              </table:table-cell>
              <table:table-cell office:value-type="float" office:value="0.00084">
                <text:p>0.00084</text:p>
                <draw:g>
                  <svg:desc>Quat.D3:Quat.D92</svg:desc>
                </draw:g>
              </table:table-cell>
              <table:table-cell office:value-type="float" office:value="-0">
                <text:p>-0</text:p>
                <draw:g>
                  <svg:desc>Quat.E3:Quat.E92</svg:desc>
                </draw:g>
              </table:table-cell>
            </table:table-row>
            <table:table-row>
              <table:table-cell office:value-type="float" office:value="3246">
                <text:p>3250</text:p>
              </table:table-cell>
              <table:table-cell office:value-type="float" office:value="0.00585">
                <text:p>0.00585</text:p>
              </table:table-cell>
              <table:table-cell office:value-type="float" office:value="0.000488">
                <text:p>0.000488</text:p>
              </table:table-cell>
              <table:table-cell office:value-type="float" office:value="-0.00003">
                <text:p>-0.00003</text:p>
              </table:table-cell>
            </table:table-row>
            <table:table-row>
              <table:table-cell office:value-type="float" office:value="3346">
                <text:p>3350</text:p>
              </table:table-cell>
              <table:table-cell office:value-type="float" office:value="0.005342">
                <text:p>0.005342</text:p>
              </table:table-cell>
              <table:table-cell office:value-type="float" office:value="0.000303">
                <text:p>0.000303</text:p>
              </table:table-cell>
              <table:table-cell office:value-type="float" office:value="-0.000026">
                <text:p>-0.000026</text:p>
              </table:table-cell>
            </table:table-row>
            <table:table-row>
              <table:table-cell office:value-type="float" office:value="3446">
                <text:p>3450</text:p>
              </table:table-cell>
              <table:table-cell office:value-type="float" office:value="0.00479">
                <text:p>0.00479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3546">
                <text:p>3550</text:p>
              </table:table-cell>
              <table:table-cell office:value-type="float" office:value="0.004311">
                <text:p>0.004311</text:p>
              </table:table-cell>
              <table:table-cell office:value-type="float" office:value="-0.000221">
                <text:p>-0.000221</text:p>
              </table:table-cell>
              <table:table-cell office:value-type="float" office:value="-0.000068">
                <text:p>-0.000068</text:p>
              </table:table-cell>
            </table:table-row>
            <table:table-row>
              <table:table-cell office:value-type="float" office:value="3646">
                <text:p>3650</text:p>
              </table:table-cell>
              <table:table-cell office:value-type="float" office:value="0.003828">
                <text:p>0.003828</text:p>
              </table:table-cell>
              <table:table-cell office:value-type="float" office:value="-0.000352">
                <text:p>-0.000352</text:p>
              </table:table-cell>
              <table:table-cell office:value-type="float" office:value="-0.000056">
                <text:p>-0.000056</text:p>
              </table:table-cell>
            </table:table-row>
            <table:table-row>
              <table:table-cell office:value-type="float" office:value="3746">
                <text:p>3750</text:p>
              </table:table-cell>
              <table:table-cell office:value-type="float" office:value="0.003476">
                <text:p>0.003476</text:p>
              </table:table-cell>
              <table:table-cell office:value-type="float" office:value="-0.000504">
                <text:p>-0.000504</text:p>
              </table:table-cell>
              <table:table-cell office:value-type="float" office:value="-0.000159">
                <text:p>-0.000159</text:p>
              </table:table-cell>
            </table:table-row>
            <table:table-row>
              <table:table-cell office:value-type="float" office:value="3846">
                <text:p>3850</text:p>
              </table:table-cell>
              <table:table-cell office:value-type="float" office:value="0.003087">
                <text:p>0.003087</text:p>
              </table:table-cell>
              <table:table-cell office:value-type="float" office:value="-0.000784">
                <text:p>-0.000784</text:p>
              </table:table-cell>
              <table:table-cell office:value-type="float" office:value="-0.00023">
                <text:p>-0.00023</text:p>
              </table:table-cell>
            </table:table-row>
            <table:table-row>
              <table:table-cell office:value-type="float" office:value="3946">
                <text:p>3950</text:p>
              </table:table-cell>
              <table:table-cell office:value-type="float" office:value="0.002697">
                <text:p>0.002697</text:p>
              </table:table-cell>
              <table:table-cell office:value-type="float" office:value="-0.000961">
                <text:p>-0.000961</text:p>
              </table:table-cell>
              <table:table-cell office:value-type="float" office:value="-0.000296">
                <text:p>-0.000296</text:p>
              </table:table-cell>
            </table:table-row>
            <table:table-row>
              <table:table-cell office:value-type="float" office:value="4046">
                <text:p>4050</text:p>
              </table:table-cell>
              <table:table-cell office:value-type="float" office:value="0.002389">
                <text:p>0.002389</text:p>
              </table:table-cell>
              <table:table-cell office:value-type="float" office:value="-0.001045">
                <text:p>-0.001045</text:p>
              </table:table-cell>
              <table:table-cell office:value-type="float" office:value="-0.000194">
                <text:p>-0.000194</text:p>
              </table:table-cell>
            </table:table-row>
            <table:table-row>
              <table:table-cell office:value-type="float" office:value="4146">
                <text:p>4150</text:p>
              </table:table-cell>
              <table:table-cell office:value-type="float" office:value="0.002008">
                <text:p>0.002008</text:p>
              </table:table-cell>
              <table:table-cell office:value-type="float" office:value="-0.001002">
                <text:p>-0.001002</text:p>
              </table:table-cell>
              <table:table-cell office:value-type="float" office:value="-0.00018">
                <text:p>-0.00018</text:p>
              </table:table-cell>
            </table:table-row>
            <table:table-row>
              <table:table-cell office:value-type="float" office:value="4246">
                <text:p>4250</text:p>
              </table:table-cell>
              <table:table-cell office:value-type="float" office:value="0.00178">
                <text:p>0.00178</text:p>
              </table:table-cell>
              <table:table-cell office:value-type="float" office:value="-0.001007">
                <text:p>-0.001007</text:p>
              </table:table-cell>
              <table:table-cell office:value-type="float" office:value="-0.000168">
                <text:p>-0.000168</text:p>
              </table:table-cell>
            </table:table-row>
            <table:table-row>
              <table:table-cell office:value-type="float" office:value="4346">
                <text:p>4350</text:p>
              </table:table-cell>
              <table:table-cell office:value-type="float" office:value="0.001497">
                <text:p>0.001497</text:p>
              </table:table-cell>
              <table:table-cell office:value-type="float" office:value="-0.001196">
                <text:p>-0.001196</text:p>
              </table:table-cell>
              <table:table-cell office:value-type="float" office:value="-0.000279">
                <text:p>-0.000279</text:p>
              </table:table-cell>
            </table:table-row>
            <table:table-row>
              <table:table-cell office:value-type="float" office:value="4445">
                <text:p>4450</text:p>
              </table:table-cell>
              <table:table-cell office:value-type="float" office:value="0.00116">
                <text:p>0.00116</text:p>
              </table:table-cell>
              <table:table-cell office:value-type="float" office:value="-0.001422">
                <text:p>-0.001422</text:p>
              </table:table-cell>
              <table:table-cell office:value-type="float" office:value="-0.000309">
                <text:p>-0.000309</text:p>
              </table:table-cell>
            </table:table-row>
            <table:table-row>
              <table:table-cell office:value-type="float" office:value="4545">
                <text:p>4550</text:p>
              </table:table-cell>
              <table:table-cell office:value-type="float" office:value="0.00105">
                <text:p>0.00105</text:p>
              </table:table-cell>
              <table:table-cell office:value-type="float" office:value="-0.0016">
                <text:p>-0.0016</text:p>
              </table:table-cell>
              <table:table-cell office:value-type="float" office:value="-0.000324">
                <text:p>-0.000324</text:p>
              </table:table-cell>
            </table:table-row>
            <table:table-row>
              <table:table-cell office:value-type="float" office:value="4645">
                <text:p>4650</text:p>
              </table:table-cell>
              <table:table-cell office:value-type="float" office:value="0.000968">
                <text:p>0.000968</text:p>
              </table:table-cell>
              <table:table-cell office:value-type="float" office:value="-0.001675">
                <text:p>-0.001675</text:p>
              </table:table-cell>
              <table:table-cell office:value-type="float" office:value="-0.000236">
                <text:p>-0.000236</text:p>
              </table:table-cell>
            </table:table-row>
            <table:table-row>
              <table:table-cell office:value-type="float" office:value="4745">
                <text:p>4750</text:p>
              </table:table-cell>
              <table:table-cell office:value-type="float" office:value="0.000897">
                <text:p>0.000897</text:p>
              </table:table-cell>
              <table:table-cell office:value-type="float" office:value="-0.001872">
                <text:p>-0.001872</text:p>
              </table:table-cell>
              <table:table-cell office:value-type="float" office:value="-0.000137">
                <text:p>-0.000137</text:p>
              </table:table-cell>
            </table:table-row>
            <table:table-row>
              <table:table-cell office:value-type="float" office:value="4845">
                <text:p>4850</text:p>
              </table:table-cell>
              <table:table-cell office:value-type="float" office:value="0.000777">
                <text:p>0.000777</text:p>
              </table:table-cell>
              <table:table-cell office:value-type="float" office:value="-0.001919">
                <text:p>-0.001919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float" office:value="4945">
                <text:p>4950</text:p>
              </table:table-cell>
              <table:table-cell office:value-type="float" office:value="0.000695">
                <text:p>0.000695</text:p>
              </table:table-cell>
              <table:table-cell office:value-type="float" office:value="-0.001851">
                <text:p>-0.001851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float" office:value="5045">
                <text:p>5050</text:p>
              </table:table-cell>
              <table:table-cell office:value-type="float" office:value="0.000647">
                <text:p>0.000647</text:p>
              </table:table-cell>
              <table:table-cell office:value-type="float" office:value="-0.001981">
                <text:p>-0.00198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5145">
                <text:p>5150</text:p>
              </table:table-cell>
              <table:table-cell office:value-type="float" office:value="0.000589">
                <text:p>0.000589</text:p>
              </table:table-cell>
              <table:table-cell office:value-type="float" office:value="-0.002085">
                <text:p>-0.002085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5245">
                <text:p>5250</text:p>
              </table:table-cell>
              <table:table-cell office:value-type="float" office:value="0.000422">
                <text:p>0.000422</text:p>
              </table:table-cell>
              <table:table-cell office:value-type="float" office:value="-0.002261">
                <text:p>-0.002261</text:p>
              </table:table-cell>
              <table:table-cell office:value-type="float" office:value="-0.000033">
                <text:p>-0.000033</text:p>
              </table:table-cell>
            </table:table-row>
            <table:table-row>
              <table:table-cell office:value-type="float" office:value="5345">
                <text:p>5350</text:p>
              </table:table-cell>
              <table:table-cell office:value-type="float" office:value="0.000201">
                <text:p>0.000201</text:p>
              </table:table-cell>
              <table:table-cell office:value-type="float" office:value="-0.002363">
                <text:p>-0.002363</text:p>
              </table:table-cell>
              <table:table-cell office:value-type="float" office:value="-0.00003">
                <text:p>-0.00003</text:p>
              </table:table-cell>
            </table:table-row>
            <table:table-row>
              <table:table-cell office:value-type="float" office:value="5445">
                <text:p>5450</text:p>
              </table:table-cell>
              <table:table-cell office:value-type="float" office:value="0.000171">
                <text:p>0.000171</text:p>
              </table:table-cell>
              <table:table-cell office:value-type="float" office:value="-0.002371">
                <text:p>-0.002371</text:p>
              </table:table-cell>
              <table:table-cell office:value-type="float" office:value="-0.000198">
                <text:p>-0.000198</text:p>
              </table:table-cell>
            </table:table-row>
            <table:table-row>
              <table:table-cell office:value-type="float" office:value="5545">
                <text:p>5550</text:p>
              </table:table-cell>
              <table:table-cell office:value-type="float" office:value="0.000059">
                <text:p>0.000059</text:p>
              </table:table-cell>
              <table:table-cell office:value-type="float" office:value="-0.002314">
                <text:p>-0.002314</text:p>
              </table:table-cell>
              <table:table-cell office:value-type="float" office:value="-0.000241">
                <text:p>-0.000241</text:p>
              </table:table-cell>
            </table:table-row>
            <table:table-row>
              <table:table-cell office:value-type="float" office:value="5645">
                <text:p>5650</text:p>
              </table:table-cell>
              <table:table-cell office:value-type="float" office:value="-0.000082">
                <text:p>-0.000082</text:p>
              </table:table-cell>
              <table:table-cell office:value-type="float" office:value="-0.002395">
                <text:p>-0.002395</text:p>
              </table:table-cell>
              <table:table-cell office:value-type="float" office:value="-0.000188">
                <text:p>-0.000188</text:p>
              </table:table-cell>
            </table:table-row>
            <table:table-row>
              <table:table-cell office:value-type="float" office:value="5745">
                <text:p>5750</text:p>
              </table:table-cell>
              <table:table-cell office:value-type="float" office:value="-0.000114">
                <text:p>-0.000114</text:p>
              </table:table-cell>
              <table:table-cell office:value-type="float" office:value="-0.002383">
                <text:p>-0.002383</text:p>
              </table:table-cell>
              <table:table-cell office:value-type="float" office:value="-0.000159">
                <text:p>-0.000159</text:p>
              </table:table-cell>
            </table:table-row>
            <table:table-row>
              <table:table-cell office:value-type="float" office:value="5845">
                <text:p>5850</text:p>
              </table:table-cell>
              <table:table-cell office:value-type="float" office:value="-0.000119">
                <text:p>-0.000119</text:p>
              </table:table-cell>
              <table:table-cell office:value-type="float" office:value="-0.002397">
                <text:p>-0.002397</text:p>
              </table:table-cell>
              <table:table-cell office:value-type="float" office:value="-0.000068">
                <text:p>-0.000068</text:p>
              </table:table-cell>
            </table:table-row>
            <table:table-row>
              <table:table-cell office:value-type="float" office:value="5945">
                <text:p>5950</text:p>
              </table:table-cell>
              <table:table-cell office:value-type="float" office:value="-0.000208">
                <text:p>-0.000208</text:p>
              </table:table-cell>
              <table:table-cell office:value-type="float" office:value="-0.002387">
                <text:p>-0.002387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float" office:value="6045">
                <text:p>6050</text:p>
              </table:table-cell>
              <table:table-cell office:value-type="float" office:value="-0.000301">
                <text:p>-0.000301</text:p>
              </table:table-cell>
              <table:table-cell office:value-type="float" office:value="-0.002349">
                <text:p>-0.00234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6145">
                <text:p>6150</text:p>
              </table:table-cell>
              <table:table-cell office:value-type="float" office:value="-0.000337">
                <text:p>-0.000337</text:p>
              </table:table-cell>
              <table:table-cell office:value-type="float" office:value="-0.002577">
                <text:p>-0.00257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6244">
                <text:p>6240</text:p>
              </table:table-cell>
              <table:table-cell office:value-type="float" office:value="-0.000504">
                <text:p>-0.000504</text:p>
              </table:table-cell>
              <table:table-cell office:value-type="float" office:value="-0.002626">
                <text:p>-0.002626</text:p>
              </table:table-cell>
              <table:table-cell office:value-type="float" office:value="-0.000078">
                <text:p>-0.000078</text:p>
              </table:table-cell>
            </table:table-row>
            <table:table-row>
              <table:table-cell office:value-type="float" office:value="6344">
                <text:p>6340</text:p>
              </table:table-cell>
              <table:table-cell office:value-type="float" office:value="-0.000611">
                <text:p>-0.000611</text:p>
              </table:table-cell>
              <table:table-cell office:value-type="float" office:value="-0.002733">
                <text:p>-0.002733</text:p>
              </table:table-cell>
              <table:table-cell office:value-type="float" office:value="-0.000081">
                <text:p>-0.000081</text:p>
              </table:table-cell>
            </table:table-row>
            <table:table-row>
              <table:table-cell office:value-type="float" office:value="6444">
                <text:p>6440</text:p>
              </table:table-cell>
              <table:table-cell office:value-type="float" office:value="-0.000624">
                <text:p>-0.000624</text:p>
              </table:table-cell>
              <table:table-cell office:value-type="float" office:value="-0.00264">
                <text:p>-0.00264</text:p>
              </table:table-cell>
              <table:table-cell office:value-type="float" office:value="-0.000182">
                <text:p>-0.000182</text:p>
              </table:table-cell>
            </table:table-row>
            <table:table-row>
              <table:table-cell office:value-type="float" office:value="6544">
                <text:p>6540</text:p>
              </table:table-cell>
              <table:table-cell office:value-type="float" office:value="-0.000769">
                <text:p>-0.000769</text:p>
              </table:table-cell>
              <table:table-cell office:value-type="float" office:value="-0.002593">
                <text:p>-0.002593</text:p>
              </table:table-cell>
              <table:table-cell office:value-type="float" office:value="-0.000116">
                <text:p>-0.000116</text:p>
              </table:table-cell>
            </table:table-row>
            <table:table-row>
              <table:table-cell office:value-type="float" office:value="6644">
                <text:p>6640</text:p>
              </table:table-cell>
              <table:table-cell office:value-type="float" office:value="-0.000792">
                <text:p>-0.000792</text:p>
              </table:table-cell>
              <table:table-cell office:value-type="float" office:value="-0.002517">
                <text:p>-0.002517</text:p>
              </table:table-cell>
              <table:table-cell office:value-type="float" office:value="-0.000085">
                <text:p>-0.000085</text:p>
              </table:table-cell>
            </table:table-row>
            <table:table-row>
              <table:table-cell office:value-type="float" office:value="6744">
                <text:p>6740</text:p>
              </table:table-cell>
              <table:table-cell office:value-type="float" office:value="-0.000877">
                <text:p>-0.000877</text:p>
              </table:table-cell>
              <table:table-cell office:value-type="float" office:value="-0.002461">
                <text:p>-0.002461</text:p>
              </table:table-cell>
              <table:table-cell office:value-type="float" office:value="-0.000205">
                <text:p>-0.000205</text:p>
              </table:table-cell>
            </table:table-row>
            <table:table-row>
              <table:table-cell office:value-type="float" office:value="6844">
                <text:p>6840</text:p>
              </table:table-cell>
              <table:table-cell office:value-type="float" office:value="-0.00086">
                <text:p>-0.00086</text:p>
              </table:table-cell>
              <table:table-cell office:value-type="float" office:value="-0.002443">
                <text:p>-0.002443</text:p>
              </table:table-cell>
              <table:table-cell office:value-type="float" office:value="-0.000168">
                <text:p>-0.000168</text:p>
              </table:table-cell>
            </table:table-row>
            <table:table-row>
              <table:table-cell office:value-type="float" office:value="6944">
                <text:p>6940</text:p>
              </table:table-cell>
              <table:table-cell office:value-type="float" office:value="-0.000854">
                <text:p>-0.000854</text:p>
              </table:table-cell>
              <table:table-cell office:value-type="float" office:value="-0.002314">
                <text:p>-0.002314</text:p>
              </table:table-cell>
              <table:table-cell office:value-type="float" office:value="-0.000305">
                <text:p>-0.000305</text:p>
              </table:table-cell>
            </table:table-row>
            <table:table-row>
              <table:table-cell office:value-type="float" office:value="7044">
                <text:p>7040</text:p>
              </table:table-cell>
              <table:table-cell office:value-type="float" office:value="-0.00086">
                <text:p>-0.00086</text:p>
              </table:table-cell>
              <table:table-cell office:value-type="float" office:value="-0.002239">
                <text:p>-0.002239</text:p>
              </table:table-cell>
              <table:table-cell office:value-type="float" office:value="-0.000385">
                <text:p>-0.000385</text:p>
              </table:table-cell>
            </table:table-row>
            <table:table-row>
              <table:table-cell office:value-type="float" office:value="7144">
                <text:p>7140</text:p>
              </table:table-cell>
              <table:table-cell office:value-type="float" office:value="-0.000908">
                <text:p>-0.000908</text:p>
              </table:table-cell>
              <table:table-cell office:value-type="float" office:value="-0.002165">
                <text:p>-0.002165</text:p>
              </table:table-cell>
              <table:table-cell office:value-type="float" office:value="-0.000447">
                <text:p>-0.000447</text:p>
              </table:table-cell>
            </table:table-row>
            <table:table-row>
              <table:table-cell office:value-type="float" office:value="7244">
                <text:p>7240</text:p>
              </table:table-cell>
              <table:table-cell office:value-type="float" office:value="-0.00101">
                <text:p>-0.00101</text:p>
              </table:table-cell>
              <table:table-cell office:value-type="float" office:value="-0.002135">
                <text:p>-0.002135</text:p>
              </table:table-cell>
              <table:table-cell office:value-type="float" office:value="-0.000437">
                <text:p>-0.000437</text:p>
              </table:table-cell>
            </table:table-row>
            <table:table-row>
              <table:table-cell office:value-type="float" office:value="7344">
                <text:p>7340</text:p>
              </table:table-cell>
              <table:table-cell office:value-type="float" office:value="-0.001019">
                <text:p>-0.001019</text:p>
              </table:table-cell>
              <table:table-cell office:value-type="float" office:value="-0.002098">
                <text:p>-0.002098</text:p>
              </table:table-cell>
              <table:table-cell office:value-type="float" office:value="-0.000448">
                <text:p>-0.000448</text:p>
              </table:table-cell>
            </table:table-row>
            <table:table-row>
              <table:table-cell office:value-type="float" office:value="7444">
                <text:p>7440</text:p>
              </table:table-cell>
              <table:table-cell office:value-type="float" office:value="-0.00094">
                <text:p>-0.00094</text:p>
              </table:table-cell>
              <table:table-cell office:value-type="float" office:value="-0.002096">
                <text:p>-0.002096</text:p>
              </table:table-cell>
              <table:table-cell office:value-type="float" office:value="-0.000366">
                <text:p>-0.000366</text:p>
              </table:table-cell>
            </table:table-row>
            <table:table-row>
              <table:table-cell office:value-type="float" office:value="7544">
                <text:p>7540</text:p>
              </table:table-cell>
              <table:table-cell office:value-type="float" office:value="-0.000905">
                <text:p>-0.000905</text:p>
              </table:table-cell>
              <table:table-cell office:value-type="float" office:value="-0.002238">
                <text:p>-0.002238</text:p>
              </table:table-cell>
              <table:table-cell office:value-type="float" office:value="-0.000497">
                <text:p>-0.000497</text:p>
              </table:table-cell>
            </table:table-row>
            <table:table-row>
              <table:table-cell office:value-type="float" office:value="7644">
                <text:p>7640</text:p>
              </table:table-cell>
              <table:table-cell office:value-type="float" office:value="-0.000786">
                <text:p>-0.000786</text:p>
              </table:table-cell>
              <table:table-cell office:value-type="float" office:value="-0.002293">
                <text:p>-0.002293</text:p>
              </table:table-cell>
              <table:table-cell office:value-type="float" office:value="-0.000603">
                <text:p>-0.000603</text:p>
              </table:table-cell>
            </table:table-row>
            <table:table-row>
              <table:table-cell office:value-type="float" office:value="7744">
                <text:p>7740</text:p>
              </table:table-cell>
              <table:table-cell office:value-type="float" office:value="-0.000776">
                <text:p>-0.000776</text:p>
              </table:table-cell>
              <table:table-cell office:value-type="float" office:value="-0.002108">
                <text:p>-0.002108</text:p>
              </table:table-cell>
              <table:table-cell office:value-type="float" office:value="-0.000689">
                <text:p>-0.000689</text:p>
              </table:table-cell>
            </table:table-row>
            <table:table-row>
              <table:table-cell office:value-type="float" office:value="7844">
                <text:p>7840</text:p>
              </table:table-cell>
              <table:table-cell office:value-type="float" office:value="-0.000793">
                <text:p>-0.000793</text:p>
              </table:table-cell>
              <table:table-cell office:value-type="float" office:value="-0.002131">
                <text:p>-0.002131</text:p>
              </table:table-cell>
              <table:table-cell office:value-type="float" office:value="-0.000703">
                <text:p>-0.000703</text:p>
              </table:table-cell>
            </table:table-row>
            <table:table-row>
              <table:table-cell office:value-type="float" office:value="7943">
                <text:p>7940</text:p>
              </table:table-cell>
              <table:table-cell office:value-type="float" office:value="-0.000733">
                <text:p>-0.000733</text:p>
              </table:table-cell>
              <table:table-cell office:value-type="float" office:value="-0.002138">
                <text:p>-0.002138</text:p>
              </table:table-cell>
              <table:table-cell office:value-type="float" office:value="-0.000756">
                <text:p>-0.000756</text:p>
              </table:table-cell>
            </table:table-row>
            <table:table-row>
              <table:table-cell office:value-type="float" office:value="8043">
                <text:p>8040</text:p>
              </table:table-cell>
              <table:table-cell office:value-type="float" office:value="-0.000663">
                <text:p>-0.000663</text:p>
              </table:table-cell>
              <table:table-cell office:value-type="float" office:value="-0.002038">
                <text:p>-0.002038</text:p>
              </table:table-cell>
              <table:table-cell office:value-type="float" office:value="-0.00077">
                <text:p>-0.00077</text:p>
              </table:table-cell>
            </table:table-row>
            <table:table-row>
              <table:table-cell office:value-type="float" office:value="8143">
                <text:p>8140</text:p>
              </table:table-cell>
              <table:table-cell office:value-type="float" office:value="-0.000637">
                <text:p>-0.000637</text:p>
              </table:table-cell>
              <table:table-cell office:value-type="float" office:value="-0.002017">
                <text:p>-0.002017</text:p>
              </table:table-cell>
              <table:table-cell office:value-type="float" office:value="-0.000727">
                <text:p>-0.000727</text:p>
              </table:table-cell>
            </table:table-row>
            <table:table-row>
              <table:table-cell office:value-type="float" office:value="8243">
                <text:p>8240</text:p>
              </table:table-cell>
              <table:table-cell office:value-type="float" office:value="-0.000898">
                <text:p>-0.000898</text:p>
              </table:table-cell>
              <table:table-cell office:value-type="float" office:value="-0.002051">
                <text:p>-0.002051</text:p>
              </table:table-cell>
              <table:table-cell office:value-type="float" office:value="-0.000747">
                <text:p>-0.000747</text:p>
              </table:table-cell>
            </table:table-row>
            <table:table-row>
              <table:table-cell office:value-type="float" office:value="8343">
                <text:p>8340</text:p>
              </table:table-cell>
              <table:table-cell office:value-type="float" office:value="-0.000785">
                <text:p>-0.000785</text:p>
              </table:table-cell>
              <table:table-cell office:value-type="float" office:value="-0.002102">
                <text:p>-0.002102</text:p>
              </table:table-cell>
              <table:table-cell office:value-type="float" office:value="-0.000723">
                <text:p>-0.000723</text:p>
              </table:table-cell>
            </table:table-row>
            <table:table-row>
              <table:table-cell office:value-type="float" office:value="8443">
                <text:p>8440</text:p>
              </table:table-cell>
              <table:table-cell office:value-type="float" office:value="-0.00079">
                <text:p>-0.00079</text:p>
              </table:table-cell>
              <table:table-cell office:value-type="float" office:value="-0.002031">
                <text:p>-0.002031</text:p>
              </table:table-cell>
              <table:table-cell office:value-type="float" office:value="-0.000713">
                <text:p>-0.000713</text:p>
              </table:table-cell>
            </table:table-row>
            <table:table-row>
              <table:table-cell office:value-type="float" office:value="8543">
                <text:p>8540</text:p>
              </table:table-cell>
              <table:table-cell office:value-type="float" office:value="-0.000778">
                <text:p>-0.000778</text:p>
              </table:table-cell>
              <table:table-cell office:value-type="float" office:value="-0.002059">
                <text:p>-0.002059</text:p>
              </table:table-cell>
              <table:table-cell office:value-type="float" office:value="-0.000676">
                <text:p>-0.000676</text:p>
              </table:table-cell>
            </table:table-row>
            <table:table-row>
              <table:table-cell office:value-type="float" office:value="8643">
                <text:p>8640</text:p>
              </table:table-cell>
              <table:table-cell office:value-type="float" office:value="-0.000859">
                <text:p>-0.000859</text:p>
              </table:table-cell>
              <table:table-cell office:value-type="float" office:value="-0.002014">
                <text:p>-0.002014</text:p>
              </table:table-cell>
              <table:table-cell office:value-type="float" office:value="-0.000698">
                <text:p>-0.000698</text:p>
              </table:table-cell>
            </table:table-row>
            <table:table-row>
              <table:table-cell office:value-type="float" office:value="8743">
                <text:p>8740</text:p>
              </table:table-cell>
              <table:table-cell office:value-type="float" office:value="-0.000831">
                <text:p>-0.000831</text:p>
              </table:table-cell>
              <table:table-cell office:value-type="float" office:value="-0.00209">
                <text:p>-0.00209</text:p>
              </table:table-cell>
              <table:table-cell office:value-type="float" office:value="-0.000669">
                <text:p>-0.000669</text:p>
              </table:table-cell>
            </table:table-row>
            <table:table-row>
              <table:table-cell office:value-type="float" office:value="8843">
                <text:p>8840</text:p>
              </table:table-cell>
              <table:table-cell office:value-type="float" office:value="-0.000844">
                <text:p>-0.000844</text:p>
              </table:table-cell>
              <table:table-cell office:value-type="float" office:value="-0.002131">
                <text:p>-0.002131</text:p>
              </table:table-cell>
              <table:table-cell office:value-type="float" office:value="-0.000616">
                <text:p>-0.000616</text:p>
              </table:table-cell>
            </table:table-row>
            <table:table-row>
              <table:table-cell office:value-type="float" office:value="8943">
                <text:p>8940</text:p>
              </table:table-cell>
              <table:table-cell office:value-type="float" office:value="-0.000748">
                <text:p>-0.000748</text:p>
              </table:table-cell>
              <table:table-cell office:value-type="float" office:value="-0.002086">
                <text:p>-0.002086</text:p>
              </table:table-cell>
              <table:table-cell office:value-type="float" office:value="-0.000632">
                <text:p>-0.000632</text:p>
              </table:table-cell>
            </table:table-row>
            <table:table-row>
              <table:table-cell office:value-type="float" office:value="9043">
                <text:p>9040</text:p>
              </table:table-cell>
              <table:table-cell office:value-type="float" office:value="-0.000888">
                <text:p>-0.000888</text:p>
              </table:table-cell>
              <table:table-cell office:value-type="float" office:value="-0.002133">
                <text:p>-0.002133</text:p>
              </table:table-cell>
              <table:table-cell office:value-type="float" office:value="-0.000681">
                <text:p>-0.000681</text:p>
              </table:table-cell>
            </table:table-row>
            <table:table-row>
              <table:table-cell office:value-type="float" office:value="9143">
                <text:p>9140</text:p>
              </table:table-cell>
              <table:table-cell office:value-type="float" office:value="-0.000685">
                <text:p>-0.000685</text:p>
              </table:table-cell>
              <table:table-cell office:value-type="float" office:value="-0.002159">
                <text:p>-0.002159</text:p>
              </table:table-cell>
              <table:table-cell office:value-type="float" office:value="-0.00071">
                <text:p>-0.00071</text:p>
              </table:table-cell>
            </table:table-row>
            <table:table-row>
              <table:table-cell office:value-type="float" office:value="9243">
                <text:p>9240</text:p>
              </table:table-cell>
              <table:table-cell office:value-type="float" office:value="-0.000781">
                <text:p>-0.000781</text:p>
              </table:table-cell>
              <table:table-cell office:value-type="float" office:value="-0.002127">
                <text:p>-0.002127</text:p>
              </table:table-cell>
              <table:table-cell office:value-type="float" office:value="-0.000849">
                <text:p>-0.000849</text:p>
              </table:table-cell>
            </table:table-row>
            <table:table-row>
              <table:table-cell office:value-type="float" office:value="9343">
                <text:p>9340</text:p>
              </table:table-cell>
              <table:table-cell office:value-type="float" office:value="-0.000714">
                <text:p>-0.000714</text:p>
              </table:table-cell>
              <table:table-cell office:value-type="float" office:value="-0.002173">
                <text:p>-0.002173</text:p>
              </table:table-cell>
              <table:table-cell office:value-type="float" office:value="-0.000817">
                <text:p>-0.000817</text:p>
              </table:table-cell>
            </table:table-row>
            <table:table-row>
              <table:table-cell office:value-type="float" office:value="9443">
                <text:p>9440</text:p>
              </table:table-cell>
              <table:table-cell office:value-type="float" office:value="-0.000773">
                <text:p>-0.000773</text:p>
              </table:table-cell>
              <table:table-cell office:value-type="float" office:value="-0.002221">
                <text:p>-0.002221</text:p>
              </table:table-cell>
              <table:table-cell office:value-type="float" office:value="-0.000842">
                <text:p>-0.000842</text:p>
              </table:table-cell>
            </table:table-row>
            <table:table-row>
              <table:table-cell office:value-type="float" office:value="9543">
                <text:p>9540</text:p>
              </table:table-cell>
              <table:table-cell office:value-type="float" office:value="-0.000697">
                <text:p>-0.000697</text:p>
              </table:table-cell>
              <table:table-cell office:value-type="float" office:value="-0.002291">
                <text:p>-0.002291</text:p>
              </table:table-cell>
              <table:table-cell office:value-type="float" office:value="-0.000855">
                <text:p>-0.000855</text:p>
              </table:table-cell>
            </table:table-row>
            <table:table-row>
              <table:table-cell office:value-type="float" office:value="9643">
                <text:p>9640</text:p>
              </table:table-cell>
              <table:table-cell office:value-type="float" office:value="-0.000635">
                <text:p>-0.000635</text:p>
              </table:table-cell>
              <table:table-cell office:value-type="float" office:value="-0.002239">
                <text:p>-0.002239</text:p>
              </table:table-cell>
              <table:table-cell office:value-type="float" office:value="-0.000893">
                <text:p>-0.000893</text:p>
              </table:table-cell>
            </table:table-row>
            <table:table-row>
              <table:table-cell office:value-type="float" office:value="9742">
                <text:p>9740</text:p>
              </table:table-cell>
              <table:table-cell office:value-type="float" office:value="-0.000567">
                <text:p>-0.000567</text:p>
              </table:table-cell>
              <table:table-cell office:value-type="float" office:value="-0.00225">
                <text:p>-0.00225</text:p>
              </table:table-cell>
              <table:table-cell office:value-type="float" office:value="-0.000933">
                <text:p>-0.000933</text:p>
              </table:table-cell>
            </table:table-row>
            <table:table-row>
              <table:table-cell office:value-type="float" office:value="9842">
                <text:p>9840</text:p>
              </table:table-cell>
              <table:table-cell office:value-type="float" office:value="-0.000555">
                <text:p>-0.000555</text:p>
              </table:table-cell>
              <table:table-cell office:value-type="float" office:value="-0.002213">
                <text:p>-0.002213</text:p>
              </table:table-cell>
              <table:table-cell office:value-type="float" office:value="-0.000872">
                <text:p>-0.000872</text:p>
              </table:table-cell>
            </table:table-row>
            <table:table-row>
              <table:table-cell office:value-type="float" office:value="9942">
                <text:p>9940</text:p>
              </table:table-cell>
              <table:table-cell office:value-type="float" office:value="-0.000603">
                <text:p>-0.000603</text:p>
              </table:table-cell>
              <table:table-cell office:value-type="float" office:value="-0.002144">
                <text:p>-0.002144</text:p>
              </table:table-cell>
              <table:table-cell office:value-type="float" office:value="-0.000869">
                <text:p>-0.000869</text:p>
              </table:table-cell>
            </table:table-row>
            <table:table-row>
              <table:table-cell office:value-type="float" office:value="10042">
                <text:p>10040</text:p>
              </table:table-cell>
              <table:table-cell office:value-type="float" office:value="-0.000617">
                <text:p>-0.000617</text:p>
              </table:table-cell>
              <table:table-cell office:value-type="float" office:value="-0.002122">
                <text:p>-0.002122</text:p>
              </table:table-cell>
              <table:table-cell office:value-type="float" office:value="-0.000894">
                <text:p>-0.000894</text:p>
              </table:table-cell>
            </table:table-row>
            <table:table-row>
              <table:table-cell office:value-type="float" office:value="10142">
                <text:p>10140</text:p>
              </table:table-cell>
              <table:table-cell office:value-type="float" office:value="-0.000582">
                <text:p>-0.000582</text:p>
              </table:table-cell>
              <table:table-cell office:value-type="float" office:value="-0.002138">
                <text:p>-0.002138</text:p>
              </table:table-cell>
              <table:table-cell office:value-type="float" office:value="-0.000841">
                <text:p>-0.000841</text:p>
              </table:table-cell>
            </table:table-row>
            <table:table-row>
              <table:table-cell office:value-type="float" office:value="10242">
                <text:p>10240</text:p>
              </table:table-cell>
              <table:table-cell office:value-type="float" office:value="-0.000598">
                <text:p>-0.000598</text:p>
              </table:table-cell>
              <table:table-cell office:value-type="float" office:value="-0.002085">
                <text:p>-0.002085</text:p>
              </table:table-cell>
              <table:table-cell office:value-type="float" office:value="-0.000791">
                <text:p>-0.000791</text:p>
              </table:table-cell>
            </table:table-row>
            <table:table-row>
              <table:table-cell office:value-type="float" office:value="10342">
                <text:p>10340</text:p>
              </table:table-cell>
              <table:table-cell office:value-type="float" office:value="-0.000526">
                <text:p>-0.000526</text:p>
              </table:table-cell>
              <table:table-cell office:value-type="float" office:value="-0.00211">
                <text:p>-0.00211</text:p>
              </table:table-cell>
              <table:table-cell office:value-type="float" office:value="-0.000817">
                <text:p>-0.000817</text:p>
              </table:table-cell>
            </table:table-row>
            <table:table-row>
              <table:table-cell office:value-type="float" office:value="10442">
                <text:p>10440</text:p>
              </table:table-cell>
              <table:table-cell office:value-type="float" office:value="-0.000521">
                <text:p>-0.000521</text:p>
              </table:table-cell>
              <table:table-cell office:value-type="float" office:value="-0.002137">
                <text:p>-0.002137</text:p>
              </table:table-cell>
              <table:table-cell office:value-type="float" office:value="-0.000826">
                <text:p>-0.000826</text:p>
              </table:table-cell>
            </table:table-row>
            <table:table-row>
              <table:table-cell office:value-type="float" office:value="10542">
                <text:p>10540</text:p>
              </table:table-cell>
              <table:table-cell office:value-type="float" office:value="-0.000478">
                <text:p>-0.000478</text:p>
              </table:table-cell>
              <table:table-cell office:value-type="float" office:value="-0.002249">
                <text:p>-0.002249</text:p>
              </table:table-cell>
              <table:table-cell office:value-type="float" office:value="-0.000831">
                <text:p>-0.000831</text:p>
              </table:table-cell>
            </table:table-row>
            <table:table-row>
              <table:table-cell office:value-type="float" office:value="10642">
                <text:p>10640</text:p>
              </table:table-cell>
              <table:table-cell office:value-type="float" office:value="-0.00042">
                <text:p>-0.00042</text:p>
              </table:table-cell>
              <table:table-cell office:value-type="float" office:value="-0.00226">
                <text:p>-0.00226</text:p>
              </table:table-cell>
              <table:table-cell office:value-type="float" office:value="-0.00073">
                <text:p>-0.00073</text:p>
              </table:table-cell>
            </table:table-row>
            <table:table-row>
              <table:table-cell office:value-type="float" office:value="10742">
                <text:p>10740</text:p>
              </table:table-cell>
              <table:table-cell office:value-type="float" office:value="-0.000258">
                <text:p>-0.000258</text:p>
              </table:table-cell>
              <table:table-cell office:value-type="float" office:value="-0.002267">
                <text:p>-0.002267</text:p>
              </table:table-cell>
              <table:table-cell office:value-type="float" office:value="-0.000761">
                <text:p>-0.000761</text:p>
              </table:table-cell>
            </table:table-row>
            <table:table-row>
              <table:table-cell office:value-type="float" office:value="10842">
                <text:p>10840</text:p>
              </table:table-cell>
              <table:table-cell office:value-type="float" office:value="-0.000223">
                <text:p>-0.000223</text:p>
              </table:table-cell>
              <table:table-cell office:value-type="float" office:value="-0.00225">
                <text:p>-0.00225</text:p>
              </table:table-cell>
              <table:table-cell office:value-type="float" office:value="-0.000554">
                <text:p>-0.000554</text:p>
              </table:table-cell>
            </table:table-row>
            <table:table-row>
              <table:table-cell office:value-type="float" office:value="10942">
                <text:p>10940</text:p>
              </table:table-cell>
              <table:table-cell office:value-type="float" office:value="-0.000109">
                <text:p>-0.000109</text:p>
              </table:table-cell>
              <table:table-cell office:value-type="float" office:value="-0.002135">
                <text:p>-0.002135</text:p>
              </table:table-cell>
              <table:table-cell office:value-type="float" office:value="-0.000527">
                <text:p>-0.000527</text:p>
              </table:table-cell>
            </table:table-row>
            <table:table-row>
              <table:table-cell office:value-type="float" office:value="11042">
                <text:p>11040</text:p>
              </table:table-cell>
              <table:table-cell office:value-type="float" office:value="-0.000246">
                <text:p>-0.000246</text:p>
              </table:table-cell>
              <table:table-cell office:value-type="float" office:value="-0.002151">
                <text:p>-0.002151</text:p>
              </table:table-cell>
              <table:table-cell office:value-type="float" office:value="-0.000692">
                <text:p>-0.000692</text:p>
              </table:table-cell>
            </table:table-row>
            <table:table-row>
              <table:table-cell office:value-type="float" office:value="11142">
                <text:p>11140</text:p>
              </table:table-cell>
              <table:table-cell office:value-type="float" office:value="-0.000287">
                <text:p>-0.000287</text:p>
              </table:table-cell>
              <table:table-cell office:value-type="float" office:value="-0.002219">
                <text:p>-0.002219</text:p>
              </table:table-cell>
              <table:table-cell office:value-type="float" office:value="-0.000538">
                <text:p>-0.000538</text:p>
              </table:table-cell>
            </table:table-row>
            <table:table-row>
              <table:table-cell office:value-type="float" office:value="11242">
                <text:p>11240</text:p>
              </table:table-cell>
              <table:table-cell office:value-type="float" office:value="-0.000477">
                <text:p>-0.000477</text:p>
              </table:table-cell>
              <table:table-cell office:value-type="float" office:value="-0.002196">
                <text:p>-0.002196</text:p>
              </table:table-cell>
              <table:table-cell office:value-type="float" office:value="-0.000477">
                <text:p>-0.000477</text:p>
              </table:table-cell>
            </table:table-row>
            <table:table-row>
              <table:table-cell office:value-type="float" office:value="11342">
                <text:p>11340</text:p>
              </table:table-cell>
              <table:table-cell office:value-type="float" office:value="-0.000328">
                <text:p>-0.000328</text:p>
              </table:table-cell>
              <table:table-cell office:value-type="float" office:value="-0.002215">
                <text:p>-0.002215</text:p>
              </table:table-cell>
              <table:table-cell office:value-type="float" office:value="-0.000384">
                <text:p>-0.000384</text:p>
              </table:table-cell>
            </table:table-row>
            <table:table-row>
              <table:table-cell office:value-type="float" office:value="11442">
                <text:p>11440</text:p>
              </table:table-cell>
              <table:table-cell office:value-type="float" office:value="-0.000337">
                <text:p>-0.000337</text:p>
              </table:table-cell>
              <table:table-cell office:value-type="float" office:value="-0.002352">
                <text:p>-0.002352</text:p>
              </table:table-cell>
              <table:table-cell office:value-type="float" office:value="-0.000427">
                <text:p>-0.000427</text:p>
              </table:table-cell>
            </table:table-row>
            <table:table-row>
              <table:table-cell office:value-type="float" office:value="11541">
                <text:p>11540</text:p>
              </table:table-cell>
              <table:table-cell office:value-type="float" office:value="-0.000277">
                <text:p>-0.000277</text:p>
              </table:table-cell>
              <table:table-cell office:value-type="float" office:value="-0.002376">
                <text:p>-0.002376</text:p>
              </table:table-cell>
              <table:table-cell office:value-type="float" office:value="-0.000435">
                <text:p>-0.000435</text:p>
              </table:table-cell>
            </table:table-row>
            <table:table-row>
              <table:table-cell office:value-type="float" office:value="11641">
                <text:p>11640</text:p>
              </table:table-cell>
              <table:table-cell office:value-type="float" office:value="-0.000269">
                <text:p>-0.000269</text:p>
              </table:table-cell>
              <table:table-cell office:value-type="float" office:value="-0.002436">
                <text:p>-0.002436</text:p>
              </table:table-cell>
              <table:table-cell office:value-type="float" office:value="-0.000392">
                <text:p>-0.000392</text:p>
              </table:table-cell>
            </table:table-row>
            <table:table-row>
              <table:table-cell office:value-type="float" office:value="11741">
                <text:p>11740</text:p>
              </table:table-cell>
              <table:table-cell office:value-type="float" office:value="-0.000258">
                <text:p>-0.000258</text:p>
              </table:table-cell>
              <table:table-cell office:value-type="float" office:value="-0.002387">
                <text:p>-0.002387</text:p>
              </table:table-cell>
              <table:table-cell office:value-type="float" office:value="-0.000411">
                <text:p>-0.000411</text:p>
              </table:table-cell>
            </table:table-row>
            <table:table-row>
              <table:table-cell office:value-type="float" office:value="11841">
                <text:p>11840</text:p>
              </table:table-cell>
              <table:table-cell office:value-type="float" office:value="-0.000289">
                <text:p>-0.000289</text:p>
              </table:table-cell>
              <table:table-cell office:value-type="float" office:value="-0.002367">
                <text:p>-0.002367</text:p>
              </table:table-cell>
              <table:table-cell office:value-type="float" office:value="-0.000395">
                <text:p>-0.000395</text:p>
              </table:table-cell>
            </table:table-row>
            <table:table-row>
              <table:table-cell office:value-type="float" office:value="11941">
                <text:p>11940</text:p>
              </table:table-cell>
              <table:table-cell office:value-type="float" office:value="-0.000102">
                <text:p>-0.000102</text:p>
              </table:table-cell>
              <table:table-cell office:value-type="float" office:value="-0.002349">
                <text:p>-0.002349</text:p>
              </table:table-cell>
              <table:table-cell office:value-type="float" office:value="-0.000382">
                <text:p>-0.000382</text:p>
              </table:table-cell>
            </table:table-row>
            <table:table-row>
              <table:table-cell office:value-type="float" office:value="12041">
                <text:p>12040</text:p>
              </table:table-cell>
              <table:table-cell office:value-type="float" office:value="-0.000006">
                <text:p>-0.000006</text:p>
              </table:table-cell>
              <table:table-cell office:value-type="float" office:value="-0.002447">
                <text:p>-0.002447</text:p>
              </table:table-cell>
              <table:table-cell office:value-type="float" office:value="-0.000275">
                <text:p>-0.000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2cm" svg:height="16.423cm" xlink:href=".." xlink:type="simple" chart:class="chart:line" chart:style-name="ch1">
        <chart:title svg:x="11.514cm" svg:y="0.464cm" chart:style-name="ch2">
          <text:p>Position</text:p>
        </chart:title>
        <chart:legend chart:legend-position="end" svg:x="23.253cm" svg:y="7.414cm" style:legend-expansion="high" chart:style-name="ch3"/>
        <chart:plot-area chart:style-name="ch4" table:cell-range-address="Quat.A3:Quat.A92 Quat.F2:Quat.H92" chart:data-source-has-labels="both" svg:x="1.506cm" svg:y="1.597cm" svg:width="21.252cm" svg:height="13.517cm">
          <chartooo:coordinate-region svg:x="3.636cm" svg:y="1.797cm" svg:width="19.122cm" svg:height="13.118cm"/>
          <chart:axis chart:dimension="x" chart:name="primary-x" chart:style-name="ch5" chartooo:axis-type="auto">
            <chartooo:date-scale/>
            <chart:title svg:x="11.374cm" svg:y="15.442cm" chart:style-name="ch6">
              <text:p>Time (ms)</text:p>
            </chart:title>
            <chart:categories table:cell-range-address="Quat.A3:Quat.A92"/>
          </chart:axis>
          <chart:axis chart:dimension="y" chart:name="primary-y" chart:style-name="ch7">
            <chart:title svg:x="0.451cm" svg:y="8.994cm" chart:style-name="ch8">
              <text:p>Position</text:p>
            </chart:title>
            <chart:grid chart:style-name="ch9" chart:class="major"/>
          </chart:axis>
          <chart:series chart:style-name="ch10" chart:values-cell-range-address="Quat.F3:Quat.F92" chart:label-cell-address="Quat.F2:Quat.F2" chart:class="chart:line">
            <chart:data-point chart:repeated="90"/>
          </chart:series>
          <chart:series chart:style-name="ch11" chart:values-cell-range-address="Quat.G3:Quat.G92" chart:label-cell-address="Quat.G2:Quat.G2" chart:class="chart:line">
            <chart:data-point chart:repeated="90"/>
          </chart:series>
          <chart:series chart:style-name="ch12" chart:values-cell-range-address="Quat.H3:Quat.H92" chart:label-cell-address="Quat.H2:Quat.H2" chart:class="chart:line">
            <chart:data-point chart:repeated="9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Quat.F2:Quat.F2</svg:desc>
                </draw:g>
              </table:table-cell>
              <table:table-cell office:value-type="string">
                <text:p>y</text:p>
                <draw:g>
                  <svg:desc>Quat.G2:Quat.G2</svg:desc>
                </draw:g>
              </table:table-cell>
              <table:table-cell office:value-type="string">
                <text:p>z</text:p>
                <draw:g>
                  <svg:desc>Quat.H2:Quat.H2</svg:desc>
                </draw:g>
              </table:table-cell>
            </table:table-row>
          </table:table-header-rows>
          <table:table-rows>
            <table:table-row>
              <table:table-cell office:value-type="float" office:value="3146">
                <text:p>3150</text:p>
                <draw:g>
                  <svg:desc>Quat.A3:Quat.A92</svg:desc>
                </draw:g>
              </table:table-cell>
              <table:table-cell office:value-type="float" office:value="0.041181">
                <text:p>0.041181</text:p>
                <draw:g>
                  <svg:desc>Quat.F3:Quat.F92</svg:desc>
                </draw:g>
              </table:table-cell>
              <table:table-cell office:value-type="float" office:value="-0.06701">
                <text:p>-0.06701</text:p>
                <draw:g>
                  <svg:desc>Quat.G3:Quat.G92</svg:desc>
                </draw:g>
              </table:table-cell>
              <table:table-cell office:value-type="float" office:value="0.003157">
                <text:p>0.003157</text:p>
                <draw:g>
                  <svg:desc>Quat.H3:Quat.H92</svg:desc>
                </draw:g>
              </table:table-cell>
            </table:table-row>
            <table:table-row>
              <table:table-cell office:value-type="float" office:value="3246">
                <text:p>3250</text:p>
              </table:table-cell>
              <table:table-cell office:value-type="float" office:value="0.16849">
                <text:p>0.16849</text:p>
              </table:table-cell>
              <table:table-cell office:value-type="float" office:value="-0.271553">
                <text:p>-0.271553</text:p>
              </table:table-cell>
              <table:table-cell office:value-type="float" office:value="0.016176">
                <text:p>0.016176</text:p>
              </table:table-cell>
            </table:table-row>
            <table:table-row>
              <table:table-cell office:value-type="float" office:value="3346">
                <text:p>3350</text:p>
              </table:table-cell>
              <table:table-cell office:value-type="float" office:value="0.375621">
                <text:p>0.375621</text:p>
              </table:table-cell>
              <table:table-cell office:value-type="float" office:value="-0.596886">
                <text:p>-0.596886</text:p>
              </table:table-cell>
              <table:table-cell office:value-type="float" office:value="0.044349">
                <text:p>0.044349</text:p>
              </table:table-cell>
            </table:table-row>
            <table:table-row>
              <table:table-cell office:value-type="float" office:value="3446">
                <text:p>3450</text:p>
              </table:table-cell>
              <table:table-cell office:value-type="float" office:value="0.659643">
                <text:p>0.659643</text:p>
              </table:table-cell>
              <table:table-cell office:value-type="float" office:value="-1.037001">
                <text:p>-1.037001</text:p>
              </table:table-cell>
              <table:table-cell office:value-type="float" office:value="0.090925">
                <text:p>0.090925</text:p>
              </table:table-cell>
            </table:table-row>
            <table:table-row>
              <table:table-cell office:value-type="float" office:value="3546">
                <text:p>3550</text:p>
              </table:table-cell>
              <table:table-cell office:value-type="float" office:value="1.010203">
                <text:p>1.010203</text:p>
              </table:table-cell>
              <table:table-cell office:value-type="float" office:value="-1.575498">
                <text:p>-1.575498</text:p>
              </table:table-cell>
              <table:table-cell office:value-type="float" office:value="0.14947">
                <text:p>0.14947</text:p>
              </table:table-cell>
            </table:table-row>
            <table:table-row>
              <table:table-cell office:value-type="float" office:value="3646">
                <text:p>3650</text:p>
              </table:table-cell>
              <table:table-cell office:value-type="float" office:value="1.431577">
                <text:p>1.431577</text:p>
              </table:table-cell>
              <table:table-cell office:value-type="float" office:value="-2.209991">
                <text:p>-2.209991</text:p>
              </table:table-cell>
              <table:table-cell office:value-type="float" office:value="0.223388">
                <text:p>0.223388</text:p>
              </table:table-cell>
            </table:table-row>
            <table:table-row>
              <table:table-cell office:value-type="float" office:value="3746">
                <text:p>3750</text:p>
              </table:table-cell>
              <table:table-cell office:value-type="float" office:value="1.910247">
                <text:p>1.910247</text:p>
              </table:table-cell>
              <table:table-cell office:value-type="float" office:value="-2.925383">
                <text:p>-2.925383</text:p>
              </table:table-cell>
              <table:table-cell office:value-type="float" office:value="0.315978">
                <text:p>0.315978</text:p>
              </table:table-cell>
            </table:table-row>
            <table:table-row>
              <table:table-cell office:value-type="float" office:value="3846">
                <text:p>3850</text:p>
              </table:table-cell>
              <table:table-cell office:value-type="float" office:value="2.448655">
                <text:p>2.448655</text:p>
              </table:table-cell>
              <table:table-cell office:value-type="float" office:value="-3.710465">
                <text:p>-3.710465</text:p>
              </table:table-cell>
              <table:table-cell office:value-type="float" office:value="0.426849">
                <text:p>0.426849</text:p>
              </table:table-cell>
            </table:table-row>
            <table:table-row>
              <table:table-cell office:value-type="float" office:value="3946">
                <text:p>3950</text:p>
              </table:table-cell>
              <table:table-cell office:value-type="float" office:value="3.043861">
                <text:p>3.043861</text:p>
              </table:table-cell>
              <table:table-cell office:value-type="float" office:value="-4.553591">
                <text:p>-4.553591</text:p>
              </table:table-cell>
              <table:table-cell office:value-type="float" office:value="0.558534">
                <text:p>0.558534</text:p>
              </table:table-cell>
            </table:table-row>
            <table:table-row>
              <table:table-cell office:value-type="float" office:value="4046">
                <text:p>4050</text:p>
              </table:table-cell>
              <table:table-cell office:value-type="float" office:value="3.690768">
                <text:p>3.690768</text:p>
              </table:table-cell>
              <table:table-cell office:value-type="float" office:value="-5.450147">
                <text:p>-5.450147</text:p>
              </table:table-cell>
              <table:table-cell office:value-type="float" office:value="0.710404">
                <text:p>0.710404</text:p>
              </table:table-cell>
            </table:table-row>
            <table:table-row>
              <table:table-cell office:value-type="float" office:value="4146">
                <text:p>4150</text:p>
              </table:table-cell>
              <table:table-cell office:value-type="float" office:value="4.390273">
                <text:p>4.390273</text:p>
              </table:table-cell>
              <table:table-cell office:value-type="float" office:value="-6.393192">
                <text:p>-6.393192</text:p>
              </table:table-cell>
              <table:table-cell office:value-type="float" office:value="0.882013">
                <text:p>0.882013</text:p>
              </table:table-cell>
            </table:table-row>
            <table:table-row>
              <table:table-cell office:value-type="float" office:value="4246">
                <text:p>4250</text:p>
              </table:table-cell>
              <table:table-cell office:value-type="float" office:value="5.151595">
                <text:p>5.151595</text:p>
              </table:table-cell>
              <table:table-cell office:value-type="float" office:value="-7.376038">
                <text:p>-7.376038</text:p>
              </table:table-cell>
              <table:table-cell office:value-type="float" office:value="1.065285">
                <text:p>1.065285</text:p>
              </table:table-cell>
            </table:table-row>
            <table:table-row>
              <table:table-cell office:value-type="float" office:value="4346">
                <text:p>4350</text:p>
              </table:table-cell>
              <table:table-cell office:value-type="float" office:value="5.970586">
                <text:p>5.970586</text:p>
              </table:table-cell>
              <table:table-cell office:value-type="float" office:value="-8.39761">
                <text:p>-8.39761</text:p>
              </table:table-cell>
              <table:table-cell office:value-type="float" office:value="1.261822">
                <text:p>1.261822</text:p>
              </table:table-cell>
            </table:table-row>
            <table:table-row>
              <table:table-cell office:value-type="float" office:value="4445">
                <text:p>4450</text:p>
              </table:table-cell>
              <table:table-cell office:value-type="float" office:value="6.83159">
                <text:p>6.83159</text:p>
              </table:table-cell>
              <table:table-cell office:value-type="float" office:value="-9.440136">
                <text:p>-9.440136</text:p>
              </table:table-cell>
              <table:table-cell office:value-type="float" office:value="1.467268">
                <text:p>1.467268</text:p>
              </table:table-cell>
            </table:table-row>
            <table:table-row>
              <table:table-cell office:value-type="float" office:value="4545">
                <text:p>4550</text:p>
              </table:table-cell>
              <table:table-cell office:value-type="float" office:value="7.748934">
                <text:p>7.748934</text:p>
              </table:table-cell>
              <table:table-cell office:value-type="float" office:value="-10.526484">
                <text:p>-10.526484</text:p>
              </table:table-cell>
              <table:table-cell office:value-type="float" office:value="1.681929">
                <text:p>1.681929</text:p>
              </table:table-cell>
            </table:table-row>
            <table:table-row>
              <table:table-cell office:value-type="float" office:value="4645">
                <text:p>4650</text:p>
              </table:table-cell>
              <table:table-cell office:value-type="float" office:value="8.706984">
                <text:p>8.706984</text:p>
              </table:table-cell>
              <table:table-cell office:value-type="float" office:value="-11.640462">
                <text:p>-11.640462</text:p>
              </table:table-cell>
              <table:table-cell office:value-type="float" office:value="1.900898">
                <text:p>1.900898</text:p>
              </table:table-cell>
            </table:table-row>
            <table:table-row>
              <table:table-cell office:value-type="float" office:value="4745">
                <text:p>4750</text:p>
              </table:table-cell>
              <table:table-cell office:value-type="float" office:value="9.703668">
                <text:p>9.703668</text:p>
              </table:table-cell>
              <table:table-cell office:value-type="float" office:value="-12.775029">
                <text:p>-12.775029</text:p>
              </table:table-cell>
              <table:table-cell office:value-type="float" office:value="2.133471">
                <text:p>2.133471</text:p>
              </table:table-cell>
            </table:table-row>
            <table:table-row>
              <table:table-cell office:value-type="float" office:value="4845">
                <text:p>4850</text:p>
              </table:table-cell>
              <table:table-cell office:value-type="float" office:value="10.73704">
                <text:p>10.73704</text:p>
              </table:table-cell>
              <table:table-cell office:value-type="float" office:value="-13.930779">
                <text:p>-13.930779</text:p>
              </table:table-cell>
              <table:table-cell office:value-type="float" office:value="2.379285">
                <text:p>2.379285</text:p>
              </table:table-cell>
            </table:table-row>
            <table:table-row>
              <table:table-cell office:value-type="float" office:value="4945">
                <text:p>4950</text:p>
              </table:table-cell>
              <table:table-cell office:value-type="float" office:value="11.796185">
                <text:p>11.796185</text:p>
              </table:table-cell>
              <table:table-cell office:value-type="float" office:value="-15.108728">
                <text:p>-15.108728</text:p>
              </table:table-cell>
              <table:table-cell office:value-type="float" office:value="2.640429">
                <text:p>2.640429</text:p>
              </table:table-cell>
            </table:table-row>
            <table:table-row>
              <table:table-cell office:value-type="float" office:value="5045">
                <text:p>5050</text:p>
              </table:table-cell>
              <table:table-cell office:value-type="float" office:value="12.890673">
                <text:p>12.890673</text:p>
              </table:table-cell>
              <table:table-cell office:value-type="float" office:value="-16.30621">
                <text:p>-16.30621</text:p>
              </table:table-cell>
              <table:table-cell office:value-type="float" office:value="2.907597">
                <text:p>2.907597</text:p>
              </table:table-cell>
            </table:table-row>
            <table:table-row>
              <table:table-cell office:value-type="float" office:value="5145">
                <text:p>5150</text:p>
              </table:table-cell>
              <table:table-cell office:value-type="float" office:value="14.01621">
                <text:p>14.01621</text:p>
              </table:table-cell>
              <table:table-cell office:value-type="float" office:value="-17.517113">
                <text:p>-17.517113</text:p>
              </table:table-cell>
              <table:table-cell office:value-type="float" office:value="3.183703">
                <text:p>3.183703</text:p>
              </table:table-cell>
            </table:table-row>
            <table:table-row>
              <table:table-cell office:value-type="float" office:value="5245">
                <text:p>5250</text:p>
              </table:table-cell>
              <table:table-cell office:value-type="float" office:value="15.17296">
                <text:p>15.17296</text:p>
              </table:table-cell>
              <table:table-cell office:value-type="float" office:value="-18.744446">
                <text:p>-18.744446</text:p>
              </table:table-cell>
              <table:table-cell office:value-type="float" office:value="3.480398">
                <text:p>3.480398</text:p>
              </table:table-cell>
            </table:table-row>
            <table:table-row>
              <table:table-cell office:value-type="float" office:value="5345">
                <text:p>5350</text:p>
              </table:table-cell>
              <table:table-cell office:value-type="float" office:value="16.355654">
                <text:p>16.355654</text:p>
              </table:table-cell>
              <table:table-cell office:value-type="float" office:value="-19.984331">
                <text:p>-19.984331</text:p>
              </table:table-cell>
              <table:table-cell office:value-type="float" office:value="3.784461">
                <text:p>3.784461</text:p>
              </table:table-cell>
            </table:table-row>
            <table:table-row>
              <table:table-cell office:value-type="float" office:value="5445">
                <text:p>5450</text:p>
              </table:table-cell>
              <table:table-cell office:value-type="float" office:value="17.565926">
                <text:p>17.565926</text:p>
              </table:table-cell>
              <table:table-cell office:value-type="float" office:value="-21.228622">
                <text:p>-21.228622</text:p>
              </table:table-cell>
              <table:table-cell office:value-type="float" office:value="4.102706">
                <text:p>4.102706</text:p>
              </table:table-cell>
            </table:table-row>
            <table:table-row>
              <table:table-cell office:value-type="float" office:value="5545">
                <text:p>5550</text:p>
              </table:table-cell>
              <table:table-cell office:value-type="float" office:value="18.80554">
                <text:p>18.80554</text:p>
              </table:table-cell>
              <table:table-cell office:value-type="float" office:value="-22.47509">
                <text:p>-22.47509</text:p>
              </table:table-cell>
              <table:table-cell office:value-type="float" office:value="4.430191">
                <text:p>4.430191</text:p>
              </table:table-cell>
            </table:table-row>
            <table:table-row>
              <table:table-cell office:value-type="float" office:value="5645">
                <text:p>5650</text:p>
              </table:table-cell>
              <table:table-cell office:value-type="float" office:value="20.068628">
                <text:p>20.068628</text:p>
              </table:table-cell>
              <table:table-cell office:value-type="float" office:value="-23.727577">
                <text:p>-23.727577</text:p>
              </table:table-cell>
              <table:table-cell office:value-type="float" office:value="4.771471">
                <text:p>4.771471</text:p>
              </table:table-cell>
            </table:table-row>
            <table:table-row>
              <table:table-cell office:value-type="float" office:value="5745">
                <text:p>5750</text:p>
              </table:table-cell>
              <table:table-cell office:value-type="float" office:value="21.354074">
                <text:p>21.354074</text:p>
              </table:table-cell>
              <table:table-cell office:value-type="float" office:value="-24.984118">
                <text:p>-24.984118</text:p>
              </table:table-cell>
              <table:table-cell office:value-type="float" office:value="5.124936">
                <text:p>5.124936</text:p>
              </table:table-cell>
            </table:table-row>
            <table:table-row>
              <table:table-cell office:value-type="float" office:value="5845">
                <text:p>5850</text:p>
              </table:table-cell>
              <table:table-cell office:value-type="float" office:value="22.657309">
                <text:p>22.657309</text:p>
              </table:table-cell>
              <table:table-cell office:value-type="float" office:value="-26.245085">
                <text:p>-26.245085</text:p>
              </table:table-cell>
              <table:table-cell office:value-type="float" office:value="5.494655">
                <text:p>5.494655</text:p>
              </table:table-cell>
            </table:table-row>
            <table:table-row>
              <table:table-cell office:value-type="float" office:value="5945">
                <text:p>5950</text:p>
              </table:table-cell>
              <table:table-cell office:value-type="float" office:value="23.985992">
                <text:p>23.985992</text:p>
              </table:table-cell>
              <table:table-cell office:value-type="float" office:value="-27.505943">
                <text:p>-27.505943</text:p>
              </table:table-cell>
              <table:table-cell office:value-type="float" office:value="5.877463">
                <text:p>5.877463</text:p>
              </table:table-cell>
            </table:table-row>
            <table:table-row>
              <table:table-cell office:value-type="float" office:value="6045">
                <text:p>6050</text:p>
              </table:table-cell>
              <table:table-cell office:value-type="float" office:value="25.345457">
                <text:p>25.345457</text:p>
              </table:table-cell>
              <table:table-cell office:value-type="float" office:value="-28.759861">
                <text:p>-28.759861</text:p>
              </table:table-cell>
              <table:table-cell office:value-type="float" office:value="6.269076">
                <text:p>6.269076</text:p>
              </table:table-cell>
            </table:table-row>
            <table:table-row>
              <table:table-cell office:value-type="float" office:value="6145">
                <text:p>6150</text:p>
              </table:table-cell>
              <table:table-cell office:value-type="float" office:value="26.732878">
                <text:p>26.732878</text:p>
              </table:table-cell>
              <table:table-cell office:value-type="float" office:value="-30.011377">
                <text:p>-30.011377</text:p>
              </table:table-cell>
              <table:table-cell office:value-type="float" office:value="6.678468">
                <text:p>6.678468</text:p>
              </table:table-cell>
            </table:table-row>
            <table:table-row>
              <table:table-cell office:value-type="float" office:value="6244">
                <text:p>6240</text:p>
              </table:table-cell>
              <table:table-cell office:value-type="float" office:value="28.131065">
                <text:p>28.131065</text:p>
              </table:table-cell>
              <table:table-cell office:value-type="float" office:value="-31.248474">
                <text:p>-31.248474</text:p>
              </table:table-cell>
              <table:table-cell office:value-type="float" office:value="7.098504">
                <text:p>7.098504</text:p>
              </table:table-cell>
            </table:table-row>
            <table:table-row>
              <table:table-cell office:value-type="float" office:value="6344">
                <text:p>6340</text:p>
              </table:table-cell>
              <table:table-cell office:value-type="float" office:value="29.561584">
                <text:p>29.561584</text:p>
              </table:table-cell>
              <table:table-cell office:value-type="float" office:value="-32.495026">
                <text:p>-32.495026</text:p>
              </table:table-cell>
              <table:table-cell office:value-type="float" office:value="7.544813">
                <text:p>7.544813</text:p>
              </table:table-cell>
            </table:table-row>
            <table:table-row>
              <table:table-cell office:value-type="float" office:value="6444">
                <text:p>6440</text:p>
              </table:table-cell>
              <table:table-cell office:value-type="float" office:value="31.010756">
                <text:p>31.010756</text:p>
              </table:table-cell>
              <table:table-cell office:value-type="float" office:value="-33.73719">
                <text:p>-33.73719</text:p>
              </table:table-cell>
              <table:table-cell office:value-type="float" office:value="8.00369">
                <text:p>8.00369</text:p>
              </table:table-cell>
            </table:table-row>
            <table:table-row>
              <table:table-cell office:value-type="float" office:value="6544">
                <text:p>6540</text:p>
              </table:table-cell>
              <table:table-cell office:value-type="float" office:value="32.471542">
                <text:p>32.471542</text:p>
              </table:table-cell>
              <table:table-cell office:value-type="float" office:value="-34.966759">
                <text:p>-34.966759</text:p>
              </table:table-cell>
              <table:table-cell office:value-type="float" office:value="8.473589">
                <text:p>8.473589</text:p>
              </table:table-cell>
            </table:table-row>
            <table:table-row>
              <table:table-cell office:value-type="float" office:value="6644">
                <text:p>6640</text:p>
              </table:table-cell>
              <table:table-cell office:value-type="float" office:value="33.94437">
                <text:p>33.94437</text:p>
              </table:table-cell>
              <table:table-cell office:value-type="float" office:value="-36.188129">
                <text:p>-36.188129</text:p>
              </table:table-cell>
              <table:table-cell office:value-type="float" office:value="8.965376">
                <text:p>8.965376</text:p>
              </table:table-cell>
            </table:table-row>
            <table:table-row>
              <table:table-cell office:value-type="float" office:value="6744">
                <text:p>6740</text:p>
              </table:table-cell>
              <table:table-cell office:value-type="float" office:value="35.443378">
                <text:p>35.443378</text:p>
              </table:table-cell>
              <table:table-cell office:value-type="float" office:value="-37.396912">
                <text:p>-37.396912</text:p>
              </table:table-cell>
              <table:table-cell office:value-type="float" office:value="9.468761">
                <text:p>9.468761</text:p>
              </table:table-cell>
            </table:table-row>
            <table:table-row>
              <table:table-cell office:value-type="float" office:value="6844">
                <text:p>6840</text:p>
              </table:table-cell>
              <table:table-cell office:value-type="float" office:value="36.965576">
                <text:p>36.965576</text:p>
              </table:table-cell>
              <table:table-cell office:value-type="float" office:value="-38.594021">
                <text:p>-38.594021</text:p>
              </table:table-cell>
              <table:table-cell office:value-type="float" office:value="9.981967">
                <text:p>9.981967</text:p>
              </table:table-cell>
            </table:table-row>
            <table:table-row>
              <table:table-cell office:value-type="float" office:value="6944">
                <text:p>6940</text:p>
              </table:table-cell>
              <table:table-cell office:value-type="float" office:value="38.517521">
                <text:p>38.517521</text:p>
              </table:table-cell>
              <table:table-cell office:value-type="float" office:value="-39.779995">
                <text:p>-39.779995</text:p>
              </table:table-cell>
              <table:table-cell office:value-type="float" office:value="10.502572">
                <text:p>10.502572</text:p>
              </table:table-cell>
            </table:table-row>
            <table:table-row>
              <table:table-cell office:value-type="float" office:value="7044">
                <text:p>7040</text:p>
              </table:table-cell>
              <table:table-cell office:value-type="float" office:value="40.098736">
                <text:p>40.098736</text:p>
              </table:table-cell>
              <table:table-cell office:value-type="float" office:value="-40.952702">
                <text:p>-40.952702</text:p>
              </table:table-cell>
              <table:table-cell office:value-type="float" office:value="11.039657">
                <text:p>11.039657</text:p>
              </table:table-cell>
            </table:table-row>
            <table:table-row>
              <table:table-cell office:value-type="float" office:value="7144">
                <text:p>7140</text:p>
              </table:table-cell>
              <table:table-cell office:value-type="float" office:value="41.704407">
                <text:p>41.704407</text:p>
              </table:table-cell>
              <table:table-cell office:value-type="float" office:value="-42.110897">
                <text:p>-42.110897</text:p>
              </table:table-cell>
              <table:table-cell office:value-type="float" office:value="11.585685">
                <text:p>11.585685</text:p>
              </table:table-cell>
            </table:table-row>
            <table:table-row>
              <table:table-cell office:value-type="float" office:value="7244">
                <text:p>7240</text:p>
              </table:table-cell>
              <table:table-cell office:value-type="float" office:value="43.34201">
                <text:p>43.34201</text:p>
              </table:table-cell>
              <table:table-cell office:value-type="float" office:value="-43.25634">
                <text:p>-43.25634</text:p>
              </table:table-cell>
              <table:table-cell office:value-type="float" office:value="12.141741">
                <text:p>12.141741</text:p>
              </table:table-cell>
            </table:table-row>
            <table:table-row>
              <table:table-cell office:value-type="float" office:value="7344">
                <text:p>7340</text:p>
              </table:table-cell>
              <table:table-cell office:value-type="float" office:value="45.006035">
                <text:p>45.006035</text:p>
              </table:table-cell>
              <table:table-cell office:value-type="float" office:value="-44.389324">
                <text:p>-44.389324</text:p>
              </table:table-cell>
              <table:table-cell office:value-type="float" office:value="12.715103">
                <text:p>12.715103</text:p>
              </table:table-cell>
            </table:table-row>
            <table:table-row>
              <table:table-cell office:value-type="float" office:value="7444">
                <text:p>7440</text:p>
              </table:table-cell>
              <table:table-cell office:value-type="float" office:value="46.698837">
                <text:p>46.698837</text:p>
              </table:table-cell>
              <table:table-cell office:value-type="float" office:value="-45.512005">
                <text:p>-45.512005</text:p>
              </table:table-cell>
              <table:table-cell office:value-type="float" office:value="13.309422">
                <text:p>13.309422</text:p>
              </table:table-cell>
            </table:table-row>
            <table:table-row>
              <table:table-cell office:value-type="float" office:value="7544">
                <text:p>7540</text:p>
              </table:table-cell>
              <table:table-cell office:value-type="float" office:value="48.421185">
                <text:p>48.421185</text:p>
              </table:table-cell>
              <table:table-cell office:value-type="float" office:value="-46.6227">
                <text:p>-46.6227</text:p>
              </table:table-cell>
              <table:table-cell office:value-type="float" office:value="13.915524">
                <text:p>13.915524</text:p>
              </table:table-cell>
            </table:table-row>
            <table:table-row>
              <table:table-cell office:value-type="float" office:value="7644">
                <text:p>7640</text:p>
              </table:table-cell>
              <table:table-cell office:value-type="float" office:value="50.170918">
                <text:p>50.170918</text:p>
              </table:table-cell>
              <table:table-cell office:value-type="float" office:value="-47.721382">
                <text:p>-47.721382</text:p>
              </table:table-cell>
              <table:table-cell office:value-type="float" office:value="14.533989">
                <text:p>14.533989</text:p>
              </table:table-cell>
            </table:table-row>
            <table:table-row>
              <table:table-cell office:value-type="float" office:value="7744">
                <text:p>7740</text:p>
              </table:table-cell>
              <table:table-cell office:value-type="float" office:value="51.942329">
                <text:p>51.942329</text:p>
              </table:table-cell>
              <table:table-cell office:value-type="float" office:value="-48.810009">
                <text:p>-48.810009</text:p>
              </table:table-cell>
              <table:table-cell office:value-type="float" office:value="15.168442">
                <text:p>15.168442</text:p>
              </table:table-cell>
            </table:table-row>
            <table:table-row>
              <table:table-cell office:value-type="float" office:value="7844">
                <text:p>7840</text:p>
              </table:table-cell>
              <table:table-cell office:value-type="float" office:value="53.738316">
                <text:p>53.738316</text:p>
              </table:table-cell>
              <table:table-cell office:value-type="float" office:value="-49.894115">
                <text:p>-49.894115</text:p>
              </table:table-cell>
              <table:table-cell office:value-type="float" office:value="15.814763">
                <text:p>15.814763</text:p>
              </table:table-cell>
            </table:table-row>
            <table:table-row>
              <table:table-cell office:value-type="float" office:value="7943">
                <text:p>7940</text:p>
              </table:table-cell>
              <table:table-cell office:value-type="float" office:value="55.537613">
                <text:p>55.537613</text:p>
              </table:table-cell>
              <table:table-cell office:value-type="float" office:value="-50.957497">
                <text:p>-50.957497</text:p>
              </table:table-cell>
              <table:table-cell office:value-type="float" office:value="16.459633">
                <text:p>16.459633</text:p>
              </table:table-cell>
            </table:table-row>
            <table:table-row>
              <table:table-cell office:value-type="float" office:value="8043">
                <text:p>8040</text:p>
              </table:table-cell>
              <table:table-cell office:value-type="float" office:value="57.377972">
                <text:p>57.377972</text:p>
              </table:table-cell>
              <table:table-cell office:value-type="float" office:value="-52.022369">
                <text:p>-52.022369</text:p>
              </table:table-cell>
              <table:table-cell office:value-type="float" office:value="17.120991">
                <text:p>17.120991</text:p>
              </table:table-cell>
            </table:table-row>
            <table:table-row>
              <table:table-cell office:value-type="float" office:value="8143">
                <text:p>8140</text:p>
              </table:table-cell>
              <table:table-cell office:value-type="float" office:value="59.239532">
                <text:p>59.239532</text:p>
              </table:table-cell>
              <table:table-cell office:value-type="float" office:value="-53.082039">
                <text:p>-53.082039</text:p>
              </table:table-cell>
              <table:table-cell office:value-type="float" office:value="17.791079">
                <text:p>17.791079</text:p>
              </table:table-cell>
            </table:table-row>
            <table:table-row>
              <table:table-cell office:value-type="float" office:value="8243">
                <text:p>8240</text:p>
              </table:table-cell>
              <table:table-cell office:value-type="float" office:value="61.13171">
                <text:p>61.13171</text:p>
              </table:table-cell>
              <table:table-cell office:value-type="float" office:value="-54.129253">
                <text:p>-54.129253</text:p>
              </table:table-cell>
              <table:table-cell office:value-type="float" office:value="18.476925">
                <text:p>18.476925</text:p>
              </table:table-cell>
            </table:table-row>
            <table:table-row>
              <table:table-cell office:value-type="float" office:value="8343">
                <text:p>8340</text:p>
              </table:table-cell>
              <table:table-cell office:value-type="float" office:value="63.060211">
                <text:p>63.060211</text:p>
              </table:table-cell>
              <table:table-cell office:value-type="float" office:value="-55.160789">
                <text:p>-55.160789</text:p>
              </table:table-cell>
              <table:table-cell office:value-type="float" office:value="19.165983">
                <text:p>19.165983</text:p>
              </table:table-cell>
            </table:table-row>
            <table:table-row>
              <table:table-cell office:value-type="float" office:value="8443">
                <text:p>8440</text:p>
              </table:table-cell>
              <table:table-cell office:value-type="float" office:value="65.013428">
                <text:p>65.013428</text:p>
              </table:table-cell>
              <table:table-cell office:value-type="float" office:value="-56.175987">
                <text:p>-56.175987</text:p>
              </table:table-cell>
              <table:table-cell office:value-type="float" office:value="19.861946">
                <text:p>19.861946</text:p>
              </table:table-cell>
            </table:table-row>
            <table:table-row>
              <table:table-cell office:value-type="float" office:value="8543">
                <text:p>8540</text:p>
              </table:table-cell>
              <table:table-cell office:value-type="float" office:value="66.994286">
                <text:p>66.994286</text:p>
              </table:table-cell>
              <table:table-cell office:value-type="float" office:value="-57.180317">
                <text:p>-57.180317</text:p>
              </table:table-cell>
              <table:table-cell office:value-type="float" office:value="20.554546">
                <text:p>20.554546</text:p>
              </table:table-cell>
            </table:table-row>
            <table:table-row>
              <table:table-cell office:value-type="float" office:value="8643">
                <text:p>8640</text:p>
              </table:table-cell>
              <table:table-cell office:value-type="float" office:value="69.001396">
                <text:p>69.001396</text:p>
              </table:table-cell>
              <table:table-cell office:value-type="float" office:value="-58.17588">
                <text:p>-58.17588</text:p>
              </table:table-cell>
              <table:table-cell office:value-type="float" office:value="21.251524">
                <text:p>21.251524</text:p>
              </table:table-cell>
            </table:table-row>
            <table:table-row>
              <table:table-cell office:value-type="float" office:value="8743">
                <text:p>8740</text:p>
              </table:table-cell>
              <table:table-cell office:value-type="float" office:value="71.033852">
                <text:p>71.033852</text:p>
              </table:table-cell>
              <table:table-cell office:value-type="float" office:value="-59.159706">
                <text:p>-59.159706</text:p>
              </table:table-cell>
              <table:table-cell office:value-type="float" office:value="21.954285">
                <text:p>21.954285</text:p>
              </table:table-cell>
            </table:table-row>
            <table:table-row>
              <table:table-cell office:value-type="float" office:value="8843">
                <text:p>8840</text:p>
              </table:table-cell>
              <table:table-cell office:value-type="float" office:value="73.090012">
                <text:p>73.090012</text:p>
              </table:table-cell>
              <table:table-cell office:value-type="float" office:value="-60.130333">
                <text:p>-60.130333</text:p>
              </table:table-cell>
              <table:table-cell office:value-type="float" office:value="22.675283">
                <text:p>22.675283</text:p>
              </table:table-cell>
            </table:table-row>
            <table:table-row>
              <table:table-cell office:value-type="float" office:value="8943">
                <text:p>8940</text:p>
              </table:table-cell>
              <table:table-cell office:value-type="float" office:value="75.171814">
                <text:p>75.171814</text:p>
              </table:table-cell>
              <table:table-cell office:value-type="float" office:value="-61.086761">
                <text:p>-61.086761</text:p>
              </table:table-cell>
              <table:table-cell office:value-type="float" office:value="23.40756">
                <text:p>23.40756</text:p>
              </table:table-cell>
            </table:table-row>
            <table:table-row>
              <table:table-cell office:value-type="float" office:value="9043">
                <text:p>9040</text:p>
              </table:table-cell>
              <table:table-cell office:value-type="float" office:value="77.283356">
                <text:p>77.283356</text:p>
              </table:table-cell>
              <table:table-cell office:value-type="float" office:value="-62.037922">
                <text:p>-62.037922</text:p>
              </table:table-cell>
              <table:table-cell office:value-type="float" office:value="24.151358">
                <text:p>24.151358</text:p>
              </table:table-cell>
            </table:table-row>
            <table:table-row>
              <table:table-cell office:value-type="float" office:value="9143">
                <text:p>9140</text:p>
              </table:table-cell>
              <table:table-cell office:value-type="float" office:value="79.426865">
                <text:p>79.426865</text:p>
              </table:table-cell>
              <table:table-cell office:value-type="float" office:value="-62.982029">
                <text:p>-62.982029</text:p>
              </table:table-cell>
              <table:table-cell office:value-type="float" office:value="24.906984">
                <text:p>24.906984</text:p>
              </table:table-cell>
            </table:table-row>
            <table:table-row>
              <table:table-cell office:value-type="float" office:value="9243">
                <text:p>9240</text:p>
              </table:table-cell>
              <table:table-cell office:value-type="float" office:value="81.598557">
                <text:p>81.598557</text:p>
              </table:table-cell>
              <table:table-cell office:value-type="float" office:value="-63.915981">
                <text:p>-63.915981</text:p>
              </table:table-cell>
              <table:table-cell office:value-type="float" office:value="25.671864">
                <text:p>25.671864</text:p>
              </table:table-cell>
            </table:table-row>
            <table:table-row>
              <table:table-cell office:value-type="float" office:value="9343">
                <text:p>9340</text:p>
              </table:table-cell>
              <table:table-cell office:value-type="float" office:value="83.797112">
                <text:p>83.797112</text:p>
              </table:table-cell>
              <table:table-cell office:value-type="float" office:value="-64.83284">
                <text:p>-64.83284</text:p>
              </table:table-cell>
              <table:table-cell office:value-type="float" office:value="26.445461">
                <text:p>26.445461</text:p>
              </table:table-cell>
            </table:table-row>
            <table:table-row>
              <table:table-cell office:value-type="float" office:value="9443">
                <text:p>9440</text:p>
              </table:table-cell>
              <table:table-cell office:value-type="float" office:value="86.019302">
                <text:p>86.019302</text:p>
              </table:table-cell>
              <table:table-cell office:value-type="float" office:value="-65.739571">
                <text:p>-65.739571</text:p>
              </table:table-cell>
              <table:table-cell office:value-type="float" office:value="27.229214">
                <text:p>27.229214</text:p>
              </table:table-cell>
            </table:table-row>
            <table:table-row>
              <table:table-cell office:value-type="float" office:value="9543">
                <text:p>9540</text:p>
              </table:table-cell>
              <table:table-cell office:value-type="float" office:value="88.269203">
                <text:p>88.269203</text:p>
              </table:table-cell>
              <table:table-cell office:value-type="float" office:value="-66.636513">
                <text:p>-66.636513</text:p>
              </table:table-cell>
              <table:table-cell office:value-type="float" office:value="28.022367">
                <text:p>28.022367</text:p>
              </table:table-cell>
            </table:table-row>
            <table:table-row>
              <table:table-cell office:value-type="float" office:value="9643">
                <text:p>9640</text:p>
              </table:table-cell>
              <table:table-cell office:value-type="float" office:value="90.545197">
                <text:p>90.545197</text:p>
              </table:table-cell>
              <table:table-cell office:value-type="float" office:value="-67.525467">
                <text:p>-67.525467</text:p>
              </table:table-cell>
              <table:table-cell office:value-type="float" office:value="28.812855">
                <text:p>28.812855</text:p>
              </table:table-cell>
            </table:table-row>
            <table:table-row>
              <table:table-cell office:value-type="float" office:value="9742">
                <text:p>9740</text:p>
              </table:table-cell>
              <table:table-cell office:value-type="float" office:value="92.823669">
                <text:p>92.823669</text:p>
              </table:table-cell>
              <table:table-cell office:value-type="float" office:value="-68.394318">
                <text:p>-68.394318</text:p>
              </table:table-cell>
              <table:table-cell office:value-type="float" office:value="29.603334">
                <text:p>29.603334</text:p>
              </table:table-cell>
            </table:table-row>
            <table:table-row>
              <table:table-cell office:value-type="float" office:value="9842">
                <text:p>9840</text:p>
              </table:table-cell>
              <table:table-cell office:value-type="float" office:value="95.152588">
                <text:p>95.152588</text:p>
              </table:table-cell>
              <table:table-cell office:value-type="float" office:value="-69.265282">
                <text:p>-69.265282</text:p>
              </table:table-cell>
              <table:table-cell office:value-type="float" office:value="30.405449">
                <text:p>30.405449</text:p>
              </table:table-cell>
            </table:table-row>
            <table:table-row>
              <table:table-cell office:value-type="float" office:value="9942">
                <text:p>9940</text:p>
              </table:table-cell>
              <table:table-cell office:value-type="float" office:value="97.507881">
                <text:p>97.507881</text:p>
              </table:table-cell>
              <table:table-cell office:value-type="float" office:value="-70.133865">
                <text:p>-70.133865</text:p>
              </table:table-cell>
              <table:table-cell office:value-type="float" office:value="31.209999">
                <text:p>31.209999</text:p>
              </table:table-cell>
            </table:table-row>
            <table:table-row>
              <table:table-cell office:value-type="float" office:value="10042">
                <text:p>10040</text:p>
              </table:table-cell>
              <table:table-cell office:value-type="float" office:value="99.896194">
                <text:p>99.896194</text:p>
              </table:table-cell>
              <table:table-cell office:value-type="float" office:value="-70.984177">
                <text:p>-70.984177</text:p>
              </table:table-cell>
              <table:table-cell office:value-type="float" office:value="32.022648">
                <text:p>32.022648</text:p>
              </table:table-cell>
            </table:table-row>
            <table:table-row>
              <table:table-cell office:value-type="float" office:value="10142">
                <text:p>10140</text:p>
              </table:table-cell>
              <table:table-cell office:value-type="float" office:value="102.315781">
                <text:p>102.315781</text:p>
              </table:table-cell>
              <table:table-cell office:value-type="float" office:value="-71.818794">
                <text:p>-71.818794</text:p>
              </table:table-cell>
              <table:table-cell office:value-type="float" office:value="32.83667">
                <text:p>32.83667</text:p>
              </table:table-cell>
            </table:table-row>
            <table:table-row>
              <table:table-cell office:value-type="float" office:value="10242">
                <text:p>10240</text:p>
              </table:table-cell>
              <table:table-cell office:value-type="float" office:value="104.760323">
                <text:p>104.760323</text:p>
              </table:table-cell>
              <table:table-cell office:value-type="float" office:value="-72.64579">
                <text:p>-72.64579</text:p>
              </table:table-cell>
              <table:table-cell office:value-type="float" office:value="33.662369">
                <text:p>33.662369</text:p>
              </table:table-cell>
            </table:table-row>
            <table:table-row>
              <table:table-cell office:value-type="float" office:value="10342">
                <text:p>10340</text:p>
              </table:table-cell>
              <table:table-cell office:value-type="float" office:value="107.2248">
                <text:p>107.2248</text:p>
              </table:table-cell>
              <table:table-cell office:value-type="float" office:value="-73.459274">
                <text:p>-73.459274</text:p>
              </table:table-cell>
              <table:table-cell office:value-type="float" office:value="34.495888">
                <text:p>34.495888</text:p>
              </table:table-cell>
            </table:table-row>
            <table:table-row>
              <table:table-cell office:value-type="float" office:value="10442">
                <text:p>10440</text:p>
              </table:table-cell>
              <table:table-cell office:value-type="float" office:value="109.709999">
                <text:p>109.709999</text:p>
              </table:table-cell>
              <table:table-cell office:value-type="float" office:value="-74.269691">
                <text:p>-74.269691</text:p>
              </table:table-cell>
              <table:table-cell office:value-type="float" office:value="35.339817">
                <text:p>35.339817</text:p>
              </table:table-cell>
            </table:table-row>
            <table:table-row>
              <table:table-cell office:value-type="float" office:value="10542">
                <text:p>10540</text:p>
              </table:table-cell>
              <table:table-cell office:value-type="float" office:value="112.223587">
                <text:p>112.223587</text:p>
              </table:table-cell>
              <table:table-cell office:value-type="float" office:value="-75.081779">
                <text:p>-75.081779</text:p>
              </table:table-cell>
              <table:table-cell office:value-type="float" office:value="36.189445">
                <text:p>36.189445</text:p>
              </table:table-cell>
            </table:table-row>
            <table:table-row>
              <table:table-cell office:value-type="float" office:value="10642">
                <text:p>10640</text:p>
              </table:table-cell>
              <table:table-cell office:value-type="float" office:value="114.758339">
                <text:p>114.758339</text:p>
              </table:table-cell>
              <table:table-cell office:value-type="float" office:value="-75.892189">
                <text:p>-75.892189</text:p>
              </table:table-cell>
              <table:table-cell office:value-type="float" office:value="37.040405">
                <text:p>37.040405</text:p>
              </table:table-cell>
            </table:table-row>
            <table:table-row>
              <table:table-cell office:value-type="float" office:value="10742">
                <text:p>10740</text:p>
              </table:table-cell>
              <table:table-cell office:value-type="float" office:value="117.319572">
                <text:p>117.319572</text:p>
              </table:table-cell>
              <table:table-cell office:value-type="float" office:value="-76.697502">
                <text:p>-76.697502</text:p>
              </table:table-cell>
              <table:table-cell office:value-type="float" office:value="37.899822">
                <text:p>37.899822</text:p>
              </table:table-cell>
            </table:table-row>
            <table:table-row>
              <table:table-cell office:value-type="float" office:value="10842">
                <text:p>10840</text:p>
              </table:table-cell>
              <table:table-cell office:value-type="float" office:value="119.90329">
                <text:p>119.90329</text:p>
              </table:table-cell>
              <table:table-cell office:value-type="float" office:value="-77.498421">
                <text:p>-77.498421</text:p>
              </table:table-cell>
              <table:table-cell office:value-type="float" office:value="38.768387">
                <text:p>38.768387</text:p>
              </table:table-cell>
            </table:table-row>
            <table:table-row>
              <table:table-cell office:value-type="float" office:value="10942">
                <text:p>10940</text:p>
              </table:table-cell>
              <table:table-cell office:value-type="float" office:value="122.508369">
                <text:p>122.508369</text:p>
              </table:table-cell>
              <table:table-cell office:value-type="float" office:value="-78.300972">
                <text:p>-78.300972</text:p>
              </table:table-cell>
              <table:table-cell office:value-type="float" office:value="39.654011">
                <text:p>39.654011</text:p>
              </table:table-cell>
            </table:table-row>
            <table:table-row>
              <table:table-cell office:value-type="float" office:value="11042">
                <text:p>11040</text:p>
              </table:table-cell>
              <table:table-cell office:value-type="float" office:value="125.139259">
                <text:p>125.139259</text:p>
              </table:table-cell>
              <table:table-cell office:value-type="float" office:value="-79.103943">
                <text:p>-79.103943</text:p>
              </table:table-cell>
              <table:table-cell office:value-type="float" office:value="40.556591">
                <text:p>40.556591</text:p>
              </table:table-cell>
            </table:table-row>
            <table:table-row>
              <table:table-cell office:value-type="float" office:value="11142">
                <text:p>11140</text:p>
              </table:table-cell>
              <table:table-cell office:value-type="float" office:value="127.797081">
                <text:p>127.797081</text:p>
              </table:table-cell>
              <table:table-cell office:value-type="float" office:value="-79.911873">
                <text:p>-79.911873</text:p>
              </table:table-cell>
              <table:table-cell office:value-type="float" office:value="41.466816">
                <text:p>41.466816</text:p>
              </table:table-cell>
            </table:table-row>
            <table:table-row>
              <table:table-cell office:value-type="float" office:value="11242">
                <text:p>11240</text:p>
              </table:table-cell>
              <table:table-cell office:value-type="float" office:value="130.476898">
                <text:p>130.476898</text:p>
              </table:table-cell>
              <table:table-cell office:value-type="float" office:value="-80.718079">
                <text:p>-80.718079</text:p>
              </table:table-cell>
              <table:table-cell office:value-type="float" office:value="42.387272">
                <text:p>42.387272</text:p>
              </table:table-cell>
            </table:table-row>
            <table:table-row>
              <table:table-cell office:value-type="float" office:value="11342">
                <text:p>11340</text:p>
              </table:table-cell>
              <table:table-cell office:value-type="float" office:value="133.178848">
                <text:p>133.178848</text:p>
              </table:table-cell>
              <table:table-cell office:value-type="float" office:value="-81.522835">
                <text:p>-81.522835</text:p>
              </table:table-cell>
              <table:table-cell office:value-type="float" office:value="43.318382">
                <text:p>43.318382</text:p>
              </table:table-cell>
            </table:table-row>
            <table:table-row>
              <table:table-cell office:value-type="float" office:value="11442">
                <text:p>11440</text:p>
              </table:table-cell>
              <table:table-cell office:value-type="float" office:value="135.903275">
                <text:p>135.903275</text:p>
              </table:table-cell>
              <table:table-cell office:value-type="float" office:value="-82.320663">
                <text:p>-82.320663</text:p>
              </table:table-cell>
              <table:table-cell office:value-type="float" office:value="44.255039">
                <text:p>44.255039</text:p>
              </table:table-cell>
            </table:table-row>
            <table:table-row>
              <table:table-cell office:value-type="float" office:value="11541">
                <text:p>11540</text:p>
              </table:table-cell>
              <table:table-cell office:value-type="float" office:value="138.615005">
                <text:p>138.615005</text:p>
              </table:table-cell>
              <table:table-cell office:value-type="float" office:value="-83.107292">
                <text:p>-83.107292</text:p>
              </table:table-cell>
              <table:table-cell office:value-type="float" office:value="45.187519">
                <text:p>45.187519</text:p>
              </table:table-cell>
            </table:table-row>
            <table:table-row>
              <table:table-cell office:value-type="float" office:value="11641">
                <text:p>11640</text:p>
              </table:table-cell>
              <table:table-cell office:value-type="float" office:value="141.378052">
                <text:p>141.378052</text:p>
              </table:table-cell>
              <table:table-cell office:value-type="float" office:value="-83.898392">
                <text:p>-83.898392</text:p>
              </table:table-cell>
              <table:table-cell office:value-type="float" office:value="46.147369">
                <text:p>46.147369</text:p>
              </table:table-cell>
            </table:table-row>
            <table:table-row>
              <table:table-cell office:value-type="float" office:value="11741">
                <text:p>11740</text:p>
              </table:table-cell>
              <table:table-cell office:value-type="float" office:value="144.159592">
                <text:p>144.159592</text:p>
              </table:table-cell>
              <table:table-cell office:value-type="float" office:value="-84.685455">
                <text:p>-84.685455</text:p>
              </table:table-cell>
              <table:table-cell office:value-type="float" office:value="47.115215">
                <text:p>47.115215</text:p>
              </table:table-cell>
            </table:table-row>
            <table:table-row>
              <table:table-cell office:value-type="float" office:value="11841">
                <text:p>11840</text:p>
              </table:table-cell>
              <table:table-cell office:value-type="float" office:value="146.960342">
                <text:p>146.960342</text:p>
              </table:table-cell>
              <table:table-cell office:value-type="float" office:value="-85.468819">
                <text:p>-85.468819</text:p>
              </table:table-cell>
              <table:table-cell office:value-type="float" office:value="48.078262">
                <text:p>48.078262</text:p>
              </table:table-cell>
            </table:table-row>
            <table:table-row>
              <table:table-cell office:value-type="float" office:value="11941">
                <text:p>11940</text:p>
              </table:table-cell>
              <table:table-cell office:value-type="float" office:value="149.784744">
                <text:p>149.784744</text:p>
              </table:table-cell>
              <table:table-cell office:value-type="float" office:value="-86.250946">
                <text:p>-86.250946</text:p>
              </table:table-cell>
              <table:table-cell office:value-type="float" office:value="49.045525">
                <text:p>49.045525</text:p>
              </table:table-cell>
            </table:table-row>
            <table:table-row>
              <table:table-cell office:value-type="float" office:value="12041">
                <text:p>12040</text:p>
              </table:table-cell>
              <table:table-cell office:value-type="float" office:value="152.635635">
                <text:p>152.635635</text:p>
              </table:table-cell>
              <table:table-cell office:value-type="float" office:value="-87.034637">
                <text:p>-87.034637</text:p>
              </table:table-cell>
              <table:table-cell office:value-type="float" office:value="50.011181">
                <text:p>50.0111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